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693in"/>
    </style:style>
    <style:style style:name="co2" style:family="table-column">
      <style:table-column-properties fo:break-before="auto" style:column-width="3.048in"/>
    </style:style>
    <style:style style:name="co3" style:family="table-column">
      <style:table-column-properties fo:break-before="auto" style:column-width="3.09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3272in" svg:height="4.6839in" svg:x="13.1957in" svg:y="0.6878in">
            <draw:object draw:notify-on-update-of-ranges="Sheet1.A4:Sheet1.A155 Sheet1.B4:Sheet1.B155 Sheet1.D4:Sheet1.D299 Sheet1.C4:Sheet1.C2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omparison of APT2012SURCK I-V Curves from (1) Datasheet via digitization with Engauge v12.1 and (2) Ltspice model .MODEL APT2012SURCK D (IS=4.291886e-17 RS=2.353504 N=2.186609 EG=1.405 CJO=35p BV=5 IBV=10u) found by fitting the diode equation to the digitized datasheet I-V curve values.</text:p>
          </table:table-cell>
          <table:covered-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PT2012SURCK Datasheet VF (V) @ 298.15K</text:p>
          </table:table-cell>
          <table:table-cell office:value-type="string" calcext:value-type="string">
            <text:p>AP2012SURCK Datasheet IF (mA) @ 298.15K</text:p>
          </table:table-cell>
          <table:table-cell office:value-type="string" calcext:value-type="string">
            <text:p>APT2012SURCK Simulation VF (V) @ 298.15K</text:p>
          </table:table-cell>
          <table:table-cell office:value-type="string" calcext:value-type="string">
            <text:p>AP2012SURCK Simulation IF (mA) @ 298.15K</text:p>
          </table:table-cell>
        </table:table-row>
        <table:table-row table:style-name="ro2">
          <table:table-cell office:value-type="float" office:value="1.68875" calcext:value-type="float">
            <text:p>1.68875</text:p>
          </table:table-cell>
          <table:table-cell office:value-type="float" office:value="0.4134" calcext:value-type="float">
            <text:p>0.4134</text:p>
          </table:table-cell>
          <table:table-cell office:value-type="float" office:value="1.688" calcext:value-type="float">
            <text:p>1.688</text:p>
          </table:table-cell>
          <table:table-cell office:value-type="float" office:value="0.3963583" calcext:value-type="float">
            <text:p>0.3963583</text:p>
          </table:table-cell>
        </table:table-row>
        <table:table-row table:style-name="ro2">
          <table:table-cell office:value-type="float" office:value="1.69816" calcext:value-type="float">
            <text:p>1.69816</text:p>
          </table:table-cell>
          <table:table-cell office:value-type="float" office:value="0.5186" calcext:value-type="float">
            <text:p>0.5186</text:p>
          </table:table-cell>
          <table:table-cell office:value-type="float" office:value="1.689" calcext:value-type="float">
            <text:p>1.689</text:p>
          </table:table-cell>
          <table:table-cell office:value-type="float" office:value="0.4033584" calcext:value-type="float">
            <text:p>0.4033584</text:p>
          </table:table-cell>
        </table:table-row>
        <table:table-row table:style-name="ro2">
          <table:table-cell office:value-type="float" office:value="1.70633" calcext:value-type="float">
            <text:p>1.70633</text:p>
          </table:table-cell>
          <table:table-cell office:value-type="float" office:value="0.5902" calcext:value-type="float">
            <text:p>0.5902</text:p>
          </table:table-cell>
          <table:table-cell office:value-type="float" office:value="1.69" calcext:value-type="float">
            <text:p>1.69</text:p>
          </table:table-cell>
          <table:table-cell office:value-type="float" office:value="0.4104799" calcext:value-type="float">
            <text:p>0.4104799</text:p>
          </table:table-cell>
        </table:table-row>
        <table:table-row table:style-name="ro2">
          <table:table-cell office:value-type="float" office:value="1.71333" calcext:value-type="float">
            <text:p>1.71333</text:p>
          </table:table-cell>
          <table:table-cell office:value-type="float" office:value="0.6575" calcext:value-type="float">
            <text:p>0.6575</text:p>
          </table:table-cell>
          <table:table-cell office:value-type="float" office:value="1.691" calcext:value-type="float">
            <text:p>1.691</text:p>
          </table:table-cell>
          <table:table-cell office:value-type="float" office:value="0.4177251" calcext:value-type="float">
            <text:p>0.4177251</text:p>
          </table:table-cell>
        </table:table-row>
        <table:table-row table:style-name="ro2">
          <table:table-cell office:value-type="float" office:value="1.71995" calcext:value-type="float">
            <text:p>1.71995</text:p>
          </table:table-cell>
          <table:table-cell office:value-type="float" office:value="0.7543" calcext:value-type="float">
            <text:p>0.7543</text:p>
          </table:table-cell>
          <table:table-cell office:value-type="float" office:value="1.692" calcext:value-type="float">
            <text:p>1.692</text:p>
          </table:table-cell>
          <table:table-cell office:value-type="float" office:value="0.4250959" calcext:value-type="float">
            <text:p>0.4250959</text:p>
          </table:table-cell>
        </table:table-row>
        <table:table-row table:style-name="ro2">
          <table:table-cell office:value-type="float" office:value="1.7251" calcext:value-type="float">
            <text:p>1.7251</text:p>
          </table:table-cell>
          <table:table-cell office:value-type="float" office:value="0.8449" calcext:value-type="float">
            <text:p>0.8449</text:p>
          </table:table-cell>
          <table:table-cell office:value-type="float" office:value="1.693" calcext:value-type="float">
            <text:p>1.693</text:p>
          </table:table-cell>
          <table:table-cell office:value-type="float" office:value="0.4325945" calcext:value-type="float">
            <text:p>0.4325945</text:p>
          </table:table-cell>
        </table:table-row>
        <table:table-row table:style-name="ro2">
          <table:table-cell office:value-type="float" office:value="1.73049" calcext:value-type="float">
            <text:p>1.73049</text:p>
          </table:table-cell>
          <table:table-cell office:value-type="float" office:value="0.9615" calcext:value-type="float">
            <text:p>0.9615</text:p>
          </table:table-cell>
          <table:table-cell office:value-type="float" office:value="1.694" calcext:value-type="float">
            <text:p>1.694</text:p>
          </table:table-cell>
          <table:table-cell office:value-type="float" office:value="0.4402229" calcext:value-type="float">
            <text:p>0.4402229</text:p>
          </table:table-cell>
        </table:table-row>
        <table:table-row table:style-name="ro2">
          <table:table-cell office:value-type="float" office:value="1.73667" calcext:value-type="float">
            <text:p>1.73667</text:p>
          </table:table-cell>
          <table:table-cell office:value-type="float" office:value="1.0887" calcext:value-type="float">
            <text:p>1.0887</text:p>
          </table:table-cell>
          <table:table-cell office:value-type="float" office:value="1.695" calcext:value-type="float">
            <text:p>1.695</text:p>
          </table:table-cell>
          <table:table-cell office:value-type="float" office:value="0.4479834" calcext:value-type="float">
            <text:p>0.4479834</text:p>
          </table:table-cell>
        </table:table-row>
        <table:table-row table:style-name="ro2">
          <table:table-cell office:value-type="float" office:value="1.74147" calcext:value-type="float">
            <text:p>1.74147</text:p>
          </table:table-cell>
          <table:table-cell office:value-type="float" office:value="1.1894" calcext:value-type="float">
            <text:p>1.1894</text:p>
          </table:table-cell>
          <table:table-cell office:value-type="float" office:value="1.696" calcext:value-type="float">
            <text:p>1.696</text:p>
          </table:table-cell>
          <table:table-cell office:value-type="float" office:value="0.4558781" calcext:value-type="float">
            <text:p>0.4558781</text:p>
          </table:table-cell>
        </table:table-row>
        <table:table-row table:style-name="ro2">
          <table:table-cell office:value-type="float" office:value="1.7452" calcext:value-type="float">
            <text:p>1.7452</text:p>
          </table:table-cell>
          <table:table-cell office:value-type="float" office:value="1.2742" calcext:value-type="float">
            <text:p>1.2742</text:p>
          </table:table-cell>
          <table:table-cell office:value-type="float" office:value="1.697" calcext:value-type="float">
            <text:p>1.697</text:p>
          </table:table-cell>
          <table:table-cell office:value-type="float" office:value="0.4639093" calcext:value-type="float">
            <text:p>0.4639093</text:p>
          </table:table-cell>
        </table:table-row>
        <table:table-row table:style-name="ro2">
          <table:table-cell office:value-type="float" office:value="1.74932" calcext:value-type="float">
            <text:p>1.74932</text:p>
          </table:table-cell>
          <table:table-cell office:value-type="float" office:value="1.3802" calcext:value-type="float">
            <text:p>1.3802</text:p>
          </table:table-cell>
          <table:table-cell office:value-type="float" office:value="1.698" calcext:value-type="float">
            <text:p>1.698</text:p>
          </table:table-cell>
          <table:table-cell office:value-type="float" office:value="0.4720792" calcext:value-type="float">
            <text:p>0.4720792</text:p>
          </table:table-cell>
        </table:table-row>
        <table:table-row table:style-name="ro2">
          <table:table-cell office:value-type="float" office:value="1.75275" calcext:value-type="float">
            <text:p>1.75275</text:p>
          </table:table-cell>
          <table:table-cell office:value-type="float" office:value="1.4968" calcext:value-type="float">
            <text:p>1.4968</text:p>
          </table:table-cell>
          <table:table-cell office:value-type="float" office:value="1.699" calcext:value-type="float">
            <text:p>1.699</text:p>
          </table:table-cell>
          <table:table-cell office:value-type="float" office:value="0.4803902" calcext:value-type="float">
            <text:p>0.4803902</text:p>
          </table:table-cell>
        </table:table-row>
        <table:table-row table:style-name="ro2">
          <table:table-cell office:value-type="float" office:value="1.75608" calcext:value-type="float">
            <text:p>1.75608</text:p>
          </table:table-cell>
          <table:table-cell office:value-type="float" office:value="1.6028" calcext:value-type="float">
            <text:p>1.6028</text:p>
          </table:table-cell>
          <table:table-cell office:value-type="float" office:value="1.7" calcext:value-type="float">
            <text:p>1.7</text:p>
          </table:table-cell>
          <table:table-cell office:value-type="float" office:value="0.4888445" calcext:value-type="float">
            <text:p>0.4888445</text:p>
          </table:table-cell>
        </table:table-row>
        <table:table-row table:style-name="ro2">
          <table:table-cell office:value-type="float" office:value="1.75981" calcext:value-type="float">
            <text:p>1.75981</text:p>
          </table:table-cell>
          <table:table-cell office:value-type="float" office:value="1.7141" calcext:value-type="float">
            <text:p>1.7141</text:p>
          </table:table-cell>
          <table:table-cell office:value-type="float" office:value="1.701" calcext:value-type="float">
            <text:p>1.701</text:p>
          </table:table-cell>
          <table:table-cell office:value-type="float" office:value="0.4974446" calcext:value-type="float">
            <text:p>0.4974446</text:p>
          </table:table-cell>
        </table:table-row>
        <table:table-row table:style-name="ro2">
          <table:table-cell office:value-type="float" office:value="1.76363" calcext:value-type="float">
            <text:p>1.76363</text:p>
          </table:table-cell>
          <table:table-cell office:value-type="float" office:value="1.8413" calcext:value-type="float">
            <text:p>1.8413</text:p>
          </table:table-cell>
          <table:table-cell office:value-type="float" office:value="1.702" calcext:value-type="float">
            <text:p>1.702</text:p>
          </table:table-cell>
          <table:table-cell office:value-type="float" office:value="0.5061929" calcext:value-type="float">
            <text:p>0.5061929</text:p>
          </table:table-cell>
        </table:table-row>
        <table:table-row table:style-name="ro2">
          <table:table-cell office:value-type="float" office:value="1.76745" calcext:value-type="float">
            <text:p>1.76745</text:p>
          </table:table-cell>
          <table:table-cell office:value-type="float" office:value="1.9526" calcext:value-type="float">
            <text:p>1.9526</text:p>
          </table:table-cell>
          <table:table-cell office:value-type="float" office:value="1.703" calcext:value-type="float">
            <text:p>1.703</text:p>
          </table:table-cell>
          <table:table-cell office:value-type="float" office:value="0.5150918" calcext:value-type="float">
            <text:p>0.5150918</text:p>
          </table:table-cell>
        </table:table-row>
        <table:table-row table:style-name="ro2">
          <table:table-cell office:value-type="float" office:value="1.7703" calcext:value-type="float">
            <text:p>1.7703</text:p>
          </table:table-cell>
          <table:table-cell office:value-type="float" office:value="2.0532" calcext:value-type="float">
            <text:p>2.0532</text:p>
          </table:table-cell>
          <table:table-cell office:value-type="float" office:value="1.704" calcext:value-type="float">
            <text:p>1.704</text:p>
          </table:table-cell>
          <table:table-cell office:value-type="float" office:value="0.5241437" calcext:value-type="float">
            <text:p>0.5241437</text:p>
          </table:table-cell>
        </table:table-row>
        <table:table-row table:style-name="ro2">
          <table:table-cell office:value-type="float" office:value="1.77343" calcext:value-type="float">
            <text:p>1.77343</text:p>
          </table:table-cell>
          <table:table-cell office:value-type="float" office:value="2.1698" calcext:value-type="float">
            <text:p>2.1698</text:p>
          </table:table-cell>
          <table:table-cell office:value-type="float" office:value="1.705" calcext:value-type="float">
            <text:p>1.705</text:p>
          </table:table-cell>
          <table:table-cell office:value-type="float" office:value="0.5333512" calcext:value-type="float">
            <text:p>0.5333512</text:p>
          </table:table-cell>
        </table:table-row>
        <table:table-row table:style-name="ro2">
          <table:table-cell office:value-type="float" office:value="1.77667" calcext:value-type="float">
            <text:p>1.77667</text:p>
          </table:table-cell>
          <table:table-cell office:value-type="float" office:value="2.2705" calcext:value-type="float">
            <text:p>2.2705</text:p>
          </table:table-cell>
          <table:table-cell office:value-type="float" office:value="1.706" calcext:value-type="float">
            <text:p>1.706</text:p>
          </table:table-cell>
          <table:table-cell office:value-type="float" office:value="0.5427169" calcext:value-type="float">
            <text:p>0.5427169</text:p>
          </table:table-cell>
        </table:table-row>
        <table:table-row table:style-name="ro2">
          <table:table-cell office:value-type="float" office:value="1.7803" calcext:value-type="float">
            <text:p>1.7803</text:p>
          </table:table-cell>
          <table:table-cell office:value-type="float" office:value="2.3871" calcext:value-type="float">
            <text:p>2.3871</text:p>
          </table:table-cell>
          <table:table-cell office:value-type="float" office:value="1.707" calcext:value-type="float">
            <text:p>1.707</text:p>
          </table:table-cell>
          <table:table-cell office:value-type="float" office:value="0.5522433" calcext:value-type="float">
            <text:p>0.5522433</text:p>
          </table:table-cell>
        </table:table-row>
        <table:table-row table:style-name="ro2">
          <table:table-cell office:value-type="float" office:value="1.78353" calcext:value-type="float">
            <text:p>1.78353</text:p>
          </table:table-cell>
          <table:table-cell office:value-type="float" office:value="2.4931" calcext:value-type="float">
            <text:p>2.4931</text:p>
          </table:table-cell>
          <table:table-cell office:value-type="float" office:value="1.708" calcext:value-type="float">
            <text:p>1.708</text:p>
          </table:table-cell>
          <table:table-cell office:value-type="float" office:value="0.5619331" calcext:value-type="float">
            <text:p>0.5619331</text:p>
          </table:table-cell>
        </table:table-row>
        <table:table-row table:style-name="ro2">
          <table:table-cell office:value-type="float" office:value="1.78687" calcext:value-type="float">
            <text:p>1.78687</text:p>
          </table:table-cell>
          <table:table-cell office:value-type="float" office:value="2.5885" calcext:value-type="float">
            <text:p>2.5885</text:p>
          </table:table-cell>
          <table:table-cell office:value-type="float" office:value="1.709" calcext:value-type="float">
            <text:p>1.709</text:p>
          </table:table-cell>
          <table:table-cell office:value-type="float" office:value="0.571789" calcext:value-type="float">
            <text:p>0.571789</text:p>
          </table:table-cell>
        </table:table-row>
        <table:table-row table:style-name="ro2">
          <table:table-cell office:value-type="float" office:value="1.79089" calcext:value-type="float">
            <text:p>1.79089</text:p>
          </table:table-cell>
          <table:table-cell office:value-type="float" office:value="2.7104" calcext:value-type="float">
            <text:p>2.7104</text:p>
          </table:table-cell>
          <table:table-cell office:value-type="float" office:value="1.71" calcext:value-type="float">
            <text:p>1.71</text:p>
          </table:table-cell>
          <table:table-cell office:value-type="float" office:value="0.5818136" calcext:value-type="float">
            <text:p>0.5818136</text:p>
          </table:table-cell>
        </table:table-row>
        <table:table-row table:style-name="ro2">
          <table:table-cell office:value-type="float" office:value="1.79383" calcext:value-type="float">
            <text:p>1.79383</text:p>
          </table:table-cell>
          <table:table-cell office:value-type="float" office:value="2.8111" calcext:value-type="float">
            <text:p>2.8111</text:p>
          </table:table-cell>
          <table:table-cell office:value-type="float" office:value="1.711" calcext:value-type="float">
            <text:p>1.711</text:p>
          </table:table-cell>
          <table:table-cell office:value-type="float" office:value="0.5920097" calcext:value-type="float">
            <text:p>0.5920097</text:p>
          </table:table-cell>
        </table:table-row>
        <table:table-row table:style-name="ro2">
          <table:table-cell office:value-type="float" office:value="1.79677" calcext:value-type="float">
            <text:p>1.79677</text:p>
          </table:table-cell>
          <table:table-cell office:value-type="float" office:value="2.9382" calcext:value-type="float">
            <text:p>2.9382</text:p>
          </table:table-cell>
          <table:table-cell office:value-type="float" office:value="1.712" calcext:value-type="float">
            <text:p>1.712</text:p>
          </table:table-cell>
          <table:table-cell office:value-type="float" office:value="0.60238" calcext:value-type="float">
            <text:p>0.60238</text:p>
          </table:table-cell>
        </table:table-row>
        <table:table-row table:style-name="ro2">
          <table:table-cell office:value-type="float" office:value="1.799" calcext:value-type="float">
            <text:p>1.799</text:p>
          </table:table-cell>
          <table:table-cell office:value-type="float" office:value="3.0299" calcext:value-type="float">
            <text:p>3.0299</text:p>
          </table:table-cell>
          <table:table-cell office:value-type="float" office:value="1.713" calcext:value-type="float">
            <text:p>1.713</text:p>
          </table:table-cell>
          <table:table-cell office:value-type="float" office:value="0.6129275" calcext:value-type="float">
            <text:p>0.6129275</text:p>
          </table:table-cell>
        </table:table-row>
        <table:table-row table:style-name="ro2">
          <table:table-cell office:value-type="float" office:value="1.80142" calcext:value-type="float">
            <text:p>1.80142</text:p>
          </table:table-cell>
          <table:table-cell office:value-type="float" office:value="3.135" calcext:value-type="float">
            <text:p>3.135</text:p>
          </table:table-cell>
          <table:table-cell office:value-type="float" office:value="1.714" calcext:value-type="float">
            <text:p>1.714</text:p>
          </table:table-cell>
          <table:table-cell office:value-type="float" office:value="0.623655" calcext:value-type="float">
            <text:p>0.623655</text:p>
          </table:table-cell>
        </table:table-row>
        <table:table-row table:style-name="ro2">
          <table:table-cell office:value-type="float" office:value="1.80391" calcext:value-type="float">
            <text:p>1.80391</text:p>
          </table:table-cell>
          <table:table-cell office:value-type="float" office:value="3.2696" calcext:value-type="float">
            <text:p>3.2696</text:p>
          </table:table-cell>
          <table:table-cell office:value-type="float" office:value="1.715" calcext:value-type="float">
            <text:p>1.715</text:p>
          </table:table-cell>
          <table:table-cell office:value-type="float" office:value="0.6345654" calcext:value-type="float">
            <text:p>0.6345654</text:p>
          </table:table-cell>
        </table:table-row>
        <table:table-row table:style-name="ro2">
          <table:table-cell office:value-type="float" office:value="1.80648" calcext:value-type="float">
            <text:p>1.80648</text:p>
          </table:table-cell>
          <table:table-cell office:value-type="float" office:value="3.3831" calcext:value-type="float">
            <text:p>3.3831</text:p>
          </table:table-cell>
          <table:table-cell office:value-type="float" office:value="1.716" calcext:value-type="float">
            <text:p>1.716</text:p>
          </table:table-cell>
          <table:table-cell office:value-type="float" office:value="0.6456616" calcext:value-type="float">
            <text:p>0.6456616</text:p>
          </table:table-cell>
        </table:table-row>
        <table:table-row table:style-name="ro2">
          <table:table-cell office:value-type="float" office:value="1.80889" calcext:value-type="float">
            <text:p>1.80889</text:p>
          </table:table-cell>
          <table:table-cell office:value-type="float" office:value="3.5135" calcext:value-type="float">
            <text:p>3.5135</text:p>
          </table:table-cell>
          <table:table-cell office:value-type="float" office:value="1.717" calcext:value-type="float">
            <text:p>1.717</text:p>
          </table:table-cell>
          <table:table-cell office:value-type="float" office:value="0.6569466" calcext:value-type="float">
            <text:p>0.6569466</text:p>
          </table:table-cell>
        </table:table-row>
        <table:table-row table:style-name="ro2">
          <table:table-cell office:value-type="float" office:value="1.81083" calcext:value-type="float">
            <text:p>1.81083</text:p>
          </table:table-cell>
          <table:table-cell office:value-type="float" office:value="3.6313" calcext:value-type="float">
            <text:p>3.6313</text:p>
          </table:table-cell>
          <table:table-cell office:value-type="float" office:value="1.718" calcext:value-type="float">
            <text:p>1.718</text:p>
          </table:table-cell>
          <table:table-cell office:value-type="float" office:value="0.6684235" calcext:value-type="float">
            <text:p>0.6684235</text:p>
          </table:table-cell>
        </table:table-row>
        <table:table-row table:style-name="ro2">
          <table:table-cell office:value-type="float" office:value="1.81309" calcext:value-type="float">
            <text:p>1.81309</text:p>
          </table:table-cell>
          <table:table-cell office:value-type="float" office:value="3.7617" calcext:value-type="float">
            <text:p>3.7617</text:p>
          </table:table-cell>
          <table:table-cell office:value-type="float" office:value="1.719" calcext:value-type="float">
            <text:p>1.719</text:p>
          </table:table-cell>
          <table:table-cell office:value-type="float" office:value="0.6800954" calcext:value-type="float">
            <text:p>0.6800954</text:p>
          </table:table-cell>
        </table:table-row>
        <table:table-row table:style-name="ro2">
          <table:table-cell office:value-type="float" office:value="1.81511" calcext:value-type="float">
            <text:p>1.81511</text:p>
          </table:table-cell>
          <table:table-cell office:value-type="float" office:value="3.9046" calcext:value-type="float">
            <text:p>3.9046</text:p>
          </table:table-cell>
          <table:table-cell office:value-type="float" office:value="1.72" calcext:value-type="float">
            <text:p>1.72</text:p>
          </table:table-cell>
          <table:table-cell office:value-type="float" office:value="0.6919653" calcext:value-type="float">
            <text:p>0.6919653</text:p>
          </table:table-cell>
        </table:table-row>
        <table:table-row table:style-name="ro2">
          <table:table-cell office:value-type="float" office:value="1.81737" calcext:value-type="float">
            <text:p>1.81737</text:p>
          </table:table-cell>
          <table:table-cell office:value-type="float" office:value="4.035" calcext:value-type="float">
            <text:p>4.035</text:p>
          </table:table-cell>
          <table:table-cell office:value-type="float" office:value="1.721" calcext:value-type="float">
            <text:p>1.721</text:p>
          </table:table-cell>
          <table:table-cell office:value-type="float" office:value="0.7040365" calcext:value-type="float">
            <text:p>0.7040365</text:p>
          </table:table-cell>
        </table:table-row>
        <table:table-row table:style-name="ro2">
          <table:table-cell office:value-type="float" office:value="1.81908" calcext:value-type="float">
            <text:p>1.81908</text:p>
          </table:table-cell>
          <table:table-cell office:value-type="float" office:value="4.178" calcext:value-type="float">
            <text:p>4.178</text:p>
          </table:table-cell>
          <table:table-cell office:value-type="float" office:value="1.722" calcext:value-type="float">
            <text:p>1.722</text:p>
          </table:table-cell>
          <table:table-cell office:value-type="float" office:value="0.7163121" calcext:value-type="float">
            <text:p>0.7163121</text:p>
          </table:table-cell>
        </table:table-row>
        <table:table-row table:style-name="ro2">
          <table:table-cell office:value-type="float" office:value="1.82111" calcext:value-type="float">
            <text:p>1.82111</text:p>
          </table:table-cell>
          <table:table-cell office:value-type="float" office:value="4.3168" calcext:value-type="float">
            <text:p>4.3168</text:p>
          </table:table-cell>
          <table:table-cell office:value-type="float" office:value="1.723" calcext:value-type="float">
            <text:p>1.723</text:p>
          </table:table-cell>
          <table:table-cell office:value-type="float" office:value="0.7287954" calcext:value-type="float">
            <text:p>0.7287954</text:p>
          </table:table-cell>
        </table:table-row>
        <table:table-row table:style-name="ro2">
          <table:table-cell office:value-type="float" office:value="1.82251" calcext:value-type="float">
            <text:p>1.82251</text:p>
          </table:table-cell>
          <table:table-cell office:value-type="float" office:value="4.443" calcext:value-type="float">
            <text:p>4.443</text:p>
          </table:table-cell>
          <table:table-cell office:value-type="float" office:value="1.724" calcext:value-type="float">
            <text:p>1.724</text:p>
          </table:table-cell>
          <table:table-cell office:value-type="float" office:value="0.7414897" calcext:value-type="float">
            <text:p>0.7414897</text:p>
          </table:table-cell>
        </table:table-row>
        <table:table-row table:style-name="ro2">
          <table:table-cell office:value-type="float" office:value="1.82461" calcext:value-type="float">
            <text:p>1.82461</text:p>
          </table:table-cell>
          <table:table-cell office:value-type="float" office:value="4.5944" calcext:value-type="float">
            <text:p>4.5944</text:p>
          </table:table-cell>
          <table:table-cell office:value-type="float" office:value="1.725" calcext:value-type="float">
            <text:p>1.725</text:p>
          </table:table-cell>
          <table:table-cell office:value-type="float" office:value="0.7543983" calcext:value-type="float">
            <text:p>0.7543983</text:p>
          </table:table-cell>
        </table:table-row>
        <table:table-row table:style-name="ro2">
          <table:table-cell office:value-type="float" office:value="1.82624" calcext:value-type="float">
            <text:p>1.82624</text:p>
          </table:table-cell>
          <table:table-cell office:value-type="float" office:value="4.7289" calcext:value-type="float">
            <text:p>4.7289</text:p>
          </table:table-cell>
          <table:table-cell office:value-type="float" office:value="1.726" calcext:value-type="float">
            <text:p>1.726</text:p>
          </table:table-cell>
          <table:table-cell office:value-type="float" office:value="0.7675247" calcext:value-type="float">
            <text:p>0.7675247</text:p>
          </table:table-cell>
        </table:table-row>
        <table:table-row table:style-name="ro2">
          <table:table-cell office:value-type="float" office:value="1.82827" calcext:value-type="float">
            <text:p>1.82827</text:p>
          </table:table-cell>
          <table:table-cell office:value-type="float" office:value="4.8803" calcext:value-type="float">
            <text:p>4.8803</text:p>
          </table:table-cell>
          <table:table-cell office:value-type="float" office:value="1.727" calcext:value-type="float">
            <text:p>1.727</text:p>
          </table:table-cell>
          <table:table-cell office:value-type="float" office:value="0.7808722" calcext:value-type="float">
            <text:p>0.7808722</text:p>
          </table:table-cell>
        </table:table-row>
        <table:table-row table:style-name="ro2">
          <table:table-cell office:value-type="float" office:value="1.82951" calcext:value-type="float">
            <text:p>1.82951</text:p>
          </table:table-cell>
          <table:table-cell office:value-type="float" office:value="5.0191" calcext:value-type="float">
            <text:p>5.0191</text:p>
          </table:table-cell>
          <table:table-cell office:value-type="float" office:value="1.728" calcext:value-type="float">
            <text:p>1.728</text:p>
          </table:table-cell>
          <table:table-cell office:value-type="float" office:value="0.7944443" calcext:value-type="float">
            <text:p>0.7944443</text:p>
          </table:table-cell>
        </table:table-row>
        <table:table-row table:style-name="ro2">
          <table:table-cell office:value-type="float" office:value="1.8313" calcext:value-type="float">
            <text:p>1.8313</text:p>
          </table:table-cell>
          <table:table-cell office:value-type="float" office:value="5.1705" calcext:value-type="float">
            <text:p>5.1705</text:p>
          </table:table-cell>
          <table:table-cell office:value-type="float" office:value="1.729" calcext:value-type="float">
            <text:p>1.729</text:p>
          </table:table-cell>
          <table:table-cell office:value-type="float" office:value="0.8082447" calcext:value-type="float">
            <text:p>0.8082447</text:p>
          </table:table-cell>
        </table:table-row>
        <table:table-row table:style-name="ro2">
          <table:table-cell office:value-type="float" office:value="1.83325" calcext:value-type="float">
            <text:p>1.83325</text:p>
          </table:table-cell>
          <table:table-cell office:value-type="float" office:value="5.3051" calcext:value-type="float">
            <text:p>5.3051</text:p>
          </table:table-cell>
          <table:table-cell office:value-type="float" office:value="1.73" calcext:value-type="float">
            <text:p>1.73</text:p>
          </table:table-cell>
          <table:table-cell office:value-type="float" office:value="0.8222768" calcext:value-type="float">
            <text:p>0.8222768</text:p>
          </table:table-cell>
        </table:table-row>
        <table:table-row table:style-name="ro2">
          <table:table-cell office:value-type="float" office:value="1.83527" calcext:value-type="float">
            <text:p>1.83527</text:p>
          </table:table-cell>
          <table:table-cell office:value-type="float" office:value="5.4691" calcext:value-type="float">
            <text:p>5.4691</text:p>
          </table:table-cell>
          <table:table-cell office:value-type="float" office:value="1.731" calcext:value-type="float">
            <text:p>1.731</text:p>
          </table:table-cell>
          <table:table-cell office:value-type="float" office:value="0.8365442" calcext:value-type="float">
            <text:p>0.8365442</text:p>
          </table:table-cell>
        </table:table-row>
        <table:table-row table:style-name="ro2">
          <table:table-cell office:value-type="float" office:value="1.83683" calcext:value-type="float">
            <text:p>1.83683</text:p>
          </table:table-cell>
          <table:table-cell office:value-type="float" office:value="5.6121" calcext:value-type="float">
            <text:p>5.6121</text:p>
          </table:table-cell>
          <table:table-cell office:value-type="float" office:value="1.732" calcext:value-type="float">
            <text:p>1.732</text:p>
          </table:table-cell>
          <table:table-cell office:value-type="float" office:value="0.8510507" calcext:value-type="float">
            <text:p>0.8510507</text:p>
          </table:table-cell>
        </table:table-row>
        <table:table-row table:style-name="ro2">
          <table:table-cell office:value-type="float" office:value="1.83854" calcext:value-type="float">
            <text:p>1.83854</text:p>
          </table:table-cell>
          <table:table-cell office:value-type="float" office:value="5.7803" calcext:value-type="float">
            <text:p>5.7803</text:p>
          </table:table-cell>
          <table:table-cell office:value-type="float" office:value="1.733" calcext:value-type="float">
            <text:p>1.733</text:p>
          </table:table-cell>
          <table:table-cell office:value-type="float" office:value="0.8658" calcext:value-type="float">
            <text:p>0.8658</text:p>
          </table:table-cell>
        </table:table-row>
        <table:table-row table:style-name="ro2">
          <table:table-cell office:value-type="float" office:value="1.83979" calcext:value-type="float">
            <text:p>1.83979</text:p>
          </table:table-cell>
          <table:table-cell office:value-type="float" office:value="5.9233" calcext:value-type="float">
            <text:p>5.9233</text:p>
          </table:table-cell>
          <table:table-cell office:value-type="float" office:value="1.734" calcext:value-type="float">
            <text:p>1.734</text:p>
          </table:table-cell>
          <table:table-cell office:value-type="float" office:value="0.8807956" calcext:value-type="float">
            <text:p>0.8807956</text:p>
          </table:table-cell>
        </table:table-row>
        <table:table-row table:style-name="ro2">
          <table:table-cell office:value-type="float" office:value="1.84142" calcext:value-type="float">
            <text:p>1.84142</text:p>
          </table:table-cell>
          <table:table-cell office:value-type="float" office:value="6.0747" calcext:value-type="float">
            <text:p>6.0747</text:p>
          </table:table-cell>
          <table:table-cell office:value-type="float" office:value="1.735" calcext:value-type="float">
            <text:p>1.735</text:p>
          </table:table-cell>
          <table:table-cell office:value-type="float" office:value="0.8960417" calcext:value-type="float">
            <text:p>0.8960417</text:p>
          </table:table-cell>
        </table:table-row>
        <table:table-row table:style-name="ro2">
          <table:table-cell office:value-type="float" office:value="1.84321" calcext:value-type="float">
            <text:p>1.84321</text:p>
          </table:table-cell>
          <table:table-cell office:value-type="float" office:value="6.2429" calcext:value-type="float">
            <text:p>6.2429</text:p>
          </table:table-cell>
          <table:table-cell office:value-type="float" office:value="1.736" calcext:value-type="float">
            <text:p>1.736</text:p>
          </table:table-cell>
          <table:table-cell office:value-type="float" office:value="0.911542" calcext:value-type="float">
            <text:p>0.911542</text:p>
          </table:table-cell>
        </table:table-row>
        <table:table-row table:style-name="ro2">
          <table:table-cell office:value-type="float" office:value="1.84469" calcext:value-type="float">
            <text:p>1.84469</text:p>
          </table:table-cell>
          <table:table-cell office:value-type="float" office:value="6.3775" calcext:value-type="float">
            <text:p>6.3775</text:p>
          </table:table-cell>
          <table:table-cell office:value-type="float" office:value="1.737" calcext:value-type="float">
            <text:p>1.737</text:p>
          </table:table-cell>
          <table:table-cell office:value-type="float" office:value="0.9273004" calcext:value-type="float">
            <text:p>0.9273004</text:p>
          </table:table-cell>
        </table:table-row>
        <table:table-row table:style-name="ro2">
          <table:table-cell office:value-type="float" office:value="1.84594" calcext:value-type="float">
            <text:p>1.84594</text:p>
          </table:table-cell>
          <table:table-cell office:value-type="float" office:value="6.5121" calcext:value-type="float">
            <text:p>6.5121</text:p>
          </table:table-cell>
          <table:table-cell office:value-type="float" office:value="1.738" calcext:value-type="float">
            <text:p>1.738</text:p>
          </table:table-cell>
          <table:table-cell office:value-type="float" office:value="0.9433209" calcext:value-type="float">
            <text:p>0.9433209</text:p>
          </table:table-cell>
        </table:table-row>
        <table:table-row table:style-name="ro2">
          <table:table-cell office:value-type="float" office:value="1.84734" calcext:value-type="float">
            <text:p>1.84734</text:p>
          </table:table-cell>
          <table:table-cell office:value-type="float" office:value="6.6677" calcext:value-type="float">
            <text:p>6.6677</text:p>
          </table:table-cell>
          <table:table-cell office:value-type="float" office:value="1.739" calcext:value-type="float">
            <text:p>1.739</text:p>
          </table:table-cell>
          <table:table-cell office:value-type="float" office:value="0.9596074" calcext:value-type="float">
            <text:p>0.9596074</text:p>
          </table:table-cell>
        </table:table-row>
        <table:table-row table:style-name="ro2">
          <table:table-cell office:value-type="float" office:value="1.84889" calcext:value-type="float">
            <text:p>1.84889</text:p>
          </table:table-cell>
          <table:table-cell office:value-type="float" office:value="6.7813" calcext:value-type="float">
            <text:p>6.7813</text:p>
          </table:table-cell>
          <table:table-cell office:value-type="float" office:value="1.74" calcext:value-type="float">
            <text:p>1.74</text:p>
          </table:table-cell>
          <table:table-cell office:value-type="float" office:value="0.976164" calcext:value-type="float">
            <text:p>0.976164</text:p>
          </table:table-cell>
        </table:table-row>
        <table:table-row table:style-name="ro2">
          <table:table-cell office:value-type="float" office:value="1.85053" calcext:value-type="float">
            <text:p>1.85053</text:p>
          </table:table-cell>
          <table:table-cell office:value-type="float" office:value="6.9242" calcext:value-type="float">
            <text:p>6.9242</text:p>
          </table:table-cell>
          <table:table-cell office:value-type="float" office:value="1.741" calcext:value-type="float">
            <text:p>1.741</text:p>
          </table:table-cell>
          <table:table-cell office:value-type="float" office:value="0.992995" calcext:value-type="float">
            <text:p>0.992995</text:p>
          </table:table-cell>
        </table:table-row>
        <table:table-row table:style-name="ro2">
          <table:table-cell office:value-type="float" office:value="1.85209" calcext:value-type="float">
            <text:p>1.85209</text:p>
          </table:table-cell>
          <table:table-cell office:value-type="float" office:value="7.0798" calcext:value-type="float">
            <text:p>7.0798</text:p>
          </table:table-cell>
          <table:table-cell office:value-type="float" office:value="1.742" calcext:value-type="float">
            <text:p>1.742</text:p>
          </table:table-cell>
          <table:table-cell office:value-type="float" office:value="1.010104" calcext:value-type="float">
            <text:p>1.010104</text:p>
          </table:table-cell>
        </table:table-row>
        <table:table-row table:style-name="ro2">
          <table:table-cell office:value-type="float" office:value="1.8538" calcext:value-type="float">
            <text:p>1.8538</text:p>
          </table:table-cell>
          <table:table-cell office:value-type="float" office:value="7.2312" calcext:value-type="float">
            <text:p>7.2312</text:p>
          </table:table-cell>
          <table:table-cell office:value-type="float" office:value="1.743" calcext:value-type="float">
            <text:p>1.743</text:p>
          </table:table-cell>
          <table:table-cell office:value-type="float" office:value="1.027496" calcext:value-type="float">
            <text:p>1.027496</text:p>
          </table:table-cell>
        </table:table-row>
        <table:table-row table:style-name="ro2">
          <table:table-cell office:value-type="float" office:value="1.85497" calcext:value-type="float">
            <text:p>1.85497</text:p>
          </table:table-cell>
          <table:table-cell office:value-type="float" office:value="7.3868" calcext:value-type="float">
            <text:p>7.3868</text:p>
          </table:table-cell>
          <table:table-cell office:value-type="float" office:value="1.744" calcext:value-type="float">
            <text:p>1.744</text:p>
          </table:table-cell>
          <table:table-cell office:value-type="float" office:value="1.045175" calcext:value-type="float">
            <text:p>1.045175</text:p>
          </table:table-cell>
        </table:table-row>
        <table:table-row table:style-name="ro2">
          <table:table-cell office:value-type="float" office:value="1.85652" calcext:value-type="float">
            <text:p>1.85652</text:p>
          </table:table-cell>
          <table:table-cell office:value-type="float" office:value="7.5424" calcext:value-type="float">
            <text:p>7.5424</text:p>
          </table:table-cell>
          <table:table-cell office:value-type="float" office:value="1.745" calcext:value-type="float">
            <text:p>1.745</text:p>
          </table:table-cell>
          <table:table-cell office:value-type="float" office:value="1.063145" calcext:value-type="float">
            <text:p>1.063145</text:p>
          </table:table-cell>
        </table:table-row>
        <table:table-row table:style-name="ro2">
          <table:table-cell office:value-type="float" office:value="1.85816" calcext:value-type="float">
            <text:p>1.85816</text:p>
          </table:table-cell>
          <table:table-cell office:value-type="float" office:value="7.6938" calcext:value-type="float">
            <text:p>7.6938</text:p>
          </table:table-cell>
          <table:table-cell office:value-type="float" office:value="1.746" calcext:value-type="float">
            <text:p>1.746</text:p>
          </table:table-cell>
          <table:table-cell office:value-type="float" office:value="1.081411" calcext:value-type="float">
            <text:p>1.081411</text:p>
          </table:table-cell>
        </table:table-row>
        <table:table-row table:style-name="ro2">
          <table:table-cell office:value-type="float" office:value="1.85979" calcext:value-type="float">
            <text:p>1.85979</text:p>
          </table:table-cell>
          <table:table-cell office:value-type="float" office:value="7.82" calcext:value-type="float">
            <text:p>7.82</text:p>
          </table:table-cell>
          <table:table-cell office:value-type="float" office:value="1.747" calcext:value-type="float">
            <text:p>1.747</text:p>
          </table:table-cell>
          <table:table-cell office:value-type="float" office:value="1.099976" calcext:value-type="float">
            <text:p>1.099976</text:p>
          </table:table-cell>
        </table:table-row>
        <table:table-row table:style-name="ro2">
          <table:table-cell office:value-type="float" office:value="1.86112" calcext:value-type="float">
            <text:p>1.86112</text:p>
          </table:table-cell>
          <table:table-cell office:value-type="float" office:value="7.9756" calcext:value-type="float">
            <text:p>7.9756</text:p>
          </table:table-cell>
          <table:table-cell office:value-type="float" office:value="1.748" calcext:value-type="float">
            <text:p>1.748</text:p>
          </table:table-cell>
          <table:table-cell office:value-type="float" office:value="1.118846" calcext:value-type="float">
            <text:p>1.118846</text:p>
          </table:table-cell>
        </table:table-row>
        <table:table-row table:style-name="ro2">
          <table:table-cell office:value-type="float" office:value="1.86314" calcext:value-type="float">
            <text:p>1.86314</text:p>
          </table:table-cell>
          <table:table-cell office:value-type="float" office:value="8.1354" calcext:value-type="float">
            <text:p>8.1354</text:p>
          </table:table-cell>
          <table:table-cell office:value-type="float" office:value="1.749" calcext:value-type="float">
            <text:p>1.749</text:p>
          </table:table-cell>
          <table:table-cell office:value-type="float" office:value="1.138026" calcext:value-type="float">
            <text:p>1.138026</text:p>
          </table:table-cell>
        </table:table-row>
        <table:table-row table:style-name="ro2">
          <table:table-cell office:value-type="float" office:value="1.86462" calcext:value-type="float">
            <text:p>1.86462</text:p>
          </table:table-cell>
          <table:table-cell office:value-type="float" office:value="8.291" calcext:value-type="float">
            <text:p>8.291</text:p>
          </table:table-cell>
          <table:table-cell office:value-type="float" office:value="1.75" calcext:value-type="float">
            <text:p>1.75</text:p>
          </table:table-cell>
          <table:table-cell office:value-type="float" office:value="1.157518" calcext:value-type="float">
            <text:p>1.157518</text:p>
          </table:table-cell>
        </table:table-row>
        <table:table-row table:style-name="ro2">
          <table:table-cell office:value-type="float" office:value="1.86602" calcext:value-type="float">
            <text:p>1.86602</text:p>
          </table:table-cell>
          <table:table-cell office:value-type="float" office:value="8.434" calcext:value-type="float">
            <text:p>8.434</text:p>
          </table:table-cell>
          <table:table-cell office:value-type="float" office:value="1.751" calcext:value-type="float">
            <text:p>1.751</text:p>
          </table:table-cell>
          <table:table-cell office:value-type="float" office:value="1.177329" calcext:value-type="float">
            <text:p>1.177329</text:p>
          </table:table-cell>
        </table:table-row>
        <table:table-row table:style-name="ro2">
          <table:table-cell office:value-type="float" office:value="1.86765" calcext:value-type="float">
            <text:p>1.86765</text:p>
          </table:table-cell>
          <table:table-cell office:value-type="float" office:value="8.535" calcext:value-type="float">
            <text:p>8.535</text:p>
          </table:table-cell>
          <table:table-cell office:value-type="float" office:value="1.752" calcext:value-type="float">
            <text:p>1.752</text:p>
          </table:table-cell>
          <table:table-cell office:value-type="float" office:value="1.197463" calcext:value-type="float">
            <text:p>1.197463</text:p>
          </table:table-cell>
        </table:table-row>
        <table:table-row table:style-name="ro2">
          <table:table-cell office:value-type="float" office:value="1.86937" calcext:value-type="float">
            <text:p>1.86937</text:p>
          </table:table-cell>
          <table:table-cell office:value-type="float" office:value="8.7032" calcext:value-type="float">
            <text:p>8.7032</text:p>
          </table:table-cell>
          <table:table-cell office:value-type="float" office:value="1.753" calcext:value-type="float">
            <text:p>1.753</text:p>
          </table:table-cell>
          <table:table-cell office:value-type="float" office:value="1.217924" calcext:value-type="float">
            <text:p>1.217924</text:p>
          </table:table-cell>
        </table:table-row>
        <table:table-row table:style-name="ro2">
          <table:table-cell office:value-type="float" office:value="1.87084" calcext:value-type="float">
            <text:p>1.87084</text:p>
          </table:table-cell>
          <table:table-cell office:value-type="float" office:value="8.8462" calcext:value-type="float">
            <text:p>8.8462</text:p>
          </table:table-cell>
          <table:table-cell office:value-type="float" office:value="1.754" calcext:value-type="float">
            <text:p>1.754</text:p>
          </table:table-cell>
          <table:table-cell office:value-type="float" office:value="1.238718" calcext:value-type="float">
            <text:p>1.238718</text:p>
          </table:table-cell>
        </table:table-row>
        <table:table-row table:style-name="ro2">
          <table:table-cell office:value-type="float" office:value="1.8724" calcext:value-type="float">
            <text:p>1.8724</text:p>
          </table:table-cell>
          <table:table-cell office:value-type="float" office:value="9.0186" calcext:value-type="float">
            <text:p>9.0186</text:p>
          </table:table-cell>
          <table:table-cell office:value-type="float" office:value="1.755" calcext:value-type="float">
            <text:p>1.755</text:p>
          </table:table-cell>
          <table:table-cell office:value-type="float" office:value="1.259849" calcext:value-type="float">
            <text:p>1.259849</text:p>
          </table:table-cell>
        </table:table-row>
        <table:table-row table:style-name="ro2">
          <table:table-cell office:value-type="float" office:value="1.8745" calcext:value-type="float">
            <text:p>1.8745</text:p>
          </table:table-cell>
          <table:table-cell office:value-type="float" office:value="9.17" calcext:value-type="float">
            <text:p>9.17</text:p>
          </table:table-cell>
          <table:table-cell office:value-type="float" office:value="1.756" calcext:value-type="float">
            <text:p>1.756</text:p>
          </table:table-cell>
          <table:table-cell office:value-type="float" office:value="1.281322" calcext:value-type="float">
            <text:p>1.281322</text:p>
          </table:table-cell>
        </table:table-row>
        <table:table-row table:style-name="ro2">
          <table:table-cell office:value-type="float" office:value="1.87629" calcext:value-type="float">
            <text:p>1.87629</text:p>
          </table:table-cell>
          <table:table-cell office:value-type="float" office:value="9.3508" calcext:value-type="float">
            <text:p>9.3508</text:p>
          </table:table-cell>
          <table:table-cell office:value-type="float" office:value="1.757" calcext:value-type="float">
            <text:p>1.757</text:p>
          </table:table-cell>
          <table:table-cell office:value-type="float" office:value="1.303142" calcext:value-type="float">
            <text:p>1.303142</text:p>
          </table:table-cell>
        </table:table-row>
        <table:table-row table:style-name="ro2">
          <table:table-cell office:value-type="float" office:value="1.87808" calcext:value-type="float">
            <text:p>1.87808</text:p>
          </table:table-cell>
          <table:table-cell office:value-type="float" office:value="9.4938" calcext:value-type="float">
            <text:p>9.4938</text:p>
          </table:table-cell>
          <table:table-cell office:value-type="float" office:value="1.758" calcext:value-type="float">
            <text:p>1.758</text:p>
          </table:table-cell>
          <table:table-cell office:value-type="float" office:value="1.325314" calcext:value-type="float">
            <text:p>1.325314</text:p>
          </table:table-cell>
        </table:table-row>
        <table:table-row table:style-name="ro2">
          <table:table-cell office:value-type="float" office:value="1.87948" calcext:value-type="float">
            <text:p>1.87948</text:p>
          </table:table-cell>
          <table:table-cell office:value-type="float" office:value="9.6494" calcext:value-type="float">
            <text:p>9.6494</text:p>
          </table:table-cell>
          <table:table-cell office:value-type="float" office:value="1.759" calcext:value-type="float">
            <text:p>1.759</text:p>
          </table:table-cell>
          <table:table-cell office:value-type="float" office:value="1.347843" calcext:value-type="float">
            <text:p>1.347843</text:p>
          </table:table-cell>
        </table:table-row>
        <table:table-row table:style-name="ro2">
          <table:table-cell office:value-type="float" office:value="1.8805" calcext:value-type="float">
            <text:p>1.8805</text:p>
          </table:table-cell>
          <table:table-cell office:value-type="float" office:value="9.7504" calcext:value-type="float">
            <text:p>9.7504</text:p>
          </table:table-cell>
          <table:table-cell office:value-type="float" office:value="1.76" calcext:value-type="float">
            <text:p>1.76</text:p>
          </table:table-cell>
          <table:table-cell office:value-type="float" office:value="1.370734" calcext:value-type="float">
            <text:p>1.370734</text:p>
          </table:table-cell>
        </table:table-row>
        <table:table-row table:style-name="ro2">
          <table:table-cell office:value-type="float" office:value="1.8819" calcext:value-type="float">
            <text:p>1.8819</text:p>
          </table:table-cell>
          <table:table-cell office:value-type="float" office:value="9.9186" calcext:value-type="float">
            <text:p>9.9186</text:p>
          </table:table-cell>
          <table:table-cell office:value-type="float" office:value="1.761" calcext:value-type="float">
            <text:p>1.761</text:p>
          </table:table-cell>
          <table:table-cell office:value-type="float" office:value="1.393993" calcext:value-type="float">
            <text:p>1.393993</text:p>
          </table:table-cell>
        </table:table-row>
        <table:table-row table:style-name="ro2">
          <table:table-cell office:value-type="float" office:value="1.88338" calcext:value-type="float">
            <text:p>1.88338</text:p>
          </table:table-cell>
          <table:table-cell office:value-type="float" office:value="10.07" calcext:value-type="float">
            <text:p>10.07</text:p>
          </table:table-cell>
          <table:table-cell office:value-type="float" office:value="1.762" calcext:value-type="float">
            <text:p>1.762</text:p>
          </table:table-cell>
          <table:table-cell office:value-type="float" office:value="1.417624" calcext:value-type="float">
            <text:p>1.417624</text:p>
          </table:table-cell>
        </table:table-row>
        <table:table-row table:style-name="ro2">
          <table:table-cell office:value-type="float" office:value="1.88486" calcext:value-type="float">
            <text:p>1.88486</text:p>
          </table:table-cell>
          <table:table-cell office:value-type="float" office:value="10.1919" calcext:value-type="float">
            <text:p>10.1919</text:p>
          </table:table-cell>
          <table:table-cell office:value-type="float" office:value="1.763" calcext:value-type="float">
            <text:p>1.763</text:p>
          </table:table-cell>
          <table:table-cell office:value-type="float" office:value="1.441633" calcext:value-type="float">
            <text:p>1.441633</text:p>
          </table:table-cell>
        </table:table-row>
        <table:table-row table:style-name="ro2">
          <table:table-cell office:value-type="float" office:value="1.88618" calcext:value-type="float">
            <text:p>1.88618</text:p>
          </table:table-cell>
          <table:table-cell office:value-type="float" office:value="10.3433" calcext:value-type="float">
            <text:p>10.3433</text:p>
          </table:table-cell>
          <table:table-cell office:value-type="float" office:value="1.764" calcext:value-type="float">
            <text:p>1.764</text:p>
          </table:table-cell>
          <table:table-cell office:value-type="float" office:value="1.466025" calcext:value-type="float">
            <text:p>1.466025</text:p>
          </table:table-cell>
        </table:table-row>
        <table:table-row table:style-name="ro2">
          <table:table-cell office:value-type="float" office:value="1.88758" calcext:value-type="float">
            <text:p>1.88758</text:p>
          </table:table-cell>
          <table:table-cell office:value-type="float" office:value="10.5031" calcext:value-type="float">
            <text:p>10.5031</text:p>
          </table:table-cell>
          <table:table-cell office:value-type="float" office:value="1.765" calcext:value-type="float">
            <text:p>1.765</text:p>
          </table:table-cell>
          <table:table-cell office:value-type="float" office:value="1.490805" calcext:value-type="float">
            <text:p>1.490805</text:p>
          </table:table-cell>
        </table:table-row>
        <table:table-row table:style-name="ro2">
          <table:table-cell office:value-type="float" office:value="1.88883" calcext:value-type="float">
            <text:p>1.88883</text:p>
          </table:table-cell>
          <table:table-cell office:value-type="float" office:value="10.6503" calcext:value-type="float">
            <text:p>10.6503</text:p>
          </table:table-cell>
          <table:table-cell office:value-type="float" office:value="1.766" calcext:value-type="float">
            <text:p>1.766</text:p>
          </table:table-cell>
          <table:table-cell office:value-type="float" office:value="1.51598" calcext:value-type="float">
            <text:p>1.51598</text:p>
          </table:table-cell>
        </table:table-row>
        <table:table-row table:style-name="ro2">
          <table:table-cell office:value-type="float" office:value="1.88984" calcext:value-type="float">
            <text:p>1.88984</text:p>
          </table:table-cell>
          <table:table-cell office:value-type="float" office:value="10.7681" calcext:value-type="float">
            <text:p>10.7681</text:p>
          </table:table-cell>
          <table:table-cell office:value-type="float" office:value="1.767" calcext:value-type="float">
            <text:p>1.767</text:p>
          </table:table-cell>
          <table:table-cell office:value-type="float" office:value="1.541553" calcext:value-type="float">
            <text:p>1.541553</text:p>
          </table:table-cell>
        </table:table-row>
        <table:table-row table:style-name="ro2">
          <table:table-cell office:value-type="float" office:value="1.89132" calcext:value-type="float">
            <text:p>1.89132</text:p>
          </table:table-cell>
          <table:table-cell office:value-type="float" office:value="10.9153" calcext:value-type="float">
            <text:p>10.9153</text:p>
          </table:table-cell>
          <table:table-cell office:value-type="float" office:value="1.768" calcext:value-type="float">
            <text:p>1.768</text:p>
          </table:table-cell>
          <table:table-cell office:value-type="float" office:value="1.567532" calcext:value-type="float">
            <text:p>1.567532</text:p>
          </table:table-cell>
        </table:table-row>
        <table:table-row table:style-name="ro2">
          <table:table-cell office:value-type="float" office:value="1.89287" calcext:value-type="float">
            <text:p>1.89287</text:p>
          </table:table-cell>
          <table:table-cell office:value-type="float" office:value="11.0499" calcext:value-type="float">
            <text:p>11.0499</text:p>
          </table:table-cell>
          <table:table-cell office:value-type="float" office:value="1.769" calcext:value-type="float">
            <text:p>1.769</text:p>
          </table:table-cell>
          <table:table-cell office:value-type="float" office:value="1.593921" calcext:value-type="float">
            <text:p>1.593921</text:p>
          </table:table-cell>
        </table:table-row>
        <table:table-row table:style-name="ro2">
          <table:table-cell office:value-type="float" office:value="1.89389" calcext:value-type="float">
            <text:p>1.89389</text:p>
          </table:table-cell>
          <table:table-cell office:value-type="float" office:value="11.1634" calcext:value-type="float">
            <text:p>11.1634</text:p>
          </table:table-cell>
          <table:table-cell office:value-type="float" office:value="1.77" calcext:value-type="float">
            <text:p>1.77</text:p>
          </table:table-cell>
          <table:table-cell office:value-type="float" office:value="1.620726" calcext:value-type="float">
            <text:p>1.620726</text:p>
          </table:table-cell>
        </table:table-row>
        <table:table-row table:style-name="ro2">
          <table:table-cell office:value-type="float" office:value="1.89521" calcext:value-type="float">
            <text:p>1.89521</text:p>
          </table:table-cell>
          <table:table-cell office:value-type="float" office:value="11.3358" calcext:value-type="float">
            <text:p>11.3358</text:p>
          </table:table-cell>
          <table:table-cell office:value-type="float" office:value="1.771" calcext:value-type="float">
            <text:p>1.771</text:p>
          </table:table-cell>
          <table:table-cell office:value-type="float" office:value="1.647952" calcext:value-type="float">
            <text:p>1.647952</text:p>
          </table:table-cell>
        </table:table-row>
        <table:table-row table:style-name="ro2">
          <table:table-cell office:value-type="float" office:value="1.89661" calcext:value-type="float">
            <text:p>1.89661</text:p>
          </table:table-cell>
          <table:table-cell office:value-type="float" office:value="11.4998" calcext:value-type="float">
            <text:p>11.4998</text:p>
          </table:table-cell>
          <table:table-cell office:value-type="float" office:value="1.772" calcext:value-type="float">
            <text:p>1.772</text:p>
          </table:table-cell>
          <table:table-cell office:value-type="float" office:value="1.675606" calcext:value-type="float">
            <text:p>1.675606</text:p>
          </table:table-cell>
        </table:table-row>
        <table:table-row table:style-name="ro2">
          <table:table-cell office:value-type="float" office:value="1.89793" calcext:value-type="float">
            <text:p>1.89793</text:p>
          </table:table-cell>
          <table:table-cell office:value-type="float" office:value="11.647" calcext:value-type="float">
            <text:p>11.647</text:p>
          </table:table-cell>
          <table:table-cell office:value-type="float" office:value="1.773" calcext:value-type="float">
            <text:p>1.773</text:p>
          </table:table-cell>
          <table:table-cell office:value-type="float" office:value="1.703693" calcext:value-type="float">
            <text:p>1.703693</text:p>
          </table:table-cell>
        </table:table-row>
        <table:table-row table:style-name="ro2">
          <table:table-cell office:value-type="float" office:value="1.89895" calcext:value-type="float">
            <text:p>1.89895</text:p>
          </table:table-cell>
          <table:table-cell office:value-type="float" office:value="11.7858" calcext:value-type="float">
            <text:p>11.7858</text:p>
          </table:table-cell>
          <table:table-cell office:value-type="float" office:value="1.774" calcext:value-type="float">
            <text:p>1.774</text:p>
          </table:table-cell>
          <table:table-cell office:value-type="float" office:value="1.732219" calcext:value-type="float">
            <text:p>1.732219</text:p>
          </table:table-cell>
        </table:table-row>
        <table:table-row table:style-name="ro2">
          <table:table-cell office:value-type="float" office:value="1.90019" calcext:value-type="float">
            <text:p>1.90019</text:p>
          </table:table-cell>
          <table:table-cell office:value-type="float" office:value="11.9288" calcext:value-type="float">
            <text:p>11.9288</text:p>
          </table:table-cell>
          <table:table-cell office:value-type="float" office:value="1.775" calcext:value-type="float">
            <text:p>1.775</text:p>
          </table:table-cell>
          <table:table-cell office:value-type="float" office:value="1.76119" calcext:value-type="float">
            <text:p>1.76119</text:p>
          </table:table-cell>
        </table:table-row>
        <table:table-row table:style-name="ro2">
          <table:table-cell office:value-type="float" office:value="1.90136" calcext:value-type="float">
            <text:p>1.90136</text:p>
          </table:table-cell>
          <table:table-cell office:value-type="float" office:value="12.0928" calcext:value-type="float">
            <text:p>12.0928</text:p>
          </table:table-cell>
          <table:table-cell office:value-type="float" office:value="1.776" calcext:value-type="float">
            <text:p>1.776</text:p>
          </table:table-cell>
          <table:table-cell office:value-type="float" office:value="1.790612" calcext:value-type="float">
            <text:p>1.790612</text:p>
          </table:table-cell>
        </table:table-row>
        <table:table-row table:style-name="ro2">
          <table:table-cell office:value-type="float" office:value="1.90229" calcext:value-type="float">
            <text:p>1.90229</text:p>
          </table:table-cell>
          <table:table-cell office:value-type="float" office:value="12.2316" calcext:value-type="float">
            <text:p>12.2316</text:p>
          </table:table-cell>
          <table:table-cell office:value-type="float" office:value="1.777" calcext:value-type="float">
            <text:p>1.777</text:p>
          </table:table-cell>
          <table:table-cell office:value-type="float" office:value="1.82049" calcext:value-type="float">
            <text:p>1.82049</text:p>
          </table:table-cell>
        </table:table-row>
        <table:table-row table:style-name="ro2">
          <table:table-cell office:value-type="float" office:value="1.90346" calcext:value-type="float">
            <text:p>1.90346</text:p>
          </table:table-cell>
          <table:table-cell office:value-type="float" office:value="12.3998" calcext:value-type="float">
            <text:p>12.3998</text:p>
          </table:table-cell>
          <table:table-cell office:value-type="float" office:value="1.778" calcext:value-type="float">
            <text:p>1.778</text:p>
          </table:table-cell>
          <table:table-cell office:value-type="float" office:value="1.850831" calcext:value-type="float">
            <text:p>1.850831</text:p>
          </table:table-cell>
        </table:table-row>
        <table:table-row table:style-name="ro2">
          <table:table-cell office:value-type="float" office:value="1.90455" calcext:value-type="float">
            <text:p>1.90455</text:p>
          </table:table-cell>
          <table:table-cell office:value-type="float" office:value="12.526" calcext:value-type="float">
            <text:p>12.526</text:p>
          </table:table-cell>
          <table:table-cell office:value-type="float" office:value="1.779" calcext:value-type="float">
            <text:p>1.779</text:p>
          </table:table-cell>
          <table:table-cell office:value-type="float" office:value="1.88164" calcext:value-type="float">
            <text:p>1.88164</text:p>
          </table:table-cell>
        </table:table-row>
        <table:table-row table:style-name="ro2">
          <table:table-cell office:value-type="float" office:value="1.90572" calcext:value-type="float">
            <text:p>1.90572</text:p>
          </table:table-cell>
          <table:table-cell office:value-type="float" office:value="12.69" calcext:value-type="float">
            <text:p>12.69</text:p>
          </table:table-cell>
          <table:table-cell office:value-type="float" office:value="1.78" calcext:value-type="float">
            <text:p>1.78</text:p>
          </table:table-cell>
          <table:table-cell office:value-type="float" office:value="1.912925" calcext:value-type="float">
            <text:p>1.912925</text:p>
          </table:table-cell>
        </table:table-row>
        <table:table-row table:style-name="ro2">
          <table:table-cell office:value-type="float" office:value="1.90673" calcext:value-type="float">
            <text:p>1.90673</text:p>
          </table:table-cell>
          <table:table-cell office:value-type="float" office:value="12.833" calcext:value-type="float">
            <text:p>12.833</text:p>
          </table:table-cell>
          <table:table-cell office:value-type="float" office:value="1.781" calcext:value-type="float">
            <text:p>1.781</text:p>
          </table:table-cell>
          <table:table-cell office:value-type="float" office:value="1.94469" calcext:value-type="float">
            <text:p>1.94469</text:p>
          </table:table-cell>
        </table:table-row>
        <table:table-row table:style-name="ro2">
          <table:table-cell office:value-type="float" office:value="1.9079" calcext:value-type="float">
            <text:p>1.9079</text:p>
          </table:table-cell>
          <table:table-cell office:value-type="float" office:value="13.018" calcext:value-type="float">
            <text:p>13.018</text:p>
          </table:table-cell>
          <table:table-cell office:value-type="float" office:value="1.782" calcext:value-type="float">
            <text:p>1.782</text:p>
          </table:table-cell>
          <table:table-cell office:value-type="float" office:value="1.976943" calcext:value-type="float">
            <text:p>1.976943</text:p>
          </table:table-cell>
        </table:table-row>
        <table:table-row table:style-name="ro2">
          <table:table-cell office:value-type="float" office:value="1.90891" calcext:value-type="float">
            <text:p>1.90891</text:p>
          </table:table-cell>
          <table:table-cell office:value-type="float" office:value="13.203" calcext:value-type="float">
            <text:p>13.203</text:p>
          </table:table-cell>
          <table:table-cell office:value-type="float" office:value="1.783" calcext:value-type="float">
            <text:p>1.783</text:p>
          </table:table-cell>
          <table:table-cell office:value-type="float" office:value="2.009688" calcext:value-type="float">
            <text:p>2.009688</text:p>
          </table:table-cell>
        </table:table-row>
        <table:table-row table:style-name="ro2">
          <table:table-cell office:value-type="float" office:value="1.91008" calcext:value-type="float">
            <text:p>1.91008</text:p>
          </table:table-cell>
          <table:table-cell office:value-type="float" office:value="13.3881" calcext:value-type="float">
            <text:p>13.3881</text:p>
          </table:table-cell>
          <table:table-cell office:value-type="float" office:value="1.784" calcext:value-type="float">
            <text:p>1.784</text:p>
          </table:table-cell>
          <table:table-cell office:value-type="float" office:value="2.042934" calcext:value-type="float">
            <text:p>2.042934</text:p>
          </table:table-cell>
        </table:table-row>
        <table:table-row table:style-name="ro2">
          <table:table-cell office:value-type="float" office:value="1.91109" calcext:value-type="float">
            <text:p>1.91109</text:p>
          </table:table-cell>
          <table:table-cell office:value-type="float" office:value="13.5353" calcext:value-type="float">
            <text:p>13.5353</text:p>
          </table:table-cell>
          <table:table-cell office:value-type="float" office:value="1.785" calcext:value-type="float">
            <text:p>1.785</text:p>
          </table:table-cell>
          <table:table-cell office:value-type="float" office:value="2.076685" calcext:value-type="float">
            <text:p>2.076685</text:p>
          </table:table-cell>
        </table:table-row>
        <table:table-row table:style-name="ro2">
          <table:table-cell office:value-type="float" office:value="1.91218" calcext:value-type="float">
            <text:p>1.91218</text:p>
          </table:table-cell>
          <table:table-cell office:value-type="float" office:value="13.6825" calcext:value-type="float">
            <text:p>13.6825</text:p>
          </table:table-cell>
          <table:table-cell office:value-type="float" office:value="1.786" calcext:value-type="float">
            <text:p>1.786</text:p>
          </table:table-cell>
          <table:table-cell office:value-type="float" office:value="2.110949" calcext:value-type="float">
            <text:p>2.110949</text:p>
          </table:table-cell>
        </table:table-row>
        <table:table-row table:style-name="ro2">
          <table:table-cell office:value-type="float" office:value="1.91343" calcext:value-type="float">
            <text:p>1.91343</text:p>
          </table:table-cell>
          <table:table-cell office:value-type="float" office:value="13.9053" calcext:value-type="float">
            <text:p>13.9053</text:p>
          </table:table-cell>
          <table:table-cell office:value-type="float" office:value="1.787" calcext:value-type="float">
            <text:p>1.787</text:p>
          </table:table-cell>
          <table:table-cell office:value-type="float" office:value="2.145732" calcext:value-type="float">
            <text:p>2.145732</text:p>
          </table:table-cell>
        </table:table-row>
        <table:table-row table:style-name="ro2">
          <table:table-cell office:value-type="float" office:value="1.91467" calcext:value-type="float">
            <text:p>1.91467</text:p>
          </table:table-cell>
          <table:table-cell office:value-type="float" office:value="14.1324" calcext:value-type="float">
            <text:p>14.1324</text:p>
          </table:table-cell>
          <table:table-cell office:value-type="float" office:value="1.788" calcext:value-type="float">
            <text:p>1.788</text:p>
          </table:table-cell>
          <table:table-cell office:value-type="float" office:value="2.181039" calcext:value-type="float">
            <text:p>2.181039</text:p>
          </table:table-cell>
        </table:table-row>
        <table:table-row table:style-name="ro2">
          <table:table-cell office:value-type="float" office:value="1.91623" calcext:value-type="float">
            <text:p>1.91623</text:p>
          </table:table-cell>
          <table:table-cell office:value-type="float" office:value="14.3385" calcext:value-type="float">
            <text:p>14.3385</text:p>
          </table:table-cell>
          <table:table-cell office:value-type="float" office:value="1.789" calcext:value-type="float">
            <text:p>1.789</text:p>
          </table:table-cell>
          <table:table-cell office:value-type="float" office:value="2.216879" calcext:value-type="float">
            <text:p>2.216879</text:p>
          </table:table-cell>
        </table:table-row>
        <table:table-row table:style-name="ro2">
          <table:table-cell office:value-type="float" office:value="1.91748" calcext:value-type="float">
            <text:p>1.91748</text:p>
          </table:table-cell>
          <table:table-cell office:value-type="float" office:value="14.5656" calcext:value-type="float">
            <text:p>14.5656</text:p>
          </table:table-cell>
          <table:table-cell office:value-type="float" office:value="1.79" calcext:value-type="float">
            <text:p>1.79</text:p>
          </table:table-cell>
          <table:table-cell office:value-type="float" office:value="2.253256" calcext:value-type="float">
            <text:p>2.253256</text:p>
          </table:table-cell>
        </table:table-row>
        <table:table-row table:style-name="ro2">
          <table:table-cell office:value-type="float" office:value="1.91903" calcext:value-type="float">
            <text:p>1.91903</text:p>
          </table:table-cell>
          <table:table-cell office:value-type="float" office:value="14.8263" calcext:value-type="float">
            <text:p>14.8263</text:p>
          </table:table-cell>
          <table:table-cell office:value-type="float" office:value="1.791" calcext:value-type="float">
            <text:p>1.791</text:p>
          </table:table-cell>
          <table:table-cell office:value-type="float" office:value="2.290178" calcext:value-type="float">
            <text:p>2.290178</text:p>
          </table:table-cell>
        </table:table-row>
        <table:table-row table:style-name="ro2">
          <table:table-cell office:value-type="float" office:value="1.92028" calcext:value-type="float">
            <text:p>1.92028</text:p>
          </table:table-cell>
          <table:table-cell office:value-type="float" office:value="15.045" calcext:value-type="float">
            <text:p>15.045</text:p>
          </table:table-cell>
          <table:table-cell office:value-type="float" office:value="1.792" calcext:value-type="float">
            <text:p>1.792</text:p>
          </table:table-cell>
          <table:table-cell office:value-type="float" office:value="2.327651" calcext:value-type="float">
            <text:p>2.327651</text:p>
          </table:table-cell>
        </table:table-row>
        <table:table-row table:style-name="ro2">
          <table:table-cell office:value-type="float" office:value="1.92168" calcext:value-type="float">
            <text:p>1.92168</text:p>
          </table:table-cell>
          <table:table-cell office:value-type="float" office:value="15.2679" calcext:value-type="float">
            <text:p>15.2679</text:p>
          </table:table-cell>
          <table:table-cell office:value-type="float" office:value="1.793" calcext:value-type="float">
            <text:p>1.793</text:p>
          </table:table-cell>
          <table:table-cell office:value-type="float" office:value="2.365683" calcext:value-type="float">
            <text:p>2.365683</text:p>
          </table:table-cell>
        </table:table-row>
        <table:table-row table:style-name="ro2">
          <table:table-cell office:value-type="float" office:value="1.92293" calcext:value-type="float">
            <text:p>1.92293</text:p>
          </table:table-cell>
          <table:table-cell office:value-type="float" office:value="15.4992" calcext:value-type="float">
            <text:p>15.4992</text:p>
          </table:table-cell>
          <table:table-cell office:value-type="float" office:value="1.794" calcext:value-type="float">
            <text:p>1.794</text:p>
          </table:table-cell>
          <table:table-cell office:value-type="float" office:value="2.404278" calcext:value-type="float">
            <text:p>2.404278</text:p>
          </table:table-cell>
        </table:table-row>
        <table:table-row table:style-name="ro2">
          <table:table-cell office:value-type="float" office:value="1.92417" calcext:value-type="float">
            <text:p>1.92417</text:p>
          </table:table-cell>
          <table:table-cell office:value-type="float" office:value="15.7347" calcext:value-type="float">
            <text:p>15.7347</text:p>
          </table:table-cell>
          <table:table-cell office:value-type="float" office:value="1.795" calcext:value-type="float">
            <text:p>1.795</text:p>
          </table:table-cell>
          <table:table-cell office:value-type="float" office:value="2.443445" calcext:value-type="float">
            <text:p>2.443445</text:p>
          </table:table-cell>
        </table:table-row>
        <table:table-row table:style-name="ro2">
          <table:table-cell office:value-type="float" office:value="1.92565" calcext:value-type="float">
            <text:p>1.92565</text:p>
          </table:table-cell>
          <table:table-cell office:value-type="float" office:value="16.0164" calcext:value-type="float">
            <text:p>16.0164</text:p>
          </table:table-cell>
          <table:table-cell office:value-type="float" office:value="1.796" calcext:value-type="float">
            <text:p>1.796</text:p>
          </table:table-cell>
          <table:table-cell office:value-type="float" office:value="2.48319" calcext:value-type="float">
            <text:p>2.48319</text:p>
          </table:table-cell>
        </table:table-row>
        <table:table-row table:style-name="ro2">
          <table:table-cell office:value-type="float" office:value="1.92659" calcext:value-type="float">
            <text:p>1.92659</text:p>
          </table:table-cell>
          <table:table-cell office:value-type="float" office:value="16.2519" calcext:value-type="float">
            <text:p>16.2519</text:p>
          </table:table-cell>
          <table:table-cell office:value-type="float" office:value="1.797" calcext:value-type="float">
            <text:p>1.797</text:p>
          </table:table-cell>
          <table:table-cell office:value-type="float" office:value="2.523519" calcext:value-type="float">
            <text:p>2.523519</text:p>
          </table:table-cell>
        </table:table-row>
        <table:table-row table:style-name="ro2">
          <table:table-cell office:value-type="float" office:value="1.92799" calcext:value-type="float">
            <text:p>1.92799</text:p>
          </table:table-cell>
          <table:table-cell office:value-type="float" office:value="16.5211" calcext:value-type="float">
            <text:p>16.5211</text:p>
          </table:table-cell>
          <table:table-cell office:value-type="float" office:value="1.798" calcext:value-type="float">
            <text:p>1.798</text:p>
          </table:table-cell>
          <table:table-cell office:value-type="float" office:value="2.56444" calcext:value-type="float">
            <text:p>2.56444</text:p>
          </table:table-cell>
        </table:table-row>
        <table:table-row table:style-name="ro2">
          <table:table-cell office:value-type="float" office:value="1.92947" calcext:value-type="float">
            <text:p>1.92947</text:p>
          </table:table-cell>
          <table:table-cell office:value-type="float" office:value="16.7776" calcext:value-type="float">
            <text:p>16.7776</text:p>
          </table:table-cell>
          <table:table-cell office:value-type="float" office:value="1.799" calcext:value-type="float">
            <text:p>1.799</text:p>
          </table:table-cell>
          <table:table-cell office:value-type="float" office:value="2.60596" calcext:value-type="float">
            <text:p>2.60596</text:p>
          </table:table-cell>
        </table:table-row>
        <table:table-row table:style-name="ro2">
          <table:table-cell office:value-type="float" office:value="1.93079" calcext:value-type="float">
            <text:p>1.93079</text:p>
          </table:table-cell>
          <table:table-cell office:value-type="float" office:value="17.0257" calcext:value-type="float">
            <text:p>17.0257</text:p>
          </table:table-cell>
          <table:table-cell office:value-type="float" office:value="1.8" calcext:value-type="float">
            <text:p>1.8</text:p>
          </table:table-cell>
          <table:table-cell office:value-type="float" office:value="2.648084" calcext:value-type="float">
            <text:p>2.648084</text:p>
          </table:table-cell>
        </table:table-row>
        <table:table-row table:style-name="ro2">
          <table:table-cell office:value-type="float" office:value="1.9322" calcext:value-type="float">
            <text:p>1.9322</text:p>
          </table:table-cell>
          <table:table-cell office:value-type="float" office:value="17.3411" calcext:value-type="float">
            <text:p>17.3411</text:p>
          </table:table-cell>
          <table:table-cell office:value-type="float" office:value="1.801" calcext:value-type="float">
            <text:p>1.801</text:p>
          </table:table-cell>
          <table:table-cell office:value-type="float" office:value="2.69082" calcext:value-type="float">
            <text:p>2.69082</text:p>
          </table:table-cell>
        </table:table-row>
        <table:table-row table:style-name="ro2">
          <table:table-cell office:value-type="float" office:value="1.9336" calcext:value-type="float">
            <text:p>1.9336</text:p>
          </table:table-cell>
          <table:table-cell office:value-type="float" office:value="17.5808" calcext:value-type="float">
            <text:p>17.5808</text:p>
          </table:table-cell>
          <table:table-cell office:value-type="float" office:value="1.802" calcext:value-type="float">
            <text:p>1.802</text:p>
          </table:table-cell>
          <table:table-cell office:value-type="float" office:value="2.734175" calcext:value-type="float">
            <text:p>2.734175</text:p>
          </table:table-cell>
        </table:table-row>
        <table:table-row table:style-name="ro2">
          <table:table-cell office:value-type="float" office:value="1.93492" calcext:value-type="float">
            <text:p>1.93492</text:p>
          </table:table-cell>
          <table:table-cell office:value-type="float" office:value="17.8542" calcext:value-type="float">
            <text:p>17.8542</text:p>
          </table:table-cell>
          <table:table-cell office:value-type="float" office:value="1.803" calcext:value-type="float">
            <text:p>1.803</text:p>
          </table:table-cell>
          <table:table-cell office:value-type="float" office:value="2.778156" calcext:value-type="float">
            <text:p>2.778156</text:p>
          </table:table-cell>
        </table:table-row>
        <table:table-row table:style-name="ro2">
          <table:table-cell office:value-type="float" office:value="1.93648" calcext:value-type="float">
            <text:p>1.93648</text:p>
          </table:table-cell>
          <table:table-cell office:value-type="float" office:value="18.1275" calcext:value-type="float">
            <text:p>18.1275</text:p>
          </table:table-cell>
          <table:table-cell office:value-type="float" office:value="1.804" calcext:value-type="float">
            <text:p>1.804</text:p>
          </table:table-cell>
          <table:table-cell office:value-type="float" office:value="2.822769" calcext:value-type="float">
            <text:p>2.822769</text:p>
          </table:table-cell>
        </table:table-row>
        <table:table-row table:style-name="ro2">
          <table:table-cell office:value-type="float" office:value="1.93773" calcext:value-type="float">
            <text:p>1.93773</text:p>
          </table:table-cell>
          <table:table-cell office:value-type="float" office:value="18.3883" calcext:value-type="float">
            <text:p>18.3883</text:p>
          </table:table-cell>
          <table:table-cell office:value-type="float" office:value="1.805" calcext:value-type="float">
            <text:p>1.805</text:p>
          </table:table-cell>
          <table:table-cell office:value-type="float" office:value="2.868022" calcext:value-type="float">
            <text:p>2.868022</text:p>
          </table:table-cell>
        </table:table-row>
        <table:table-row table:style-name="ro2">
          <table:table-cell office:value-type="float" office:value="1.93928" calcext:value-type="float">
            <text:p>1.93928</text:p>
          </table:table-cell>
          <table:table-cell office:value-type="float" office:value="18.67" calcext:value-type="float">
            <text:p>18.67</text:p>
          </table:table-cell>
          <table:table-cell office:value-type="float" office:value="1.806" calcext:value-type="float">
            <text:p>1.806</text:p>
          </table:table-cell>
          <table:table-cell office:value-type="float" office:value="2.913922" calcext:value-type="float">
            <text:p>2.913922</text:p>
          </table:table-cell>
        </table:table-row>
        <table:table-row table:style-name="ro2">
          <table:table-cell office:value-type="float" office:value="1.94053" calcext:value-type="float">
            <text:p>1.94053</text:p>
          </table:table-cell>
          <table:table-cell office:value-type="float" office:value="18.9013" calcext:value-type="float">
            <text:p>18.9013</text:p>
          </table:table-cell>
          <table:table-cell office:value-type="float" office:value="1.807" calcext:value-type="float">
            <text:p>1.807</text:p>
          </table:table-cell>
          <table:table-cell office:value-type="float" office:value="2.960475" calcext:value-type="float">
            <text:p>2.960475</text:p>
          </table:table-cell>
        </table:table-row>
        <table:table-row table:style-name="ro2">
          <table:table-cell office:value-type="float" office:value="1.94193" calcext:value-type="float">
            <text:p>1.94193</text:p>
          </table:table-cell>
          <table:table-cell office:value-type="float" office:value="19.1789" calcext:value-type="float">
            <text:p>19.1789</text:p>
          </table:table-cell>
          <table:table-cell office:value-type="float" office:value="1.808" calcext:value-type="float">
            <text:p>1.808</text:p>
          </table:table-cell>
          <table:table-cell office:value-type="float" office:value="3.007688" calcext:value-type="float">
            <text:p>3.007688</text:p>
          </table:table-cell>
        </table:table-row>
        <table:table-row table:style-name="ro2">
          <table:table-cell office:value-type="float" office:value="1.94341" calcext:value-type="float">
            <text:p>1.94341</text:p>
          </table:table-cell>
          <table:table-cell office:value-type="float" office:value="19.4817" calcext:value-type="float">
            <text:p>19.4817</text:p>
          </table:table-cell>
          <table:table-cell office:value-type="float" office:value="1.809" calcext:value-type="float">
            <text:p>1.809</text:p>
          </table:table-cell>
          <table:table-cell office:value-type="float" office:value="3.055569" calcext:value-type="float">
            <text:p>3.055569</text:p>
          </table:table-cell>
        </table:table-row>
        <table:table-row table:style-name="ro2">
          <table:table-cell office:value-type="float" office:value="1.94489" calcext:value-type="float">
            <text:p>1.94489</text:p>
          </table:table-cell>
          <table:table-cell office:value-type="float" office:value="19.755" calcext:value-type="float">
            <text:p>19.755</text:p>
          </table:table-cell>
          <table:table-cell office:value-type="float" office:value="1.81" calcext:value-type="float">
            <text:p>1.81</text:p>
          </table:table-cell>
          <table:table-cell office:value-type="float" office:value="3.104125" calcext:value-type="float">
            <text:p>3.104125</text:p>
          </table:table-cell>
        </table:table-row>
        <table:table-row table:style-name="ro2">
          <table:table-cell office:value-type="float" office:value="1.94637" calcext:value-type="float">
            <text:p>1.94637</text:p>
          </table:table-cell>
          <table:table-cell office:value-type="float" office:value="20.0494" calcext:value-type="float">
            <text:p>20.0494</text:p>
          </table:table-cell>
          <table:table-cell office:value-type="float" office:value="1.811" calcext:value-type="float">
            <text:p>1.811</text:p>
          </table:table-cell>
          <table:table-cell office:value-type="float" office:value="3.153362" calcext:value-type="float">
            <text:p>3.153362</text:p>
          </table:table-cell>
        </table:table-row>
        <table:table-row table:style-name="ro2">
          <table:table-cell office:value-type="float" office:value="1.94785" calcext:value-type="float">
            <text:p>1.94785</text:p>
          </table:table-cell>
          <table:table-cell office:value-type="float" office:value="20.3774" calcext:value-type="float">
            <text:p>20.3774</text:p>
          </table:table-cell>
          <table:table-cell office:value-type="float" office:value="1.812" calcext:value-type="float">
            <text:p>1.812</text:p>
          </table:table-cell>
          <table:table-cell office:value-type="float" office:value="3.203288" calcext:value-type="float">
            <text:p>3.203288</text:p>
          </table:table-cell>
        </table:table-row>
        <table:table-row table:style-name="ro2">
          <table:table-cell office:value-type="float" office:value="1.94956" calcext:value-type="float">
            <text:p>1.94956</text:p>
          </table:table-cell>
          <table:table-cell office:value-type="float" office:value="20.7727" calcext:value-type="float">
            <text:p>20.7727</text:p>
          </table:table-cell>
          <table:table-cell office:value-type="float" office:value="1.813" calcext:value-type="float">
            <text:p>1.813</text:p>
          </table:table-cell>
          <table:table-cell office:value-type="float" office:value="3.253909" calcext:value-type="float">
            <text:p>3.253909</text:p>
          </table:table-cell>
        </table:table-row>
        <table:table-row table:style-name="ro2">
          <table:table-cell office:value-type="float" office:value="1.95089" calcext:value-type="float">
            <text:p>1.95089</text:p>
          </table:table-cell>
          <table:table-cell office:value-type="float" office:value="21.1175" calcext:value-type="float">
            <text:p>21.1175</text:p>
          </table:table-cell>
          <table:table-cell office:value-type="float" office:value="1.814" calcext:value-type="float">
            <text:p>1.814</text:p>
          </table:table-cell>
          <table:table-cell office:value-type="float" office:value="3.305234" calcext:value-type="float">
            <text:p>3.305234</text:p>
          </table:table-cell>
        </table:table-row>
        <table:table-row table:style-name="ro2">
          <table:table-cell office:value-type="float" office:value="1.95221" calcext:value-type="float">
            <text:p>1.95221</text:p>
          </table:table-cell>
          <table:table-cell office:value-type="float" office:value="21.4245" calcext:value-type="float">
            <text:p>21.4245</text:p>
          </table:table-cell>
          <table:table-cell office:value-type="float" office:value="1.815" calcext:value-type="float">
            <text:p>1.815</text:p>
          </table:table-cell>
          <table:table-cell office:value-type="float" office:value="3.357267" calcext:value-type="float">
            <text:p>3.357267</text:p>
          </table:table-cell>
        </table:table-row>
        <table:table-row table:style-name="ro2">
          <table:table-cell office:value-type="float" office:value="1.95369" calcext:value-type="float">
            <text:p>1.95369</text:p>
          </table:table-cell>
          <table:table-cell office:value-type="float" office:value="21.7273" calcext:value-type="float">
            <text:p>21.7273</text:p>
          </table:table-cell>
          <table:table-cell office:value-type="float" office:value="1.816" calcext:value-type="float">
            <text:p>1.816</text:p>
          </table:table-cell>
          <table:table-cell office:value-type="float" office:value="3.410018" calcext:value-type="float">
            <text:p>3.410018</text:p>
          </table:table-cell>
        </table:table-row>
        <table:table-row table:style-name="ro2">
          <table:table-cell office:value-type="float" office:value="1.95494" calcext:value-type="float">
            <text:p>1.95494</text:p>
          </table:table-cell>
          <table:table-cell office:value-type="float" office:value="22.0806" calcext:value-type="float">
            <text:p>22.0806</text:p>
          </table:table-cell>
          <table:table-cell office:value-type="float" office:value="1.817" calcext:value-type="float">
            <text:p>1.817</text:p>
          </table:table-cell>
          <table:table-cell office:value-type="float" office:value="3.463492" calcext:value-type="float">
            <text:p>3.463492</text:p>
          </table:table-cell>
        </table:table-row>
        <table:table-row table:style-name="ro2">
          <table:table-cell office:value-type="float" office:value="1.95642" calcext:value-type="float">
            <text:p>1.95642</text:p>
          </table:table-cell>
          <table:table-cell office:value-type="float" office:value="22.4675" calcext:value-type="float">
            <text:p>22.4675</text:p>
          </table:table-cell>
          <table:table-cell office:value-type="float" office:value="1.818" calcext:value-type="float">
            <text:p>1.818</text:p>
          </table:table-cell>
          <table:table-cell office:value-type="float" office:value="3.517697" calcext:value-type="float">
            <text:p>3.517697</text:p>
          </table:table-cell>
        </table:table-row>
        <table:table-row table:style-name="ro2">
          <table:table-cell office:value-type="float" office:value="1.95782" calcext:value-type="float">
            <text:p>1.95782</text:p>
          </table:table-cell>
          <table:table-cell office:value-type="float" office:value="22.745" calcext:value-type="float">
            <text:p>22.745</text:p>
          </table:table-cell>
          <table:table-cell office:value-type="float" office:value="1.819" calcext:value-type="float">
            <text:p>1.819</text:p>
          </table:table-cell>
          <table:table-cell office:value-type="float" office:value="3.57264" calcext:value-type="float">
            <text:p>3.57264</text:p>
          </table:table-cell>
        </table:table-row>
        <table:table-row table:style-name="ro2">
          <table:table-cell office:value-type="float" office:value="1.95914" calcext:value-type="float">
            <text:p>1.95914</text:p>
          </table:table-cell>
          <table:table-cell office:value-type="float" office:value="23.0604" calcext:value-type="float">
            <text:p>23.0604</text:p>
          </table:table-cell>
          <table:table-cell office:value-type="float" office:value="1.82" calcext:value-type="float">
            <text:p>1.82</text:p>
          </table:table-cell>
          <table:table-cell office:value-type="float" office:value="3.628328" calcext:value-type="float">
            <text:p>3.628328</text:p>
          </table:table-cell>
        </table:table-row>
        <table:table-row table:style-name="ro2">
          <table:table-cell office:value-type="float" office:value="1.96039" calcext:value-type="float">
            <text:p>1.96039</text:p>
          </table:table-cell>
          <table:table-cell office:value-type="float" office:value="23.3758" calcext:value-type="float">
            <text:p>23.3758</text:p>
          </table:table-cell>
          <table:table-cell office:value-type="float" office:value="1.821" calcext:value-type="float">
            <text:p>1.821</text:p>
          </table:table-cell>
          <table:table-cell office:value-type="float" office:value="3.684768" calcext:value-type="float">
            <text:p>3.684768</text:p>
          </table:table-cell>
        </table:table-row>
        <table:table-row table:style-name="ro2">
          <table:table-cell office:value-type="float" office:value="1.96148" calcext:value-type="float">
            <text:p>1.96148</text:p>
          </table:table-cell>
          <table:table-cell office:value-type="float" office:value="23.645" calcext:value-type="float">
            <text:p>23.645</text:p>
          </table:table-cell>
          <table:table-cell office:value-type="float" office:value="1.822" calcext:value-type="float">
            <text:p>1.822</text:p>
          </table:table-cell>
          <table:table-cell office:value-type="float" office:value="3.741967" calcext:value-type="float">
            <text:p>3.741967</text:p>
          </table:table-cell>
        </table:table-row>
        <table:table-row table:style-name="ro2">
          <table:table-cell office:value-type="float" office:value="1.96273" calcext:value-type="float">
            <text:p>1.96273</text:p>
          </table:table-cell>
          <table:table-cell office:value-type="float" office:value="23.9688" calcext:value-type="float">
            <text:p>23.9688</text:p>
          </table:table-cell>
          <table:table-cell office:value-type="float" office:value="1.823" calcext:value-type="float">
            <text:p>1.823</text:p>
          </table:table-cell>
          <table:table-cell office:value-type="float" office:value="3.799932" calcext:value-type="float">
            <text:p>3.799932</text:p>
          </table:table-cell>
        </table:table-row>
        <table:table-row table:style-name="ro2">
          <table:table-cell office:value-type="float" office:value="1.96413" calcext:value-type="float">
            <text:p>1.96413</text:p>
          </table:table-cell>
          <table:table-cell office:value-type="float" office:value="24.2758" calcext:value-type="float">
            <text:p>24.2758</text:p>
          </table:table-cell>
          <table:table-cell office:value-type="float" office:value="1.824" calcext:value-type="float">
            <text:p>1.824</text:p>
          </table:table-cell>
          <table:table-cell office:value-type="float" office:value="3.85867" calcext:value-type="float">
            <text:p>3.85867</text:p>
          </table:table-cell>
        </table:table-row>
        <table:table-row table:style-name="ro2">
          <table:table-cell office:value-type="float" office:value="1.96514" calcext:value-type="float">
            <text:p>1.96514</text:p>
          </table:table-cell>
          <table:table-cell office:value-type="float" office:value="24.5617" calcext:value-type="float">
            <text:p>24.5617</text:p>
          </table:table-cell>
          <table:table-cell office:value-type="float" office:value="1.825" calcext:value-type="float">
            <text:p>1.825</text:p>
          </table:table-cell>
          <table:table-cell office:value-type="float" office:value="3.918188" calcext:value-type="float">
            <text:p>3.918188</text:p>
          </table:table-cell>
        </table:table-row>
        <table:table-row table:style-name="ro2">
          <table:table-cell office:value-type="float" office:value="1.96647" calcext:value-type="float">
            <text:p>1.96647</text:p>
          </table:table-cell>
          <table:table-cell office:value-type="float" office:value="24.8561" calcext:value-type="float">
            <text:p>24.8561</text:p>
          </table:table-cell>
          <table:table-cell office:value-type="float" office:value="1.826" calcext:value-type="float">
            <text:p>1.826</text:p>
          </table:table-cell>
          <table:table-cell office:value-type="float" office:value="3.978493" calcext:value-type="float">
            <text:p>3.978493</text:p>
          </table:table-cell>
        </table:table-row>
        <table:table-row table:style-name="ro2">
          <table:table-cell office:value-type="float" office:value="1.96764" calcext:value-type="float">
            <text:p>1.96764</text:p>
          </table:table-cell>
          <table:table-cell office:value-type="float" office:value="25.1547" calcext:value-type="float">
            <text:p>25.1547</text:p>
          </table:table-cell>
          <table:table-cell office:value-type="float" office:value="1.827" calcext:value-type="float">
            <text:p>1.827</text:p>
          </table:table-cell>
          <table:table-cell office:value-type="float" office:value="4.039591" calcext:value-type="float">
            <text:p>4.039591</text:p>
          </table:table-cell>
        </table:table-row>
        <table:table-row table:style-name="ro2">
          <table:table-cell office:value-type="float" office:value="1.96904" calcext:value-type="float">
            <text:p>1.96904</text:p>
          </table:table-cell>
          <table:table-cell office:value-type="float" office:value="25.5205" calcext:value-type="float">
            <text:p>25.5205</text:p>
          </table:table-cell>
          <table:table-cell office:value-type="float" office:value="1.828" calcext:value-type="float">
            <text:p>1.828</text:p>
          </table:table-cell>
          <table:table-cell office:value-type="float" office:value="4.10149" calcext:value-type="float">
            <text:p>4.10149</text:p>
          </table:table-cell>
        </table:table-row>
        <table:table-row table:style-name="ro2">
          <table:table-cell office:value-type="float" office:value="1.97044" calcext:value-type="float">
            <text:p>1.97044</text:p>
          </table:table-cell>
          <table:table-cell office:value-type="float" office:value="25.878" calcext:value-type="float">
            <text:p>25.878</text:p>
          </table:table-cell>
          <table:table-cell office:value-type="float" office:value="1.829" calcext:value-type="float">
            <text:p>1.829</text:p>
          </table:table-cell>
          <table:table-cell office:value-type="float" office:value="4.164197" calcext:value-type="float">
            <text:p>4.164197</text:p>
          </table:table-cell>
        </table:table-row>
        <table:table-row table:style-name="ro2">
          <table:table-cell office:value-type="float" office:value="1.97169" calcext:value-type="float">
            <text:p>1.97169</text:p>
          </table:table-cell>
          <table:table-cell office:value-type="float" office:value="26.1766" calcext:value-type="float">
            <text:p>26.1766</text:p>
          </table:table-cell>
          <table:table-cell office:value-type="float" office:value="1.83" calcext:value-type="float">
            <text:p>1.83</text:p>
          </table:table-cell>
          <table:table-cell office:value-type="float" office:value="4.227718" calcext:value-type="float">
            <text:p>4.227718</text:p>
          </table:table-cell>
        </table:table-row>
        <table:table-row table:style-name="ro2">
          <table:table-cell office:value-type="float" office:value="1.97317" calcext:value-type="float">
            <text:p>1.97317</text:p>
          </table:table-cell>
          <table:table-cell office:value-type="float" office:value="26.5298" calcext:value-type="float">
            <text:p>26.5298</text:p>
          </table:table-cell>
          <table:table-cell office:value-type="float" office:value="1.831" calcext:value-type="float">
            <text:p>1.831</text:p>
          </table:table-cell>
          <table:table-cell office:value-type="float" office:value="4.292061" calcext:value-type="float">
            <text:p>4.292061</text:p>
          </table:table-cell>
        </table:table-row>
        <table:table-row table:style-name="ro2">
          <table:table-cell office:value-type="float" office:value="1.97434" calcext:value-type="float">
            <text:p>1.97434</text:p>
          </table:table-cell>
          <table:table-cell office:value-type="float" office:value="26.8831" calcext:value-type="float">
            <text:p>26.8831</text:p>
          </table:table-cell>
          <table:table-cell office:value-type="float" office:value="1.832" calcext:value-type="float">
            <text:p>1.832</text:p>
          </table:table-cell>
          <table:table-cell office:value-type="float" office:value="4.357231" calcext:value-type="float">
            <text:p>4.357231</text:p>
          </table:table-cell>
        </table:table-row>
        <table:table-row table:style-name="ro2">
          <table:table-cell office:value-type="float" office:value="1.97566" calcext:value-type="float">
            <text:p>1.97566</text:p>
          </table:table-cell>
          <table:table-cell office:value-type="float" office:value="27.2027" calcext:value-type="float">
            <text:p>27.2027</text:p>
          </table:table-cell>
          <table:table-cell office:value-type="float" office:value="1.833" calcext:value-type="float">
            <text:p>1.833</text:p>
          </table:table-cell>
          <table:table-cell office:value-type="float" office:value="4.423237" calcext:value-type="float">
            <text:p>4.423237</text:p>
          </table:table-cell>
        </table:table-row>
        <table:table-row table:style-name="ro2">
          <table:table-cell office:value-type="float" office:value="1.97667" calcext:value-type="float">
            <text:p>1.97667</text:p>
          </table:table-cell>
          <table:table-cell office:value-type="float" office:value="27.455" calcext:value-type="float">
            <text:p>27.455</text:p>
          </table:table-cell>
          <table:table-cell office:value-type="float" office:value="1.834" calcext:value-type="float">
            <text:p>1.834</text:p>
          </table:table-cell>
          <table:table-cell office:value-type="float" office:value="4.490084" calcext:value-type="float">
            <text:p>4.490084</text:p>
          </table:table-cell>
        </table:table-row>
        <table:table-row table:style-name="ro2">
          <table:table-cell office:value-type="float" office:value="1.97792" calcext:value-type="float">
            <text:p>1.97792</text:p>
          </table:table-cell>
          <table:table-cell office:value-type="float" office:value="27.7704" calcext:value-type="float">
            <text:p>27.7704</text:p>
          </table:table-cell>
          <table:table-cell office:value-type="float" office:value="1.835" calcext:value-type="float">
            <text:p>1.835</text:p>
          </table:table-cell>
          <table:table-cell office:value-type="float" office:value="4.55778" calcext:value-type="float">
            <text:p>4.55778</text:p>
          </table:table-cell>
        </table:table-row>
        <table:table-row table:style-name="ro2">
          <table:table-cell office:value-type="float" office:value="1.97909" calcext:value-type="float">
            <text:p>1.97909</text:p>
          </table:table-cell>
          <table:table-cell office:value-type="float" office:value="28.0521" calcext:value-type="float">
            <text:p>28.0521</text:p>
          </table:table-cell>
          <table:table-cell office:value-type="float" office:value="1.836" calcext:value-type="float">
            <text:p>1.836</text:p>
          </table:table-cell>
          <table:table-cell office:value-type="float" office:value="4.62633" calcext:value-type="float">
            <text:p>4.62633</text:p>
          </table:table-cell>
        </table:table-row>
        <table:table-row table:style-name="ro2">
          <table:table-cell office:value-type="float" office:value="1.98033" calcext:value-type="float">
            <text:p>1.98033</text:p>
          </table:table-cell>
          <table:table-cell office:value-type="float" office:value="28.4096" calcext:value-type="float">
            <text:p>28.4096</text:p>
          </table:table-cell>
          <table:table-cell office:value-type="float" office:value="1.837" calcext:value-type="float">
            <text:p>1.837</text:p>
          </table:table-cell>
          <table:table-cell office:value-type="float" office:value="4.695741" calcext:value-type="float">
            <text:p>4.695741</text:p>
          </table:table-cell>
        </table:table-row>
        <table:table-row table:style-name="ro2">
          <table:table-cell office:value-type="float" office:value="1.98174" calcext:value-type="float">
            <text:p>1.98174</text:p>
          </table:table-cell>
          <table:table-cell office:value-type="float" office:value="28.7797" calcext:value-type="float">
            <text:p>28.7797</text:p>
          </table:table-cell>
          <table:table-cell office:value-type="float" office:value="1.838" calcext:value-type="float">
            <text:p>1.838</text:p>
          </table:table-cell>
          <table:table-cell office:value-type="float" office:value="4.766021" calcext:value-type="float">
            <text:p>4.766021</text:p>
          </table:table-cell>
        </table:table-row>
        <table:table-row table:style-name="ro2">
          <table:table-cell office:value-type="float" office:value="1.98337" calcext:value-type="float">
            <text:p>1.98337</text:p>
          </table:table-cell>
          <table:table-cell office:value-type="float" office:value="29.1834" calcext:value-type="float">
            <text:p>29.1834</text:p>
          </table:table-cell>
          <table:table-cell office:value-type="float" office:value="1.839" calcext:value-type="float">
            <text:p>1.839</text:p>
          </table:table-cell>
          <table:table-cell office:value-type="float" office:value="4.837176" calcext:value-type="float">
            <text:p>4.837176</text:p>
          </table:table-cell>
        </table:table-row>
        <table:table-row table:style-name="ro2">
          <table:table-cell table:number-columns-repeated="2"/>
          <table:table-cell office:value-type="float" office:value="1.84" calcext:value-type="float">
            <text:p>1.84</text:p>
          </table:table-cell>
          <table:table-cell office:value-type="float" office:value="4.909211" calcext:value-type="float">
            <text:p>4.909211</text:p>
          </table:table-cell>
        </table:table-row>
        <table:table-row table:style-name="ro2">
          <table:table-cell table:number-columns-repeated="2"/>
          <table:table-cell office:value-type="float" office:value="1.841" calcext:value-type="float">
            <text:p>1.841</text:p>
          </table:table-cell>
          <table:table-cell office:value-type="float" office:value="4.982134" calcext:value-type="float">
            <text:p>4.982134</text:p>
          </table:table-cell>
        </table:table-row>
        <table:table-row table:style-name="ro2">
          <table:table-cell table:number-columns-repeated="2"/>
          <table:table-cell office:value-type="float" office:value="1.842" calcext:value-type="float">
            <text:p>1.842</text:p>
          </table:table-cell>
          <table:table-cell office:value-type="float" office:value="5.055951" calcext:value-type="float">
            <text:p>5.055951</text:p>
          </table:table-cell>
        </table:table-row>
        <table:table-row table:style-name="ro2">
          <table:table-cell table:number-columns-repeated="2"/>
          <table:table-cell office:value-type="float" office:value="1.843" calcext:value-type="float">
            <text:p>1.843</text:p>
          </table:table-cell>
          <table:table-cell office:value-type="float" office:value="5.130669" calcext:value-type="float">
            <text:p>5.130669</text:p>
          </table:table-cell>
        </table:table-row>
        <table:table-row table:style-name="ro2">
          <table:table-cell table:number-columns-repeated="2"/>
          <table:table-cell office:value-type="float" office:value="1.844" calcext:value-type="float">
            <text:p>1.844</text:p>
          </table:table-cell>
          <table:table-cell office:value-type="float" office:value="5.206292" calcext:value-type="float">
            <text:p>5.206292</text:p>
          </table:table-cell>
        </table:table-row>
        <table:table-row table:style-name="ro2">
          <table:table-cell table:number-columns-repeated="2"/>
          <table:table-cell office:value-type="float" office:value="1.845" calcext:value-type="float">
            <text:p>1.845</text:p>
          </table:table-cell>
          <table:table-cell office:value-type="float" office:value="5.282829" calcext:value-type="float">
            <text:p>5.282829</text:p>
          </table:table-cell>
        </table:table-row>
        <table:table-row table:style-name="ro2">
          <table:table-cell table:number-columns-repeated="2"/>
          <table:table-cell office:value-type="float" office:value="1.846" calcext:value-type="float">
            <text:p>1.846</text:p>
          </table:table-cell>
          <table:table-cell office:value-type="float" office:value="5.360284" calcext:value-type="float">
            <text:p>5.360284</text:p>
          </table:table-cell>
        </table:table-row>
        <table:table-row table:style-name="ro2">
          <table:table-cell table:number-columns-repeated="2"/>
          <table:table-cell office:value-type="float" office:value="1.847" calcext:value-type="float">
            <text:p>1.847</text:p>
          </table:table-cell>
          <table:table-cell office:value-type="float" office:value="5.438664" calcext:value-type="float">
            <text:p>5.438664</text:p>
          </table:table-cell>
        </table:table-row>
        <table:table-row table:style-name="ro2">
          <table:table-cell table:number-columns-repeated="2"/>
          <table:table-cell office:value-type="float" office:value="1.848" calcext:value-type="float">
            <text:p>1.848</text:p>
          </table:table-cell>
          <table:table-cell office:value-type="float" office:value="5.517975" calcext:value-type="float">
            <text:p>5.517975</text:p>
          </table:table-cell>
        </table:table-row>
        <table:table-row table:style-name="ro2">
          <table:table-cell table:number-columns-repeated="2"/>
          <table:table-cell office:value-type="float" office:value="1.849" calcext:value-type="float">
            <text:p>1.849</text:p>
          </table:table-cell>
          <table:table-cell office:value-type="float" office:value="5.598223" calcext:value-type="float">
            <text:p>5.598223</text:p>
          </table:table-cell>
        </table:table-row>
        <table:table-row table:style-name="ro2"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5.679413" calcext:value-type="float">
            <text:p>5.679413</text:p>
          </table:table-cell>
        </table:table-row>
        <table:table-row table:style-name="ro2">
          <table:table-cell table:number-columns-repeated="2"/>
          <table:table-cell office:value-type="float" office:value="1.851" calcext:value-type="float">
            <text:p>1.851</text:p>
          </table:table-cell>
          <table:table-cell office:value-type="float" office:value="5.761553" calcext:value-type="float">
            <text:p>5.761553</text:p>
          </table:table-cell>
        </table:table-row>
        <table:table-row table:style-name="ro2">
          <table:table-cell table:number-columns-repeated="2"/>
          <table:table-cell office:value-type="float" office:value="1.852" calcext:value-type="float">
            <text:p>1.852</text:p>
          </table:table-cell>
          <table:table-cell office:value-type="float" office:value="5.844646" calcext:value-type="float">
            <text:p>5.844646</text:p>
          </table:table-cell>
        </table:table-row>
        <table:table-row table:style-name="ro2">
          <table:table-cell table:number-columns-repeated="2"/>
          <table:table-cell office:value-type="float" office:value="1.853" calcext:value-type="float">
            <text:p>1.853</text:p>
          </table:table-cell>
          <table:table-cell office:value-type="float" office:value="5.928699" calcext:value-type="float">
            <text:p>5.928699</text:p>
          </table:table-cell>
        </table:table-row>
        <table:table-row table:style-name="ro2">
          <table:table-cell table:number-columns-repeated="2"/>
          <table:table-cell office:value-type="float" office:value="1.854" calcext:value-type="float">
            <text:p>1.854</text:p>
          </table:table-cell>
          <table:table-cell office:value-type="float" office:value="6.013718" calcext:value-type="float">
            <text:p>6.013718</text:p>
          </table:table-cell>
        </table:table-row>
        <table:table-row table:style-name="ro2">
          <table:table-cell table:number-columns-repeated="2"/>
          <table:table-cell office:value-type="float" office:value="1.855" calcext:value-type="float">
            <text:p>1.855</text:p>
          </table:table-cell>
          <table:table-cell office:value-type="float" office:value="6.099708" calcext:value-type="float">
            <text:p>6.099708</text:p>
          </table:table-cell>
        </table:table-row>
        <table:table-row table:style-name="ro2">
          <table:table-cell table:number-columns-repeated="2"/>
          <table:table-cell office:value-type="float" office:value="1.856" calcext:value-type="float">
            <text:p>1.856</text:p>
          </table:table-cell>
          <table:table-cell office:value-type="float" office:value="6.186675" calcext:value-type="float">
            <text:p>6.186675</text:p>
          </table:table-cell>
        </table:table-row>
        <table:table-row table:style-name="ro2">
          <table:table-cell table:number-columns-repeated="2"/>
          <table:table-cell office:value-type="float" office:value="1.857" calcext:value-type="float">
            <text:p>1.857</text:p>
          </table:table-cell>
          <table:table-cell office:value-type="float" office:value="6.274623" calcext:value-type="float">
            <text:p>6.274623</text:p>
          </table:table-cell>
        </table:table-row>
        <table:table-row table:style-name="ro2">
          <table:table-cell table:number-columns-repeated="2"/>
          <table:table-cell office:value-type="float" office:value="1.858" calcext:value-type="float">
            <text:p>1.858</text:p>
          </table:table-cell>
          <table:table-cell office:value-type="float" office:value="6.363558" calcext:value-type="float">
            <text:p>6.363558</text:p>
          </table:table-cell>
        </table:table-row>
        <table:table-row table:style-name="ro2">
          <table:table-cell table:number-columns-repeated="2"/>
          <table:table-cell office:value-type="float" office:value="1.859" calcext:value-type="float">
            <text:p>1.859</text:p>
          </table:table-cell>
          <table:table-cell office:value-type="float" office:value="6.453486" calcext:value-type="float">
            <text:p>6.453486</text:p>
          </table:table-cell>
        </table:table-row>
        <table:table-row table:style-name="ro2">
          <table:table-cell table:number-columns-repeated="2"/>
          <table:table-cell office:value-type="float" office:value="1.86" calcext:value-type="float">
            <text:p>1.86</text:p>
          </table:table-cell>
          <table:table-cell office:value-type="float" office:value="6.544411" calcext:value-type="float">
            <text:p>6.544411</text:p>
          </table:table-cell>
        </table:table-row>
        <table:table-row table:style-name="ro2">
          <table:table-cell table:number-columns-repeated="2"/>
          <table:table-cell office:value-type="float" office:value="1.861" calcext:value-type="float">
            <text:p>1.861</text:p>
          </table:table-cell>
          <table:table-cell office:value-type="float" office:value="6.636338" calcext:value-type="float">
            <text:p>6.636338</text:p>
          </table:table-cell>
        </table:table-row>
        <table:table-row table:style-name="ro2">
          <table:table-cell table:number-columns-repeated="2"/>
          <table:table-cell office:value-type="float" office:value="1.862" calcext:value-type="float">
            <text:p>1.862</text:p>
          </table:table-cell>
          <table:table-cell office:value-type="float" office:value="6.729273" calcext:value-type="float">
            <text:p>6.729273</text:p>
          </table:table-cell>
        </table:table-row>
        <table:table-row table:style-name="ro2">
          <table:table-cell table:number-columns-repeated="2"/>
          <table:table-cell office:value-type="float" office:value="1.863" calcext:value-type="float">
            <text:p>1.863</text:p>
          </table:table-cell>
          <table:table-cell office:value-type="float" office:value="6.82322" calcext:value-type="float">
            <text:p>6.82322</text:p>
          </table:table-cell>
        </table:table-row>
        <table:table-row table:style-name="ro2">
          <table:table-cell table:number-columns-repeated="2"/>
          <table:table-cell office:value-type="float" office:value="1.864" calcext:value-type="float">
            <text:p>1.864</text:p>
          </table:table-cell>
          <table:table-cell office:value-type="float" office:value="6.918184" calcext:value-type="float">
            <text:p>6.918184</text:p>
          </table:table-cell>
        </table:table-row>
        <table:table-row table:style-name="ro2">
          <table:table-cell table:number-columns-repeated="2"/>
          <table:table-cell office:value-type="float" office:value="1.865" calcext:value-type="float">
            <text:p>1.865</text:p>
          </table:table-cell>
          <table:table-cell office:value-type="float" office:value="7.014169" calcext:value-type="float">
            <text:p>7.014169</text:p>
          </table:table-cell>
        </table:table-row>
        <table:table-row table:style-name="ro2">
          <table:table-cell table:number-columns-repeated="2"/>
          <table:table-cell office:value-type="float" office:value="1.866" calcext:value-type="float">
            <text:p>1.866</text:p>
          </table:table-cell>
          <table:table-cell office:value-type="float" office:value="7.11118" calcext:value-type="float">
            <text:p>7.11118</text:p>
          </table:table-cell>
        </table:table-row>
        <table:table-row table:style-name="ro2">
          <table:table-cell table:number-columns-repeated="2"/>
          <table:table-cell office:value-type="float" office:value="1.867" calcext:value-type="float">
            <text:p>1.867</text:p>
          </table:table-cell>
          <table:table-cell office:value-type="float" office:value="7.209222" calcext:value-type="float">
            <text:p>7.209222</text:p>
          </table:table-cell>
        </table:table-row>
        <table:table-row table:style-name="ro2">
          <table:table-cell table:number-columns-repeated="2"/>
          <table:table-cell office:value-type="float" office:value="1.868" calcext:value-type="float">
            <text:p>1.868</text:p>
          </table:table-cell>
          <table:table-cell office:value-type="float" office:value="7.308299" calcext:value-type="float">
            <text:p>7.308299</text:p>
          </table:table-cell>
        </table:table-row>
        <table:table-row table:style-name="ro2">
          <table:table-cell table:number-columns-repeated="2"/>
          <table:table-cell office:value-type="float" office:value="1.869" calcext:value-type="float">
            <text:p>1.869</text:p>
          </table:table-cell>
          <table:table-cell office:value-type="float" office:value="7.408415" calcext:value-type="float">
            <text:p>7.408415</text:p>
          </table:table-cell>
        </table:table-row>
        <table:table-row table:style-name="ro2"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7.509573" calcext:value-type="float">
            <text:p>7.509573</text:p>
          </table:table-cell>
        </table:table-row>
        <table:table-row table:style-name="ro2">
          <table:table-cell table:number-columns-repeated="2"/>
          <table:table-cell office:value-type="float" office:value="1.871" calcext:value-type="float">
            <text:p>1.871</text:p>
          </table:table-cell>
          <table:table-cell office:value-type="float" office:value="7.61178" calcext:value-type="float">
            <text:p>7.61178</text:p>
          </table:table-cell>
        </table:table-row>
        <table:table-row table:style-name="ro2">
          <table:table-cell table:number-columns-repeated="2"/>
          <table:table-cell office:value-type="float" office:value="1.872" calcext:value-type="float">
            <text:p>1.872</text:p>
          </table:table-cell>
          <table:table-cell office:value-type="float" office:value="7.715038" calcext:value-type="float">
            <text:p>7.715038</text:p>
          </table:table-cell>
        </table:table-row>
        <table:table-row table:style-name="ro2">
          <table:table-cell table:number-columns-repeated="2"/>
          <table:table-cell office:value-type="float" office:value="1.873" calcext:value-type="float">
            <text:p>1.873</text:p>
          </table:table-cell>
          <table:table-cell office:value-type="float" office:value="7.81935" calcext:value-type="float">
            <text:p>7.81935</text:p>
          </table:table-cell>
        </table:table-row>
        <table:table-row table:style-name="ro2">
          <table:table-cell table:number-columns-repeated="2"/>
          <table:table-cell office:value-type="float" office:value="1.874" calcext:value-type="float">
            <text:p>1.874</text:p>
          </table:table-cell>
          <table:table-cell office:value-type="float" office:value="7.924722" calcext:value-type="float">
            <text:p>7.924722</text:p>
          </table:table-cell>
        </table:table-row>
        <table:table-row table:style-name="ro2">
          <table:table-cell table:number-columns-repeated="2"/>
          <table:table-cell office:value-type="float" office:value="1.875" calcext:value-type="float">
            <text:p>1.875</text:p>
          </table:table-cell>
          <table:table-cell office:value-type="float" office:value="8.031156" calcext:value-type="float">
            <text:p>8.031156</text:p>
          </table:table-cell>
        </table:table-row>
        <table:table-row table:style-name="ro2">
          <table:table-cell table:number-columns-repeated="2"/>
          <table:table-cell office:value-type="float" office:value="1.876" calcext:value-type="float">
            <text:p>1.876</text:p>
          </table:table-cell>
          <table:table-cell office:value-type="float" office:value="8.138656" calcext:value-type="float">
            <text:p>8.138656</text:p>
          </table:table-cell>
        </table:table-row>
        <table:table-row table:style-name="ro2">
          <table:table-cell table:number-columns-repeated="2"/>
          <table:table-cell office:value-type="float" office:value="1.877" calcext:value-type="float">
            <text:p>1.877</text:p>
          </table:table-cell>
          <table:table-cell office:value-type="float" office:value="8.247226" calcext:value-type="float">
            <text:p>8.247226</text:p>
          </table:table-cell>
        </table:table-row>
        <table:table-row table:style-name="ro2">
          <table:table-cell table:number-columns-repeated="2"/>
          <table:table-cell office:value-type="float" office:value="1.878" calcext:value-type="float">
            <text:p>1.878</text:p>
          </table:table-cell>
          <table:table-cell office:value-type="float" office:value="8.356867" calcext:value-type="float">
            <text:p>8.356867</text:p>
          </table:table-cell>
        </table:table-row>
        <table:table-row table:style-name="ro2">
          <table:table-cell table:number-columns-repeated="2"/>
          <table:table-cell office:value-type="float" office:value="1.879" calcext:value-type="float">
            <text:p>1.879</text:p>
          </table:table-cell>
          <table:table-cell office:value-type="float" office:value="8.467586" calcext:value-type="float">
            <text:p>8.467586</text:p>
          </table:table-cell>
        </table:table-row>
        <table:table-row table:style-name="ro2">
          <table:table-cell table:number-columns-repeated="2"/>
          <table:table-cell office:value-type="float" office:value="1.88" calcext:value-type="float">
            <text:p>1.88</text:p>
          </table:table-cell>
          <table:table-cell office:value-type="float" office:value="8.579384" calcext:value-type="float">
            <text:p>8.579384</text:p>
          </table:table-cell>
        </table:table-row>
        <table:table-row table:style-name="ro2">
          <table:table-cell table:number-columns-repeated="2"/>
          <table:table-cell office:value-type="float" office:value="1.881" calcext:value-type="float">
            <text:p>1.881</text:p>
          </table:table-cell>
          <table:table-cell office:value-type="float" office:value="8.692263" calcext:value-type="float">
            <text:p>8.692263</text:p>
          </table:table-cell>
        </table:table-row>
        <table:table-row table:style-name="ro2">
          <table:table-cell table:number-columns-repeated="2"/>
          <table:table-cell office:value-type="float" office:value="1.882" calcext:value-type="float">
            <text:p>1.882</text:p>
          </table:table-cell>
          <table:table-cell office:value-type="float" office:value="8.806227" calcext:value-type="float">
            <text:p>8.806227</text:p>
          </table:table-cell>
        </table:table-row>
        <table:table-row table:style-name="ro2">
          <table:table-cell table:number-columns-repeated="2"/>
          <table:table-cell office:value-type="float" office:value="1.883" calcext:value-type="float">
            <text:p>1.883</text:p>
          </table:table-cell>
          <table:table-cell office:value-type="float" office:value="8.921279" calcext:value-type="float">
            <text:p>8.921279</text:p>
          </table:table-cell>
        </table:table-row>
        <table:table-row table:style-name="ro2">
          <table:table-cell table:number-columns-repeated="2"/>
          <table:table-cell office:value-type="float" office:value="1.884" calcext:value-type="float">
            <text:p>1.884</text:p>
          </table:table-cell>
          <table:table-cell office:value-type="float" office:value="9.037421" calcext:value-type="float">
            <text:p>9.037421</text:p>
          </table:table-cell>
        </table:table-row>
        <table:table-row table:style-name="ro2">
          <table:table-cell table:number-columns-repeated="2"/>
          <table:table-cell office:value-type="float" office:value="1.885" calcext:value-type="float">
            <text:p>1.885</text:p>
          </table:table-cell>
          <table:table-cell office:value-type="float" office:value="9.154656" calcext:value-type="float">
            <text:p>9.154656</text:p>
          </table:table-cell>
        </table:table-row>
        <table:table-row table:style-name="ro2">
          <table:table-cell table:number-columns-repeated="2"/>
          <table:table-cell office:value-type="float" office:value="1.886" calcext:value-type="float">
            <text:p>1.886</text:p>
          </table:table-cell>
          <table:table-cell office:value-type="float" office:value="9.272986" calcext:value-type="float">
            <text:p>9.272986</text:p>
          </table:table-cell>
        </table:table-row>
        <table:table-row table:style-name="ro2">
          <table:table-cell table:number-columns-repeated="2"/>
          <table:table-cell office:value-type="float" office:value="1.887" calcext:value-type="float">
            <text:p>1.887</text:p>
          </table:table-cell>
          <table:table-cell office:value-type="float" office:value="9.392414" calcext:value-type="float">
            <text:p>9.392414</text:p>
          </table:table-cell>
        </table:table-row>
        <table:table-row table:style-name="ro2">
          <table:table-cell table:number-columns-repeated="2"/>
          <table:table-cell office:value-type="float" office:value="1.888" calcext:value-type="float">
            <text:p>1.888</text:p>
          </table:table-cell>
          <table:table-cell office:value-type="float" office:value="9.512942" calcext:value-type="float">
            <text:p>9.512942</text:p>
          </table:table-cell>
        </table:table-row>
        <table:table-row table:style-name="ro2">
          <table:table-cell table:number-columns-repeated="2"/>
          <table:table-cell office:value-type="float" office:value="1.889" calcext:value-type="float">
            <text:p>1.889</text:p>
          </table:table-cell>
          <table:table-cell office:value-type="float" office:value="9.634572" calcext:value-type="float">
            <text:p>9.634572</text:p>
          </table:table-cell>
        </table:table-row>
        <table:table-row table:style-name="ro2">
          <table:table-cell table:number-columns-repeated="2"/>
          <table:table-cell office:value-type="float" office:value="1.89" calcext:value-type="float">
            <text:p>1.89</text:p>
          </table:table-cell>
          <table:table-cell office:value-type="float" office:value="9.757305" calcext:value-type="float">
            <text:p>9.757305</text:p>
          </table:table-cell>
        </table:table-row>
        <table:table-row table:style-name="ro2">
          <table:table-cell table:number-columns-repeated="2"/>
          <table:table-cell office:value-type="float" office:value="1.891" calcext:value-type="float">
            <text:p>1.891</text:p>
          </table:table-cell>
          <table:table-cell office:value-type="float" office:value="9.881144" calcext:value-type="float">
            <text:p>9.881144</text:p>
          </table:table-cell>
        </table:table-row>
        <table:table-row table:style-name="ro2">
          <table:table-cell table:number-columns-repeated="2"/>
          <table:table-cell office:value-type="float" office:value="1.892" calcext:value-type="float">
            <text:p>1.892</text:p>
          </table:table-cell>
          <table:table-cell office:value-type="float" office:value="10.00609" calcext:value-type="float">
            <text:p>10.00609</text:p>
          </table:table-cell>
        </table:table-row>
        <table:table-row table:style-name="ro2">
          <table:table-cell table:number-columns-repeated="2"/>
          <table:table-cell office:value-type="float" office:value="1.893" calcext:value-type="float">
            <text:p>1.893</text:p>
          </table:table-cell>
          <table:table-cell office:value-type="float" office:value="10.13215" calcext:value-type="float">
            <text:p>10.13215</text:p>
          </table:table-cell>
        </table:table-row>
        <table:table-row table:style-name="ro2">
          <table:table-cell table:number-columns-repeated="2"/>
          <table:table-cell office:value-type="float" office:value="1.894" calcext:value-type="float">
            <text:p>1.894</text:p>
          </table:table-cell>
          <table:table-cell office:value-type="float" office:value="10.25931" calcext:value-type="float">
            <text:p>10.25931</text:p>
          </table:table-cell>
        </table:table-row>
        <table:table-row table:style-name="ro2">
          <table:table-cell table:number-columns-repeated="2"/>
          <table:table-cell office:value-type="float" office:value="1.895" calcext:value-type="float">
            <text:p>1.895</text:p>
          </table:table-cell>
          <table:table-cell office:value-type="float" office:value="10.38759" calcext:value-type="float">
            <text:p>10.38759</text:p>
          </table:table-cell>
        </table:table-row>
        <table:table-row table:style-name="ro2">
          <table:table-cell table:number-columns-repeated="2"/>
          <table:table-cell office:value-type="float" office:value="1.896" calcext:value-type="float">
            <text:p>1.896</text:p>
          </table:table-cell>
          <table:table-cell office:value-type="float" office:value="10.51699" calcext:value-type="float">
            <text:p>10.51699</text:p>
          </table:table-cell>
        </table:table-row>
        <table:table-row table:style-name="ro2">
          <table:table-cell table:number-columns-repeated="2"/>
          <table:table-cell office:value-type="float" office:value="1.897" calcext:value-type="float">
            <text:p>1.897</text:p>
          </table:table-cell>
          <table:table-cell office:value-type="float" office:value="10.64749" calcext:value-type="float">
            <text:p>10.64749</text:p>
          </table:table-cell>
        </table:table-row>
        <table:table-row table:style-name="ro2">
          <table:table-cell table:number-columns-repeated="2"/>
          <table:table-cell office:value-type="float" office:value="1.898" calcext:value-type="float">
            <text:p>1.898</text:p>
          </table:table-cell>
          <table:table-cell office:value-type="float" office:value="10.77911" calcext:value-type="float">
            <text:p>10.77911</text:p>
          </table:table-cell>
        </table:table-row>
        <table:table-row table:style-name="ro2">
          <table:table-cell table:number-columns-repeated="2"/>
          <table:table-cell office:value-type="float" office:value="1.899" calcext:value-type="float">
            <text:p>1.899</text:p>
          </table:table-cell>
          <table:table-cell office:value-type="float" office:value="10.91185" calcext:value-type="float">
            <text:p>10.91185</text:p>
          </table:table-cell>
        </table:table-row>
        <table:table-row table:style-name="ro2"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11.04571" calcext:value-type="float">
            <text:p>11.04571</text:p>
          </table:table-cell>
        </table:table-row>
        <table:table-row table:style-name="ro2">
          <table:table-cell table:number-columns-repeated="2"/>
          <table:table-cell office:value-type="float" office:value="1.901" calcext:value-type="float">
            <text:p>1.901</text:p>
          </table:table-cell>
          <table:table-cell office:value-type="float" office:value="11.18068" calcext:value-type="float">
            <text:p>11.18068</text:p>
          </table:table-cell>
        </table:table-row>
        <table:table-row table:style-name="ro2">
          <table:table-cell table:number-columns-repeated="2"/>
          <table:table-cell office:value-type="float" office:value="1.902" calcext:value-type="float">
            <text:p>1.902</text:p>
          </table:table-cell>
          <table:table-cell office:value-type="float" office:value="11.31678" calcext:value-type="float">
            <text:p>11.31678</text:p>
          </table:table-cell>
        </table:table-row>
        <table:table-row table:style-name="ro2">
          <table:table-cell table:number-columns-repeated="2"/>
          <table:table-cell office:value-type="float" office:value="1.903" calcext:value-type="float">
            <text:p>1.903</text:p>
          </table:table-cell>
          <table:table-cell office:value-type="float" office:value="11.45399" calcext:value-type="float">
            <text:p>11.45399</text:p>
          </table:table-cell>
        </table:table-row>
        <table:table-row table:style-name="ro2">
          <table:table-cell table:number-columns-repeated="2"/>
          <table:table-cell office:value-type="float" office:value="1.904" calcext:value-type="float">
            <text:p>1.904</text:p>
          </table:table-cell>
          <table:table-cell office:value-type="float" office:value="11.59232" calcext:value-type="float">
            <text:p>11.59232</text:p>
          </table:table-cell>
        </table:table-row>
        <table:table-row table:style-name="ro2">
          <table:table-cell table:number-columns-repeated="2"/>
          <table:table-cell office:value-type="float" office:value="1.905" calcext:value-type="float">
            <text:p>1.905</text:p>
          </table:table-cell>
          <table:table-cell office:value-type="float" office:value="11.73178" calcext:value-type="float">
            <text:p>11.73178</text:p>
          </table:table-cell>
        </table:table-row>
        <table:table-row table:style-name="ro2">
          <table:table-cell table:number-columns-repeated="2"/>
          <table:table-cell office:value-type="float" office:value="1.906" calcext:value-type="float">
            <text:p>1.906</text:p>
          </table:table-cell>
          <table:table-cell office:value-type="float" office:value="11.87235" calcext:value-type="float">
            <text:p>11.87235</text:p>
          </table:table-cell>
        </table:table-row>
        <table:table-row table:style-name="ro2">
          <table:table-cell table:number-columns-repeated="2"/>
          <table:table-cell office:value-type="float" office:value="1.907" calcext:value-type="float">
            <text:p>1.907</text:p>
          </table:table-cell>
          <table:table-cell office:value-type="float" office:value="12.01405" calcext:value-type="float">
            <text:p>12.01405</text:p>
          </table:table-cell>
        </table:table-row>
        <table:table-row table:style-name="ro2">
          <table:table-cell table:number-columns-repeated="2"/>
          <table:table-cell office:value-type="float" office:value="1.908" calcext:value-type="float">
            <text:p>1.908</text:p>
          </table:table-cell>
          <table:table-cell office:value-type="float" office:value="12.15686" calcext:value-type="float">
            <text:p>12.15686</text:p>
          </table:table-cell>
        </table:table-row>
        <table:table-row table:style-name="ro2">
          <table:table-cell table:number-columns-repeated="2"/>
          <table:table-cell office:value-type="float" office:value="1.909" calcext:value-type="float">
            <text:p>1.909</text:p>
          </table:table-cell>
          <table:table-cell office:value-type="float" office:value="12.30079" calcext:value-type="float">
            <text:p>12.30079</text:p>
          </table:table-cell>
        </table:table-row>
        <table:table-row table:style-name="ro2"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12.44585" calcext:value-type="float">
            <text:p>12.44585</text:p>
          </table:table-cell>
        </table:table-row>
        <table:table-row table:style-name="ro2">
          <table:table-cell table:number-columns-repeated="2"/>
          <table:table-cell office:value-type="float" office:value="1.911" calcext:value-type="float">
            <text:p>1.911</text:p>
          </table:table-cell>
          <table:table-cell office:value-type="float" office:value="12.59202" calcext:value-type="float">
            <text:p>12.59202</text:p>
          </table:table-cell>
        </table:table-row>
        <table:table-row table:style-name="ro2">
          <table:table-cell table:number-columns-repeated="2"/>
          <table:table-cell office:value-type="float" office:value="1.912" calcext:value-type="float">
            <text:p>1.912</text:p>
          </table:table-cell>
          <table:table-cell office:value-type="float" office:value="12.73932" calcext:value-type="float">
            <text:p>12.73932</text:p>
          </table:table-cell>
        </table:table-row>
        <table:table-row table:style-name="ro2">
          <table:table-cell table:number-columns-repeated="2"/>
          <table:table-cell office:value-type="float" office:value="1.913" calcext:value-type="float">
            <text:p>1.913</text:p>
          </table:table-cell>
          <table:table-cell office:value-type="float" office:value="12.88773" calcext:value-type="float">
            <text:p>12.88773</text:p>
          </table:table-cell>
        </table:table-row>
        <table:table-row table:style-name="ro2">
          <table:table-cell table:number-columns-repeated="2"/>
          <table:table-cell office:value-type="float" office:value="1.914" calcext:value-type="float">
            <text:p>1.914</text:p>
          </table:table-cell>
          <table:table-cell office:value-type="float" office:value="13.03726" calcext:value-type="float">
            <text:p>13.03726</text:p>
          </table:table-cell>
        </table:table-row>
        <table:table-row table:style-name="ro2">
          <table:table-cell table:number-columns-repeated="2"/>
          <table:table-cell office:value-type="float" office:value="1.915" calcext:value-type="float">
            <text:p>1.915</text:p>
          </table:table-cell>
          <table:table-cell office:value-type="float" office:value="13.18791" calcext:value-type="float">
            <text:p>13.18791</text:p>
          </table:table-cell>
        </table:table-row>
        <table:table-row table:style-name="ro2">
          <table:table-cell table:number-columns-repeated="2"/>
          <table:table-cell office:value-type="float" office:value="1.916" calcext:value-type="float">
            <text:p>1.916</text:p>
          </table:table-cell>
          <table:table-cell office:value-type="float" office:value="13.33968" calcext:value-type="float">
            <text:p>13.33968</text:p>
          </table:table-cell>
        </table:table-row>
        <table:table-row table:style-name="ro2">
          <table:table-cell table:number-columns-repeated="2"/>
          <table:table-cell office:value-type="float" office:value="1.917" calcext:value-type="float">
            <text:p>1.917</text:p>
          </table:table-cell>
          <table:table-cell office:value-type="float" office:value="13.49256" calcext:value-type="float">
            <text:p>13.49256</text:p>
          </table:table-cell>
        </table:table-row>
        <table:table-row table:style-name="ro2">
          <table:table-cell table:number-columns-repeated="2"/>
          <table:table-cell office:value-type="float" office:value="1.918" calcext:value-type="float">
            <text:p>1.918</text:p>
          </table:table-cell>
          <table:table-cell office:value-type="float" office:value="13.64655" calcext:value-type="float">
            <text:p>13.64655</text:p>
          </table:table-cell>
        </table:table-row>
        <table:table-row table:style-name="ro2">
          <table:table-cell table:number-columns-repeated="2"/>
          <table:table-cell office:value-type="float" office:value="1.919" calcext:value-type="float">
            <text:p>1.919</text:p>
          </table:table-cell>
          <table:table-cell office:value-type="float" office:value="13.80166" calcext:value-type="float">
            <text:p>13.80166</text:p>
          </table:table-cell>
        </table:table-row>
        <table:table-row table:style-name="ro2">
          <table:table-cell table:number-columns-repeated="2"/>
          <table:table-cell office:value-type="float" office:value="1.92" calcext:value-type="float">
            <text:p>1.92</text:p>
          </table:table-cell>
          <table:table-cell office:value-type="float" office:value="13.95789" calcext:value-type="float">
            <text:p>13.95789</text:p>
          </table:table-cell>
        </table:table-row>
        <table:table-row table:style-name="ro2">
          <table:table-cell table:number-columns-repeated="2"/>
          <table:table-cell office:value-type="float" office:value="1.921" calcext:value-type="float">
            <text:p>1.921</text:p>
          </table:table-cell>
          <table:table-cell office:value-type="float" office:value="14.11522" calcext:value-type="float">
            <text:p>14.11522</text:p>
          </table:table-cell>
        </table:table-row>
        <table:table-row table:style-name="ro2">
          <table:table-cell table:number-columns-repeated="2"/>
          <table:table-cell office:value-type="float" office:value="1.922" calcext:value-type="float">
            <text:p>1.922</text:p>
          </table:table-cell>
          <table:table-cell office:value-type="float" office:value="14.27366" calcext:value-type="float">
            <text:p>14.27366</text:p>
          </table:table-cell>
        </table:table-row>
        <table:table-row table:style-name="ro2">
          <table:table-cell table:number-columns-repeated="2"/>
          <table:table-cell office:value-type="float" office:value="1.923" calcext:value-type="float">
            <text:p>1.923</text:p>
          </table:table-cell>
          <table:table-cell office:value-type="float" office:value="14.43321" calcext:value-type="float">
            <text:p>14.43321</text:p>
          </table:table-cell>
        </table:table-row>
        <table:table-row table:style-name="ro2">
          <table:table-cell table:number-columns-repeated="2"/>
          <table:table-cell office:value-type="float" office:value="1.924" calcext:value-type="float">
            <text:p>1.924</text:p>
          </table:table-cell>
          <table:table-cell office:value-type="float" office:value="14.59387" calcext:value-type="float">
            <text:p>14.59387</text:p>
          </table:table-cell>
        </table:table-row>
        <table:table-row table:style-name="ro2">
          <table:table-cell table:number-columns-repeated="2"/>
          <table:table-cell office:value-type="float" office:value="1.925" calcext:value-type="float">
            <text:p>1.925</text:p>
          </table:table-cell>
          <table:table-cell office:value-type="float" office:value="14.75564" calcext:value-type="float">
            <text:p>14.75564</text:p>
          </table:table-cell>
        </table:table-row>
        <table:table-row table:style-name="ro2">
          <table:table-cell table:number-columns-repeated="2"/>
          <table:table-cell office:value-type="float" office:value="1.926" calcext:value-type="float">
            <text:p>1.926</text:p>
          </table:table-cell>
          <table:table-cell office:value-type="float" office:value="14.9185" calcext:value-type="float">
            <text:p>14.9185</text:p>
          </table:table-cell>
        </table:table-row>
        <table:table-row table:style-name="ro2">
          <table:table-cell table:number-columns-repeated="2"/>
          <table:table-cell office:value-type="float" office:value="1.927" calcext:value-type="float">
            <text:p>1.927</text:p>
          </table:table-cell>
          <table:table-cell office:value-type="float" office:value="15.08247" calcext:value-type="float">
            <text:p>15.08247</text:p>
          </table:table-cell>
        </table:table-row>
        <table:table-row table:style-name="ro2">
          <table:table-cell table:number-columns-repeated="2"/>
          <table:table-cell office:value-type="float" office:value="1.928" calcext:value-type="float">
            <text:p>1.928</text:p>
          </table:table-cell>
          <table:table-cell office:value-type="float" office:value="15.24754" calcext:value-type="float">
            <text:p>15.24754</text:p>
          </table:table-cell>
        </table:table-row>
        <table:table-row table:style-name="ro2">
          <table:table-cell table:number-columns-repeated="2"/>
          <table:table-cell office:value-type="float" office:value="1.929" calcext:value-type="float">
            <text:p>1.929</text:p>
          </table:table-cell>
          <table:table-cell office:value-type="float" office:value="15.41371" calcext:value-type="float">
            <text:p>15.41371</text:p>
          </table:table-cell>
        </table:table-row>
        <table:table-row table:style-name="ro2"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15.58097" calcext:value-type="float">
            <text:p>15.58097</text:p>
          </table:table-cell>
        </table:table-row>
        <table:table-row table:style-name="ro2">
          <table:table-cell table:number-columns-repeated="2"/>
          <table:table-cell office:value-type="float" office:value="1.931" calcext:value-type="float">
            <text:p>1.931</text:p>
          </table:table-cell>
          <table:table-cell office:value-type="float" office:value="15.74932" calcext:value-type="float">
            <text:p>15.74932</text:p>
          </table:table-cell>
        </table:table-row>
        <table:table-row table:style-name="ro2">
          <table:table-cell table:number-columns-repeated="2"/>
          <table:table-cell office:value-type="float" office:value="1.932" calcext:value-type="float">
            <text:p>1.932</text:p>
          </table:table-cell>
          <table:table-cell office:value-type="float" office:value="15.91877" calcext:value-type="float">
            <text:p>15.91877</text:p>
          </table:table-cell>
        </table:table-row>
        <table:table-row table:style-name="ro2">
          <table:table-cell table:number-columns-repeated="2"/>
          <table:table-cell office:value-type="float" office:value="1.933" calcext:value-type="float">
            <text:p>1.933</text:p>
          </table:table-cell>
          <table:table-cell office:value-type="float" office:value="16.0893" calcext:value-type="float">
            <text:p>16.0893</text:p>
          </table:table-cell>
        </table:table-row>
        <table:table-row table:style-name="ro2">
          <table:table-cell table:number-columns-repeated="2"/>
          <table:table-cell office:value-type="float" office:value="1.934" calcext:value-type="float">
            <text:p>1.934</text:p>
          </table:table-cell>
          <table:table-cell office:value-type="float" office:value="16.26093" calcext:value-type="float">
            <text:p>16.26093</text:p>
          </table:table-cell>
        </table:table-row>
        <table:table-row table:style-name="ro2">
          <table:table-cell table:number-columns-repeated="2"/>
          <table:table-cell office:value-type="float" office:value="1.935" calcext:value-type="float">
            <text:p>1.935</text:p>
          </table:table-cell>
          <table:table-cell office:value-type="float" office:value="16.43363" calcext:value-type="float">
            <text:p>16.43363</text:p>
          </table:table-cell>
        </table:table-row>
        <table:table-row table:style-name="ro2">
          <table:table-cell table:number-columns-repeated="2"/>
          <table:table-cell office:value-type="float" office:value="1.936" calcext:value-type="float">
            <text:p>1.936</text:p>
          </table:table-cell>
          <table:table-cell office:value-type="float" office:value="16.60742" calcext:value-type="float">
            <text:p>16.60742</text:p>
          </table:table-cell>
        </table:table-row>
        <table:table-row table:style-name="ro2">
          <table:table-cell table:number-columns-repeated="2"/>
          <table:table-cell office:value-type="float" office:value="1.937" calcext:value-type="float">
            <text:p>1.937</text:p>
          </table:table-cell>
          <table:table-cell office:value-type="float" office:value="16.78229" calcext:value-type="float">
            <text:p>16.78229</text:p>
          </table:table-cell>
        </table:table-row>
        <table:table-row table:style-name="ro2">
          <table:table-cell table:number-columns-repeated="2"/>
          <table:table-cell office:value-type="float" office:value="1.938" calcext:value-type="float">
            <text:p>1.938</text:p>
          </table:table-cell>
          <table:table-cell office:value-type="float" office:value="16.95823" calcext:value-type="float">
            <text:p>16.95823</text:p>
          </table:table-cell>
        </table:table-row>
        <table:table-row table:style-name="ro2">
          <table:table-cell table:number-columns-repeated="2"/>
          <table:table-cell office:value-type="float" office:value="1.939" calcext:value-type="float">
            <text:p>1.939</text:p>
          </table:table-cell>
          <table:table-cell office:value-type="float" office:value="17.13525" calcext:value-type="float">
            <text:p>17.13525</text:p>
          </table:table-cell>
        </table:table-row>
        <table:table-row table:style-name="ro2"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17.31334" calcext:value-type="float">
            <text:p>17.31334</text:p>
          </table:table-cell>
        </table:table-row>
        <table:table-row table:style-name="ro2">
          <table:table-cell table:number-columns-repeated="2"/>
          <table:table-cell office:value-type="float" office:value="1.941" calcext:value-type="float">
            <text:p>1.941</text:p>
          </table:table-cell>
          <table:table-cell office:value-type="float" office:value="17.49249" calcext:value-type="float">
            <text:p>17.49249</text:p>
          </table:table-cell>
        </table:table-row>
        <table:table-row table:style-name="ro2">
          <table:table-cell table:number-columns-repeated="2"/>
          <table:table-cell office:value-type="float" office:value="1.942" calcext:value-type="float">
            <text:p>1.942</text:p>
          </table:table-cell>
          <table:table-cell office:value-type="float" office:value="17.67272" calcext:value-type="float">
            <text:p>17.67272</text:p>
          </table:table-cell>
        </table:table-row>
        <table:table-row table:style-name="ro2">
          <table:table-cell table:number-columns-repeated="2"/>
          <table:table-cell office:value-type="float" office:value="1.943" calcext:value-type="float">
            <text:p>1.943</text:p>
          </table:table-cell>
          <table:table-cell office:value-type="float" office:value="17.854" calcext:value-type="float">
            <text:p>17.854</text:p>
          </table:table-cell>
        </table:table-row>
        <table:table-row table:style-name="ro2">
          <table:table-cell table:number-columns-repeated="2"/>
          <table:table-cell office:value-type="float" office:value="1.944" calcext:value-type="float">
            <text:p>1.944</text:p>
          </table:table-cell>
          <table:table-cell office:value-type="float" office:value="18.03634" calcext:value-type="float">
            <text:p>18.03634</text:p>
          </table:table-cell>
        </table:table-row>
        <table:table-row table:style-name="ro2">
          <table:table-cell table:number-columns-repeated="2"/>
          <table:table-cell office:value-type="float" office:value="1.945" calcext:value-type="float">
            <text:p>1.945</text:p>
          </table:table-cell>
          <table:table-cell office:value-type="float" office:value="18.21974" calcext:value-type="float">
            <text:p>18.21974</text:p>
          </table:table-cell>
        </table:table-row>
        <table:table-row table:style-name="ro2">
          <table:table-cell table:number-columns-repeated="2"/>
          <table:table-cell office:value-type="float" office:value="1.946" calcext:value-type="float">
            <text:p>1.946</text:p>
          </table:table-cell>
          <table:table-cell office:value-type="float" office:value="18.4042" calcext:value-type="float">
            <text:p>18.4042</text:p>
          </table:table-cell>
        </table:table-row>
        <table:table-row table:style-name="ro2">
          <table:table-cell table:number-columns-repeated="2"/>
          <table:table-cell office:value-type="float" office:value="1.947" calcext:value-type="float">
            <text:p>1.947</text:p>
          </table:table-cell>
          <table:table-cell office:value-type="float" office:value="18.5897" calcext:value-type="float">
            <text:p>18.5897</text:p>
          </table:table-cell>
        </table:table-row>
        <table:table-row table:style-name="ro2">
          <table:table-cell table:number-columns-repeated="2"/>
          <table:table-cell office:value-type="float" office:value="1.948" calcext:value-type="float">
            <text:p>1.948</text:p>
          </table:table-cell>
          <table:table-cell office:value-type="float" office:value="18.77625" calcext:value-type="float">
            <text:p>18.77625</text:p>
          </table:table-cell>
        </table:table-row>
        <table:table-row table:style-name="ro2">
          <table:table-cell table:number-columns-repeated="2"/>
          <table:table-cell office:value-type="float" office:value="1.949" calcext:value-type="float">
            <text:p>1.949</text:p>
          </table:table-cell>
          <table:table-cell office:value-type="float" office:value="18.96384" calcext:value-type="float">
            <text:p>18.96384</text:p>
          </table:table-cell>
        </table:table-row>
        <table:table-row table:style-name="ro2"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19.15247" calcext:value-type="float">
            <text:p>19.15247</text:p>
          </table:table-cell>
        </table:table-row>
        <table:table-row table:style-name="ro2">
          <table:table-cell table:number-columns-repeated="2"/>
          <table:table-cell office:value-type="float" office:value="1.951" calcext:value-type="float">
            <text:p>1.951</text:p>
          </table:table-cell>
          <table:table-cell office:value-type="float" office:value="19.34214" calcext:value-type="float">
            <text:p>19.34214</text:p>
          </table:table-cell>
        </table:table-row>
        <table:table-row table:style-name="ro2">
          <table:table-cell table:number-columns-repeated="2"/>
          <table:table-cell office:value-type="float" office:value="1.952" calcext:value-type="float">
            <text:p>1.952</text:p>
          </table:table-cell>
          <table:table-cell office:value-type="float" office:value="19.53284" calcext:value-type="float">
            <text:p>19.53284</text:p>
          </table:table-cell>
        </table:table-row>
        <table:table-row table:style-name="ro2">
          <table:table-cell table:number-columns-repeated="2"/>
          <table:table-cell office:value-type="float" office:value="1.953" calcext:value-type="float">
            <text:p>1.953</text:p>
          </table:table-cell>
          <table:table-cell office:value-type="float" office:value="19.72457" calcext:value-type="float">
            <text:p>19.72457</text:p>
          </table:table-cell>
        </table:table-row>
        <table:table-row table:style-name="ro2">
          <table:table-cell table:number-columns-repeated="2"/>
          <table:table-cell office:value-type="float" office:value="1.954" calcext:value-type="float">
            <text:p>1.954</text:p>
          </table:table-cell>
          <table:table-cell office:value-type="float" office:value="19.91733" calcext:value-type="float">
            <text:p>19.91733</text:p>
          </table:table-cell>
        </table:table-row>
        <table:table-row table:style-name="ro2">
          <table:table-cell table:number-columns-repeated="2"/>
          <table:table-cell office:value-type="float" office:value="1.955" calcext:value-type="float">
            <text:p>1.955</text:p>
          </table:table-cell>
          <table:table-cell office:value-type="float" office:value="20.11111" calcext:value-type="float">
            <text:p>20.11111</text:p>
          </table:table-cell>
        </table:table-row>
        <table:table-row table:style-name="ro2">
          <table:table-cell table:number-columns-repeated="2"/>
          <table:table-cell office:value-type="float" office:value="1.956" calcext:value-type="float">
            <text:p>1.956</text:p>
          </table:table-cell>
          <table:table-cell office:value-type="float" office:value="20.3059" calcext:value-type="float">
            <text:p>20.3059</text:p>
          </table:table-cell>
        </table:table-row>
        <table:table-row table:style-name="ro2">
          <table:table-cell table:number-columns-repeated="2"/>
          <table:table-cell office:value-type="float" office:value="1.957" calcext:value-type="float">
            <text:p>1.957</text:p>
          </table:table-cell>
          <table:table-cell office:value-type="float" office:value="20.50172" calcext:value-type="float">
            <text:p>20.50172</text:p>
          </table:table-cell>
        </table:table-row>
        <table:table-row table:style-name="ro2">
          <table:table-cell table:number-columns-repeated="2"/>
          <table:table-cell office:value-type="float" office:value="1.958" calcext:value-type="float">
            <text:p>1.958</text:p>
          </table:table-cell>
          <table:table-cell office:value-type="float" office:value="20.69854" calcext:value-type="float">
            <text:p>20.69854</text:p>
          </table:table-cell>
        </table:table-row>
        <table:table-row table:style-name="ro2">
          <table:table-cell table:number-columns-repeated="2"/>
          <table:table-cell office:value-type="float" office:value="1.959" calcext:value-type="float">
            <text:p>1.959</text:p>
          </table:table-cell>
          <table:table-cell office:value-type="float" office:value="20.89637" calcext:value-type="float">
            <text:p>20.89637</text:p>
          </table:table-cell>
        </table:table-row>
        <table:table-row table:style-name="ro2"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1.09521" calcext:value-type="float">
            <text:p>21.09521</text:p>
          </table:table-cell>
        </table:table-row>
        <table:table-row table:style-name="ro2">
          <table:table-cell table:number-columns-repeated="2"/>
          <table:table-cell office:value-type="float" office:value="1.961" calcext:value-type="float">
            <text:p>1.961</text:p>
          </table:table-cell>
          <table:table-cell office:value-type="float" office:value="21.29504" calcext:value-type="float">
            <text:p>21.29504</text:p>
          </table:table-cell>
        </table:table-row>
        <table:table-row table:style-name="ro2">
          <table:table-cell table:number-columns-repeated="2"/>
          <table:table-cell office:value-type="float" office:value="1.962" calcext:value-type="float">
            <text:p>1.962</text:p>
          </table:table-cell>
          <table:table-cell office:value-type="float" office:value="21.49587" calcext:value-type="float">
            <text:p>21.49587</text:p>
          </table:table-cell>
        </table:table-row>
        <table:table-row table:style-name="ro2">
          <table:table-cell table:number-columns-repeated="2"/>
          <table:table-cell office:value-type="float" office:value="1.963" calcext:value-type="float">
            <text:p>1.963</text:p>
          </table:table-cell>
          <table:table-cell office:value-type="float" office:value="21.6977" calcext:value-type="float">
            <text:p>21.6977</text:p>
          </table:table-cell>
        </table:table-row>
        <table:table-row table:style-name="ro2">
          <table:table-cell table:number-columns-repeated="2"/>
          <table:table-cell office:value-type="float" office:value="1.964" calcext:value-type="float">
            <text:p>1.964</text:p>
          </table:table-cell>
          <table:table-cell office:value-type="float" office:value="21.90051" calcext:value-type="float">
            <text:p>21.90051</text:p>
          </table:table-cell>
        </table:table-row>
        <table:table-row table:style-name="ro2">
          <table:table-cell table:number-columns-repeated="2"/>
          <table:table-cell office:value-type="float" office:value="1.965" calcext:value-type="float">
            <text:p>1.965</text:p>
          </table:table-cell>
          <table:table-cell office:value-type="float" office:value="22.10431" calcext:value-type="float">
            <text:p>22.10431</text:p>
          </table:table-cell>
        </table:table-row>
        <table:table-row table:style-name="ro2">
          <table:table-cell table:number-columns-repeated="2"/>
          <table:table-cell office:value-type="float" office:value="1.966" calcext:value-type="float">
            <text:p>1.966</text:p>
          </table:table-cell>
          <table:table-cell office:value-type="float" office:value="22.30908" calcext:value-type="float">
            <text:p>22.30908</text:p>
          </table:table-cell>
        </table:table-row>
        <table:table-row table:style-name="ro2">
          <table:table-cell table:number-columns-repeated="2"/>
          <table:table-cell office:value-type="float" office:value="1.967" calcext:value-type="float">
            <text:p>1.967</text:p>
          </table:table-cell>
          <table:table-cell office:value-type="float" office:value="22.51484" calcext:value-type="float">
            <text:p>22.51484</text:p>
          </table:table-cell>
        </table:table-row>
        <table:table-row table:style-name="ro2">
          <table:table-cell table:number-columns-repeated="2"/>
          <table:table-cell office:value-type="float" office:value="1.968" calcext:value-type="float">
            <text:p>1.968</text:p>
          </table:table-cell>
          <table:table-cell office:value-type="float" office:value="22.72156" calcext:value-type="float">
            <text:p>22.72156</text:p>
          </table:table-cell>
        </table:table-row>
        <table:table-row table:style-name="ro2">
          <table:table-cell table:number-columns-repeated="2"/>
          <table:table-cell office:value-type="float" office:value="1.969" calcext:value-type="float">
            <text:p>1.969</text:p>
          </table:table-cell>
          <table:table-cell office:value-type="float" office:value="22.92925" calcext:value-type="float">
            <text:p>22.92925</text:p>
          </table:table-cell>
        </table:table-row>
        <table:table-row table:style-name="ro2">
          <table:table-cell table:number-columns-repeated="2"/>
          <table:table-cell office:value-type="float" office:value="1.97" calcext:value-type="float">
            <text:p>1.97</text:p>
          </table:table-cell>
          <table:table-cell office:value-type="float" office:value="23.13791" calcext:value-type="float">
            <text:p>23.13791</text:p>
          </table:table-cell>
        </table:table-row>
        <table:table-row table:style-name="ro2">
          <table:table-cell table:number-columns-repeated="2"/>
          <table:table-cell office:value-type="float" office:value="1.971" calcext:value-type="float">
            <text:p>1.971</text:p>
          </table:table-cell>
          <table:table-cell office:value-type="float" office:value="23.34753" calcext:value-type="float">
            <text:p>23.34753</text:p>
          </table:table-cell>
        </table:table-row>
        <table:table-row table:style-name="ro2">
          <table:table-cell table:number-columns-repeated="2"/>
          <table:table-cell office:value-type="float" office:value="1.972" calcext:value-type="float">
            <text:p>1.972</text:p>
          </table:table-cell>
          <table:table-cell office:value-type="float" office:value="23.5581" calcext:value-type="float">
            <text:p>23.5581</text:p>
          </table:table-cell>
        </table:table-row>
        <table:table-row table:style-name="ro2">
          <table:table-cell table:number-columns-repeated="2"/>
          <table:table-cell office:value-type="float" office:value="1.973" calcext:value-type="float">
            <text:p>1.973</text:p>
          </table:table-cell>
          <table:table-cell office:value-type="float" office:value="23.76962" calcext:value-type="float">
            <text:p>23.76962</text:p>
          </table:table-cell>
        </table:table-row>
        <table:table-row table:style-name="ro2">
          <table:table-cell table:number-columns-repeated="2"/>
          <table:table-cell office:value-type="float" office:value="1.974" calcext:value-type="float">
            <text:p>1.974</text:p>
          </table:table-cell>
          <table:table-cell office:value-type="float" office:value="23.9821" calcext:value-type="float">
            <text:p>23.9821</text:p>
          </table:table-cell>
        </table:table-row>
        <table:table-row table:style-name="ro2">
          <table:table-cell table:number-columns-repeated="2"/>
          <table:table-cell office:value-type="float" office:value="1.975" calcext:value-type="float">
            <text:p>1.975</text:p>
          </table:table-cell>
          <table:table-cell office:value-type="float" office:value="24.19551" calcext:value-type="float">
            <text:p>24.19551</text:p>
          </table:table-cell>
        </table:table-row>
        <table:table-row table:style-name="ro2">
          <table:table-cell table:number-columns-repeated="2"/>
          <table:table-cell office:value-type="float" office:value="1.976" calcext:value-type="float">
            <text:p>1.976</text:p>
          </table:table-cell>
          <table:table-cell office:value-type="float" office:value="24.40986" calcext:value-type="float">
            <text:p>24.40986</text:p>
          </table:table-cell>
        </table:table-row>
        <table:table-row table:style-name="ro2">
          <table:table-cell table:number-columns-repeated="2"/>
          <table:table-cell office:value-type="float" office:value="1.977" calcext:value-type="float">
            <text:p>1.977</text:p>
          </table:table-cell>
          <table:table-cell office:value-type="float" office:value="24.62515" calcext:value-type="float">
            <text:p>24.62515</text:p>
          </table:table-cell>
        </table:table-row>
        <table:table-row table:style-name="ro2">
          <table:table-cell table:number-columns-repeated="2"/>
          <table:table-cell office:value-type="float" office:value="1.978" calcext:value-type="float">
            <text:p>1.978</text:p>
          </table:table-cell>
          <table:table-cell office:value-type="float" office:value="24.84137" calcext:value-type="float">
            <text:p>24.84137</text:p>
          </table:table-cell>
        </table:table-row>
        <table:table-row table:style-name="ro2">
          <table:table-cell table:number-columns-repeated="2"/>
          <table:table-cell office:value-type="float" office:value="1.979" calcext:value-type="float">
            <text:p>1.979</text:p>
          </table:table-cell>
          <table:table-cell office:value-type="float" office:value="25.05852" calcext:value-type="float">
            <text:p>25.05852</text:p>
          </table:table-cell>
        </table:table-row>
        <table:table-row table:style-name="ro2"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25.27658" calcext:value-type="float">
            <text:p>25.27658</text:p>
          </table:table-cell>
        </table:table-row>
        <table:table-row table:style-name="ro2">
          <table:table-cell table:number-columns-repeated="2"/>
          <table:table-cell office:value-type="float" office:value="1.981" calcext:value-type="float">
            <text:p>1.981</text:p>
          </table:table-cell>
          <table:table-cell office:value-type="float" office:value="25.49557" calcext:value-type="float">
            <text:p>25.49557</text:p>
          </table:table-cell>
        </table:table-row>
        <table:table-row table:style-name="ro2">
          <table:table-cell table:number-columns-repeated="2"/>
          <table:table-cell office:value-type="float" office:value="1.982" calcext:value-type="float">
            <text:p>1.982</text:p>
          </table:table-cell>
          <table:table-cell office:value-type="float" office:value="25.71547" calcext:value-type="float">
            <text:p>25.71547</text:p>
          </table:table-cell>
        </table:table-row>
        <table:table-row table:style-name="ro2">
          <table:table-cell table:number-columns-repeated="2"/>
          <table:table-cell office:value-type="float" office:value="1.983" calcext:value-type="float">
            <text:p>1.983</text:p>
          </table:table-cell>
          <table:table-cell office:value-type="float" office:value="25.93627" calcext:value-type="float">
            <text:p>25.936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8T17:21:06.018000000</meta:creation-date>
    <dc:date>2021-03-28T17:36:00.547000000</dc:date>
    <meta:editing-duration>PT4M1S</meta:editing-duration>
    <meta:editing-cycles>1</meta:editing-cycles>
    <meta:document-statistic meta:table-count="1" meta:cell-count="901" meta:object-count="1"/>
    <meta:generator>LibreOffice/6.4.7.2$Windows_X86_64 LibreOffice_project/639b8ac485750d5696d7590a72ef1b496725cfb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52cm" svg:height="11.898cm" xlink:href=".." xlink:type="simple" chart:class="chart:scatter" chart:style-name="ch1">
        <chart:title svg:x="6.921cm" svg:y="0.373cm" chart:style-name="ch2">
          <text:p>APT2012SURCK IF (mA) vs. VF (V)</text:p>
        </chart:title>
        <chart:subtitle svg:x="8.495cm" svg:y="1.389cm" chart:style-name="ch3">
          <text:p>Datasheet &amp; Simulation</text:p>
        </chart:subtitle>
        <chart:legend chart:legend-position="end" svg:x="18.194cm" svg:y="5.401cm" style:legend-expansion="high" chart:style-name="ch4"/>
        <chart:plot-area chart:style-name="ch5" table:cell-range-address="Sheet1.A4:Sheet1.B155 Sheet1.D4:Sheet1.D299" chart:data-source-has-labels="row" svg:x="1.434cm" svg:y="2.309cm" svg:width="16.337cm" svg:height="8.371cm">
          <chartooo:coordinate-region svg:x="2.055cm" svg:y="2.508cm" svg:width="15.383cm" svg:height="7.525cm"/>
          <chart:axis chart:dimension="x" chart:name="primary-x" chart:style-name="ch6">
            <chart:title svg:x="9.095cm" svg:y="10.917cm" chart:style-name="ch7">
              <text:p>VF (V)</text:p>
            </chart:title>
            <chart:grid chart:style-name="ch8" chart:class="major"/>
          </chart:axis>
          <chart:axis chart:dimension="y" chart:name="primary-y" chart:style-name="ch6">
            <chart:title svg:x="0.451cm" svg:y="7.067cm" chart:style-name="ch9">
              <text:p>IF (mA)</text:p>
            </chart:title>
            <chart:grid chart:style-name="ch8" chart:class="major"/>
          </chart:axis>
          <chart:series chart:style-name="ch10" chart:values-cell-range-address="Sheet1.B4:Sheet1.B155" loext:label-string="&quot;Datasheet&quot;" chart:class="chart:scatter">
            <chart:domain table:cell-range-address="Sheet1.A4:Sheet1.A155"/>
            <chart:data-point chart:repeated="152"/>
          </chart:series>
          <chart:series chart:style-name="ch11" chart:values-cell-range-address="Sheet1.D4:Sheet1.D299" loext:label-string="&quot;Simulation&quot;" chart:class="chart:scatter">
            <chart:domain table:cell-range-address="Sheet1.C4:Sheet1.C299"/>
            <chart:data-point chart:repeated="29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tasheet</text:p>
              </table:table-cell>
              <table:table-cell office:value-type="string">
                <text:p>Column C</text:p>
              </table:table-cell>
              <table:table-cell office:value-type="string">
                <text:p>Simul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8875">
                <text:p>1.68875</text:p>
                <draw:g>
                  <svg:desc>Sheet1.A4:Sheet1.A155</svg:desc>
                </draw:g>
              </table:table-cell>
              <table:table-cell office:value-type="float" office:value="0.4134">
                <text:p>0.4134</text:p>
                <draw:g>
                  <svg:desc>Sheet1.B4:Sheet1.B155</svg:desc>
                </draw:g>
              </table:table-cell>
              <table:table-cell office:value-type="float" office:value="1.688">
                <text:p>1.688</text:p>
                <draw:g>
                  <svg:desc>Sheet1.C4:Sheet1.C299</svg:desc>
                </draw:g>
              </table:table-cell>
              <table:table-cell office:value-type="float" office:value="0.3963583">
                <text:p>0.3963583</text:p>
                <draw:g>
                  <svg:desc>Sheet1.D4:Sheet1.D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9816">
                <text:p>1.69816</text:p>
              </table:table-cell>
              <table:table-cell office:value-type="float" office:value="0.5186">
                <text:p>0.5186</text:p>
              </table:table-cell>
              <table:table-cell office:value-type="float" office:value="1.689">
                <text:p>1.689</text:p>
              </table:table-cell>
              <table:table-cell office:value-type="float" office:value="0.4033584">
                <text:p>0.40335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0633">
                <text:p>1.70633</text:p>
              </table:table-cell>
              <table:table-cell office:value-type="float" office:value="0.5902">
                <text:p>0.5902</text:p>
              </table:table-cell>
              <table:table-cell office:value-type="float" office:value="1.69">
                <text:p>1.69</text:p>
              </table:table-cell>
              <table:table-cell office:value-type="float" office:value="0.4104799">
                <text:p>0.4104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1333">
                <text:p>1.71333</text:p>
              </table:table-cell>
              <table:table-cell office:value-type="float" office:value="0.6575">
                <text:p>0.6575</text:p>
              </table:table-cell>
              <table:table-cell office:value-type="float" office:value="1.691">
                <text:p>1.691</text:p>
              </table:table-cell>
              <table:table-cell office:value-type="float" office:value="0.4177251">
                <text:p>0.4177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1995">
                <text:p>1.71995</text:p>
              </table:table-cell>
              <table:table-cell office:value-type="float" office:value="0.7543">
                <text:p>0.7543</text:p>
              </table:table-cell>
              <table:table-cell office:value-type="float" office:value="1.692">
                <text:p>1.692</text:p>
              </table:table-cell>
              <table:table-cell office:value-type="float" office:value="0.4250959">
                <text:p>0.42509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251">
                <text:p>1.7251</text:p>
              </table:table-cell>
              <table:table-cell office:value-type="float" office:value="0.8449">
                <text:p>0.8449</text:p>
              </table:table-cell>
              <table:table-cell office:value-type="float" office:value="1.693">
                <text:p>1.693</text:p>
              </table:table-cell>
              <table:table-cell office:value-type="float" office:value="0.4325945">
                <text:p>0.4325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3049">
                <text:p>1.73049</text:p>
              </table:table-cell>
              <table:table-cell office:value-type="float" office:value="0.9615">
                <text:p>0.9615</text:p>
              </table:table-cell>
              <table:table-cell office:value-type="float" office:value="1.694">
                <text:p>1.694</text:p>
              </table:table-cell>
              <table:table-cell office:value-type="float" office:value="0.4402229">
                <text:p>0.44022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3667">
                <text:p>1.73667</text:p>
              </table:table-cell>
              <table:table-cell office:value-type="float" office:value="1.0887">
                <text:p>1.0887</text:p>
              </table:table-cell>
              <table:table-cell office:value-type="float" office:value="1.695">
                <text:p>1.695</text:p>
              </table:table-cell>
              <table:table-cell office:value-type="float" office:value="0.4479834">
                <text:p>0.44798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4147">
                <text:p>1.74147</text:p>
              </table:table-cell>
              <table:table-cell office:value-type="float" office:value="1.1894">
                <text:p>1.1894</text:p>
              </table:table-cell>
              <table:table-cell office:value-type="float" office:value="1.696">
                <text:p>1.696</text:p>
              </table:table-cell>
              <table:table-cell office:value-type="float" office:value="0.4558781">
                <text:p>0.45587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452">
                <text:p>1.7452</text:p>
              </table:table-cell>
              <table:table-cell office:value-type="float" office:value="1.2742">
                <text:p>1.2742</text:p>
              </table:table-cell>
              <table:table-cell office:value-type="float" office:value="1.697">
                <text:p>1.697</text:p>
              </table:table-cell>
              <table:table-cell office:value-type="float" office:value="0.4639093">
                <text:p>0.4639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4932">
                <text:p>1.74932</text:p>
              </table:table-cell>
              <table:table-cell office:value-type="float" office:value="1.3802">
                <text:p>1.3802</text:p>
              </table:table-cell>
              <table:table-cell office:value-type="float" office:value="1.698">
                <text:p>1.698</text:p>
              </table:table-cell>
              <table:table-cell office:value-type="float" office:value="0.4720792">
                <text:p>0.4720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5275">
                <text:p>1.75275</text:p>
              </table:table-cell>
              <table:table-cell office:value-type="float" office:value="1.4968">
                <text:p>1.4968</text:p>
              </table:table-cell>
              <table:table-cell office:value-type="float" office:value="1.699">
                <text:p>1.699</text:p>
              </table:table-cell>
              <table:table-cell office:value-type="float" office:value="0.4803902">
                <text:p>0.48039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5608">
                <text:p>1.75608</text:p>
              </table:table-cell>
              <table:table-cell office:value-type="float" office:value="1.6028">
                <text:p>1.6028</text:p>
              </table:table-cell>
              <table:table-cell office:value-type="float" office:value="1.7">
                <text:p>1.7</text:p>
              </table:table-cell>
              <table:table-cell office:value-type="float" office:value="0.4888445">
                <text:p>0.48884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5981">
                <text:p>1.75981</text:p>
              </table:table-cell>
              <table:table-cell office:value-type="float" office:value="1.7141">
                <text:p>1.7141</text:p>
              </table:table-cell>
              <table:table-cell office:value-type="float" office:value="1.701">
                <text:p>1.701</text:p>
              </table:table-cell>
              <table:table-cell office:value-type="float" office:value="0.4974446">
                <text:p>0.49744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6363">
                <text:p>1.76363</text:p>
              </table:table-cell>
              <table:table-cell office:value-type="float" office:value="1.8413">
                <text:p>1.8413</text:p>
              </table:table-cell>
              <table:table-cell office:value-type="float" office:value="1.702">
                <text:p>1.702</text:p>
              </table:table-cell>
              <table:table-cell office:value-type="float" office:value="0.5061929">
                <text:p>0.50619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6745">
                <text:p>1.76745</text:p>
              </table:table-cell>
              <table:table-cell office:value-type="float" office:value="1.9526">
                <text:p>1.9526</text:p>
              </table:table-cell>
              <table:table-cell office:value-type="float" office:value="1.703">
                <text:p>1.703</text:p>
              </table:table-cell>
              <table:table-cell office:value-type="float" office:value="0.5150918">
                <text:p>0.51509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703">
                <text:p>1.7703</text:p>
              </table:table-cell>
              <table:table-cell office:value-type="float" office:value="2.0532">
                <text:p>2.0532</text:p>
              </table:table-cell>
              <table:table-cell office:value-type="float" office:value="1.704">
                <text:p>1.704</text:p>
              </table:table-cell>
              <table:table-cell office:value-type="float" office:value="0.5241437">
                <text:p>0.52414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7343">
                <text:p>1.77343</text:p>
              </table:table-cell>
              <table:table-cell office:value-type="float" office:value="2.1698">
                <text:p>2.1698</text:p>
              </table:table-cell>
              <table:table-cell office:value-type="float" office:value="1.705">
                <text:p>1.705</text:p>
              </table:table-cell>
              <table:table-cell office:value-type="float" office:value="0.5333512">
                <text:p>0.53335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7667">
                <text:p>1.77667</text:p>
              </table:table-cell>
              <table:table-cell office:value-type="float" office:value="2.2705">
                <text:p>2.2705</text:p>
              </table:table-cell>
              <table:table-cell office:value-type="float" office:value="1.706">
                <text:p>1.706</text:p>
              </table:table-cell>
              <table:table-cell office:value-type="float" office:value="0.5427169">
                <text:p>0.54271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803">
                <text:p>1.7803</text:p>
              </table:table-cell>
              <table:table-cell office:value-type="float" office:value="2.3871">
                <text:p>2.3871</text:p>
              </table:table-cell>
              <table:table-cell office:value-type="float" office:value="1.707">
                <text:p>1.707</text:p>
              </table:table-cell>
              <table:table-cell office:value-type="float" office:value="0.5522433">
                <text:p>0.55224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8353">
                <text:p>1.78353</text:p>
              </table:table-cell>
              <table:table-cell office:value-type="float" office:value="2.4931">
                <text:p>2.4931</text:p>
              </table:table-cell>
              <table:table-cell office:value-type="float" office:value="1.708">
                <text:p>1.708</text:p>
              </table:table-cell>
              <table:table-cell office:value-type="float" office:value="0.5619331">
                <text:p>0.56193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8687">
                <text:p>1.78687</text:p>
              </table:table-cell>
              <table:table-cell office:value-type="float" office:value="2.5885">
                <text:p>2.5885</text:p>
              </table:table-cell>
              <table:table-cell office:value-type="float" office:value="1.709">
                <text:p>1.709</text:p>
              </table:table-cell>
              <table:table-cell office:value-type="float" office:value="0.571789">
                <text:p>0.5717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9089">
                <text:p>1.79089</text:p>
              </table:table-cell>
              <table:table-cell office:value-type="float" office:value="2.7104">
                <text:p>2.7104</text:p>
              </table:table-cell>
              <table:table-cell office:value-type="float" office:value="1.71">
                <text:p>1.71</text:p>
              </table:table-cell>
              <table:table-cell office:value-type="float" office:value="0.5818136">
                <text:p>0.5818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9383">
                <text:p>1.79383</text:p>
              </table:table-cell>
              <table:table-cell office:value-type="float" office:value="2.8111">
                <text:p>2.8111</text:p>
              </table:table-cell>
              <table:table-cell office:value-type="float" office:value="1.711">
                <text:p>1.711</text:p>
              </table:table-cell>
              <table:table-cell office:value-type="float" office:value="0.5920097">
                <text:p>0.59200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9677">
                <text:p>1.79677</text:p>
              </table:table-cell>
              <table:table-cell office:value-type="float" office:value="2.9382">
                <text:p>2.9382</text:p>
              </table:table-cell>
              <table:table-cell office:value-type="float" office:value="1.712">
                <text:p>1.712</text:p>
              </table:table-cell>
              <table:table-cell office:value-type="float" office:value="0.60238">
                <text:p>0.60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99">
                <text:p>1.799</text:p>
              </table:table-cell>
              <table:table-cell office:value-type="float" office:value="3.0299">
                <text:p>3.0299</text:p>
              </table:table-cell>
              <table:table-cell office:value-type="float" office:value="1.713">
                <text:p>1.713</text:p>
              </table:table-cell>
              <table:table-cell office:value-type="float" office:value="0.6129275">
                <text:p>0.61292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0142">
                <text:p>1.80142</text:p>
              </table:table-cell>
              <table:table-cell office:value-type="float" office:value="3.135">
                <text:p>3.135</text:p>
              </table:table-cell>
              <table:table-cell office:value-type="float" office:value="1.714">
                <text:p>1.714</text:p>
              </table:table-cell>
              <table:table-cell office:value-type="float" office:value="0.623655">
                <text:p>0.6236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0391">
                <text:p>1.80391</text:p>
              </table:table-cell>
              <table:table-cell office:value-type="float" office:value="3.2696">
                <text:p>3.2696</text:p>
              </table:table-cell>
              <table:table-cell office:value-type="float" office:value="1.715">
                <text:p>1.715</text:p>
              </table:table-cell>
              <table:table-cell office:value-type="float" office:value="0.6345654">
                <text:p>0.63456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0648">
                <text:p>1.80648</text:p>
              </table:table-cell>
              <table:table-cell office:value-type="float" office:value="3.3831">
                <text:p>3.3831</text:p>
              </table:table-cell>
              <table:table-cell office:value-type="float" office:value="1.716">
                <text:p>1.716</text:p>
              </table:table-cell>
              <table:table-cell office:value-type="float" office:value="0.6456616">
                <text:p>0.64566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0889">
                <text:p>1.80889</text:p>
              </table:table-cell>
              <table:table-cell office:value-type="float" office:value="3.5135">
                <text:p>3.5135</text:p>
              </table:table-cell>
              <table:table-cell office:value-type="float" office:value="1.717">
                <text:p>1.717</text:p>
              </table:table-cell>
              <table:table-cell office:value-type="float" office:value="0.6569466">
                <text:p>0.65694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1083">
                <text:p>1.81083</text:p>
              </table:table-cell>
              <table:table-cell office:value-type="float" office:value="3.6313">
                <text:p>3.6313</text:p>
              </table:table-cell>
              <table:table-cell office:value-type="float" office:value="1.718">
                <text:p>1.718</text:p>
              </table:table-cell>
              <table:table-cell office:value-type="float" office:value="0.6684235">
                <text:p>0.66842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1309">
                <text:p>1.81309</text:p>
              </table:table-cell>
              <table:table-cell office:value-type="float" office:value="3.7617">
                <text:p>3.7617</text:p>
              </table:table-cell>
              <table:table-cell office:value-type="float" office:value="1.719">
                <text:p>1.719</text:p>
              </table:table-cell>
              <table:table-cell office:value-type="float" office:value="0.6800954">
                <text:p>0.68009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1511">
                <text:p>1.81511</text:p>
              </table:table-cell>
              <table:table-cell office:value-type="float" office:value="3.9046">
                <text:p>3.9046</text:p>
              </table:table-cell>
              <table:table-cell office:value-type="float" office:value="1.72">
                <text:p>1.72</text:p>
              </table:table-cell>
              <table:table-cell office:value-type="float" office:value="0.6919653">
                <text:p>0.69196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1737">
                <text:p>1.81737</text:p>
              </table:table-cell>
              <table:table-cell office:value-type="float" office:value="4.035">
                <text:p>4.035</text:p>
              </table:table-cell>
              <table:table-cell office:value-type="float" office:value="1.721">
                <text:p>1.721</text:p>
              </table:table-cell>
              <table:table-cell office:value-type="float" office:value="0.7040365">
                <text:p>0.70403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1908">
                <text:p>1.81908</text:p>
              </table:table-cell>
              <table:table-cell office:value-type="float" office:value="4.178">
                <text:p>4.178</text:p>
              </table:table-cell>
              <table:table-cell office:value-type="float" office:value="1.722">
                <text:p>1.722</text:p>
              </table:table-cell>
              <table:table-cell office:value-type="float" office:value="0.7163121">
                <text:p>0.71631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2111">
                <text:p>1.82111</text:p>
              </table:table-cell>
              <table:table-cell office:value-type="float" office:value="4.3168">
                <text:p>4.3168</text:p>
              </table:table-cell>
              <table:table-cell office:value-type="float" office:value="1.723">
                <text:p>1.723</text:p>
              </table:table-cell>
              <table:table-cell office:value-type="float" office:value="0.7287954">
                <text:p>0.72879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2251">
                <text:p>1.82251</text:p>
              </table:table-cell>
              <table:table-cell office:value-type="float" office:value="4.443">
                <text:p>4.443</text:p>
              </table:table-cell>
              <table:table-cell office:value-type="float" office:value="1.724">
                <text:p>1.724</text:p>
              </table:table-cell>
              <table:table-cell office:value-type="float" office:value="0.7414897">
                <text:p>0.74148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2461">
                <text:p>1.82461</text:p>
              </table:table-cell>
              <table:table-cell office:value-type="float" office:value="4.5944">
                <text:p>4.5944</text:p>
              </table:table-cell>
              <table:table-cell office:value-type="float" office:value="1.725">
                <text:p>1.725</text:p>
              </table:table-cell>
              <table:table-cell office:value-type="float" office:value="0.7543983">
                <text:p>0.75439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2624">
                <text:p>1.82624</text:p>
              </table:table-cell>
              <table:table-cell office:value-type="float" office:value="4.7289">
                <text:p>4.7289</text:p>
              </table:table-cell>
              <table:table-cell office:value-type="float" office:value="1.726">
                <text:p>1.726</text:p>
              </table:table-cell>
              <table:table-cell office:value-type="float" office:value="0.7675247">
                <text:p>0.76752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2827">
                <text:p>1.82827</text:p>
              </table:table-cell>
              <table:table-cell office:value-type="float" office:value="4.8803">
                <text:p>4.8803</text:p>
              </table:table-cell>
              <table:table-cell office:value-type="float" office:value="1.727">
                <text:p>1.727</text:p>
              </table:table-cell>
              <table:table-cell office:value-type="float" office:value="0.7808722">
                <text:p>0.78087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2951">
                <text:p>1.82951</text:p>
              </table:table-cell>
              <table:table-cell office:value-type="float" office:value="5.0191">
                <text:p>5.0191</text:p>
              </table:table-cell>
              <table:table-cell office:value-type="float" office:value="1.728">
                <text:p>1.728</text:p>
              </table:table-cell>
              <table:table-cell office:value-type="float" office:value="0.7944443">
                <text:p>0.79444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313">
                <text:p>1.8313</text:p>
              </table:table-cell>
              <table:table-cell office:value-type="float" office:value="5.1705">
                <text:p>5.1705</text:p>
              </table:table-cell>
              <table:table-cell office:value-type="float" office:value="1.729">
                <text:p>1.729</text:p>
              </table:table-cell>
              <table:table-cell office:value-type="float" office:value="0.8082447">
                <text:p>0.80824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3325">
                <text:p>1.83325</text:p>
              </table:table-cell>
              <table:table-cell office:value-type="float" office:value="5.3051">
                <text:p>5.3051</text:p>
              </table:table-cell>
              <table:table-cell office:value-type="float" office:value="1.73">
                <text:p>1.73</text:p>
              </table:table-cell>
              <table:table-cell office:value-type="float" office:value="0.8222768">
                <text:p>0.82227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3527">
                <text:p>1.83527</text:p>
              </table:table-cell>
              <table:table-cell office:value-type="float" office:value="5.4691">
                <text:p>5.4691</text:p>
              </table:table-cell>
              <table:table-cell office:value-type="float" office:value="1.731">
                <text:p>1.731</text:p>
              </table:table-cell>
              <table:table-cell office:value-type="float" office:value="0.8365442">
                <text:p>0.83654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83683">
                <text:p>1.83683</text:p>
              </table:table-cell>
              <table:table-cell office:value-type="float" office:value="5.6121">
                <text:p>5.6121</text:p>
              </table:table-cell>
              <table:table-cell office:value-type="float" office:value="1.732">
                <text:p>1.732</text:p>
              </table:table-cell>
              <table:table-cell office:value-type="float" office:value="0.8510507">
                <text:p>0.85105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3854">
                <text:p>1.83854</text:p>
              </table:table-cell>
              <table:table-cell office:value-type="float" office:value="5.7803">
                <text:p>5.7803</text:p>
              </table:table-cell>
              <table:table-cell office:value-type="float" office:value="1.733">
                <text:p>1.733</text:p>
              </table:table-cell>
              <table:table-cell office:value-type="float" office:value="0.8658">
                <text:p>0.86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3979">
                <text:p>1.83979</text:p>
              </table:table-cell>
              <table:table-cell office:value-type="float" office:value="5.9233">
                <text:p>5.9233</text:p>
              </table:table-cell>
              <table:table-cell office:value-type="float" office:value="1.734">
                <text:p>1.734</text:p>
              </table:table-cell>
              <table:table-cell office:value-type="float" office:value="0.8807956">
                <text:p>0.88079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4142">
                <text:p>1.84142</text:p>
              </table:table-cell>
              <table:table-cell office:value-type="float" office:value="6.0747">
                <text:p>6.0747</text:p>
              </table:table-cell>
              <table:table-cell office:value-type="float" office:value="1.735">
                <text:p>1.735</text:p>
              </table:table-cell>
              <table:table-cell office:value-type="float" office:value="0.8960417">
                <text:p>0.89604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4321">
                <text:p>1.84321</text:p>
              </table:table-cell>
              <table:table-cell office:value-type="float" office:value="6.2429">
                <text:p>6.2429</text:p>
              </table:table-cell>
              <table:table-cell office:value-type="float" office:value="1.736">
                <text:p>1.736</text:p>
              </table:table-cell>
              <table:table-cell office:value-type="float" office:value="0.911542">
                <text:p>0.9115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4469">
                <text:p>1.84469</text:p>
              </table:table-cell>
              <table:table-cell office:value-type="float" office:value="6.3775">
                <text:p>6.3775</text:p>
              </table:table-cell>
              <table:table-cell office:value-type="float" office:value="1.737">
                <text:p>1.737</text:p>
              </table:table-cell>
              <table:table-cell office:value-type="float" office:value="0.9273004">
                <text:p>0.92730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84594">
                <text:p>1.84594</text:p>
              </table:table-cell>
              <table:table-cell office:value-type="float" office:value="6.5121">
                <text:p>6.5121</text:p>
              </table:table-cell>
              <table:table-cell office:value-type="float" office:value="1.738">
                <text:p>1.738</text:p>
              </table:table-cell>
              <table:table-cell office:value-type="float" office:value="0.9433209">
                <text:p>0.94332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84734">
                <text:p>1.84734</text:p>
              </table:table-cell>
              <table:table-cell office:value-type="float" office:value="6.6677">
                <text:p>6.6677</text:p>
              </table:table-cell>
              <table:table-cell office:value-type="float" office:value="1.739">
                <text:p>1.739</text:p>
              </table:table-cell>
              <table:table-cell office:value-type="float" office:value="0.9596074">
                <text:p>0.95960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84889">
                <text:p>1.84889</text:p>
              </table:table-cell>
              <table:table-cell office:value-type="float" office:value="6.7813">
                <text:p>6.7813</text:p>
              </table:table-cell>
              <table:table-cell office:value-type="float" office:value="1.74">
                <text:p>1.74</text:p>
              </table:table-cell>
              <table:table-cell office:value-type="float" office:value="0.976164">
                <text:p>0.9761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85053">
                <text:p>1.85053</text:p>
              </table:table-cell>
              <table:table-cell office:value-type="float" office:value="6.9242">
                <text:p>6.9242</text:p>
              </table:table-cell>
              <table:table-cell office:value-type="float" office:value="1.741">
                <text:p>1.741</text:p>
              </table:table-cell>
              <table:table-cell office:value-type="float" office:value="0.992995">
                <text:p>0.9929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5209">
                <text:p>1.85209</text:p>
              </table:table-cell>
              <table:table-cell office:value-type="float" office:value="7.0798">
                <text:p>7.0798</text:p>
              </table:table-cell>
              <table:table-cell office:value-type="float" office:value="1.742">
                <text:p>1.742</text:p>
              </table:table-cell>
              <table:table-cell office:value-type="float" office:value="1.010104">
                <text:p>1.0101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538">
                <text:p>1.8538</text:p>
              </table:table-cell>
              <table:table-cell office:value-type="float" office:value="7.2312">
                <text:p>7.2312</text:p>
              </table:table-cell>
              <table:table-cell office:value-type="float" office:value="1.743">
                <text:p>1.743</text:p>
              </table:table-cell>
              <table:table-cell office:value-type="float" office:value="1.027496">
                <text:p>1.0274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5497">
                <text:p>1.85497</text:p>
              </table:table-cell>
              <table:table-cell office:value-type="float" office:value="7.3868">
                <text:p>7.3868</text:p>
              </table:table-cell>
              <table:table-cell office:value-type="float" office:value="1.744">
                <text:p>1.744</text:p>
              </table:table-cell>
              <table:table-cell office:value-type="float" office:value="1.045175">
                <text:p>1.0451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5652">
                <text:p>1.85652</text:p>
              </table:table-cell>
              <table:table-cell office:value-type="float" office:value="7.5424">
                <text:p>7.5424</text:p>
              </table:table-cell>
              <table:table-cell office:value-type="float" office:value="1.745">
                <text:p>1.745</text:p>
              </table:table-cell>
              <table:table-cell office:value-type="float" office:value="1.063145">
                <text:p>1.063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5816">
                <text:p>1.85816</text:p>
              </table:table-cell>
              <table:table-cell office:value-type="float" office:value="7.6938">
                <text:p>7.6938</text:p>
              </table:table-cell>
              <table:table-cell office:value-type="float" office:value="1.746">
                <text:p>1.746</text:p>
              </table:table-cell>
              <table:table-cell office:value-type="float" office:value="1.081411">
                <text:p>1.0814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85979">
                <text:p>1.85979</text:p>
              </table:table-cell>
              <table:table-cell office:value-type="float" office:value="7.82">
                <text:p>7.82</text:p>
              </table:table-cell>
              <table:table-cell office:value-type="float" office:value="1.747">
                <text:p>1.747</text:p>
              </table:table-cell>
              <table:table-cell office:value-type="float" office:value="1.099976">
                <text:p>1.0999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86112">
                <text:p>1.86112</text:p>
              </table:table-cell>
              <table:table-cell office:value-type="float" office:value="7.9756">
                <text:p>7.9756</text:p>
              </table:table-cell>
              <table:table-cell office:value-type="float" office:value="1.748">
                <text:p>1.748</text:p>
              </table:table-cell>
              <table:table-cell office:value-type="float" office:value="1.118846">
                <text:p>1.1188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86314">
                <text:p>1.86314</text:p>
              </table:table-cell>
              <table:table-cell office:value-type="float" office:value="8.1354">
                <text:p>8.1354</text:p>
              </table:table-cell>
              <table:table-cell office:value-type="float" office:value="1.749">
                <text:p>1.749</text:p>
              </table:table-cell>
              <table:table-cell office:value-type="float" office:value="1.138026">
                <text:p>1.1380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6462">
                <text:p>1.86462</text:p>
              </table:table-cell>
              <table:table-cell office:value-type="float" office:value="8.291">
                <text:p>8.291</text:p>
              </table:table-cell>
              <table:table-cell office:value-type="float" office:value="1.75">
                <text:p>1.75</text:p>
              </table:table-cell>
              <table:table-cell office:value-type="float" office:value="1.157518">
                <text:p>1.1575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6602">
                <text:p>1.86602</text:p>
              </table:table-cell>
              <table:table-cell office:value-type="float" office:value="8.434">
                <text:p>8.434</text:p>
              </table:table-cell>
              <table:table-cell office:value-type="float" office:value="1.751">
                <text:p>1.751</text:p>
              </table:table-cell>
              <table:table-cell office:value-type="float" office:value="1.177329">
                <text:p>1.1773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6765">
                <text:p>1.86765</text:p>
              </table:table-cell>
              <table:table-cell office:value-type="float" office:value="8.535">
                <text:p>8.535</text:p>
              </table:table-cell>
              <table:table-cell office:value-type="float" office:value="1.752">
                <text:p>1.752</text:p>
              </table:table-cell>
              <table:table-cell office:value-type="float" office:value="1.197463">
                <text:p>1.1974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86937">
                <text:p>1.86937</text:p>
              </table:table-cell>
              <table:table-cell office:value-type="float" office:value="8.7032">
                <text:p>8.7032</text:p>
              </table:table-cell>
              <table:table-cell office:value-type="float" office:value="1.753">
                <text:p>1.753</text:p>
              </table:table-cell>
              <table:table-cell office:value-type="float" office:value="1.217924">
                <text:p>1.2179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87084">
                <text:p>1.87084</text:p>
              </table:table-cell>
              <table:table-cell office:value-type="float" office:value="8.8462">
                <text:p>8.8462</text:p>
              </table:table-cell>
              <table:table-cell office:value-type="float" office:value="1.754">
                <text:p>1.754</text:p>
              </table:table-cell>
              <table:table-cell office:value-type="float" office:value="1.238718">
                <text:p>1.2387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8724">
                <text:p>1.8724</text:p>
              </table:table-cell>
              <table:table-cell office:value-type="float" office:value="9.0186">
                <text:p>9.0186</text:p>
              </table:table-cell>
              <table:table-cell office:value-type="float" office:value="1.755">
                <text:p>1.755</text:p>
              </table:table-cell>
              <table:table-cell office:value-type="float" office:value="1.259849">
                <text:p>1.2598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745">
                <text:p>1.8745</text:p>
              </table:table-cell>
              <table:table-cell office:value-type="float" office:value="9.17">
                <text:p>9.17</text:p>
              </table:table-cell>
              <table:table-cell office:value-type="float" office:value="1.756">
                <text:p>1.756</text:p>
              </table:table-cell>
              <table:table-cell office:value-type="float" office:value="1.281322">
                <text:p>1.2813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7629">
                <text:p>1.87629</text:p>
              </table:table-cell>
              <table:table-cell office:value-type="float" office:value="9.3508">
                <text:p>9.3508</text:p>
              </table:table-cell>
              <table:table-cell office:value-type="float" office:value="1.757">
                <text:p>1.757</text:p>
              </table:table-cell>
              <table:table-cell office:value-type="float" office:value="1.303142">
                <text:p>1.3031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87808">
                <text:p>1.87808</text:p>
              </table:table-cell>
              <table:table-cell office:value-type="float" office:value="9.4938">
                <text:p>9.4938</text:p>
              </table:table-cell>
              <table:table-cell office:value-type="float" office:value="1.758">
                <text:p>1.758</text:p>
              </table:table-cell>
              <table:table-cell office:value-type="float" office:value="1.325314">
                <text:p>1.3253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87948">
                <text:p>1.87948</text:p>
              </table:table-cell>
              <table:table-cell office:value-type="float" office:value="9.6494">
                <text:p>9.6494</text:p>
              </table:table-cell>
              <table:table-cell office:value-type="float" office:value="1.759">
                <text:p>1.759</text:p>
              </table:table-cell>
              <table:table-cell office:value-type="float" office:value="1.347843">
                <text:p>1.3478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8805">
                <text:p>1.8805</text:p>
              </table:table-cell>
              <table:table-cell office:value-type="float" office:value="9.7504">
                <text:p>9.7504</text:p>
              </table:table-cell>
              <table:table-cell office:value-type="float" office:value="1.76">
                <text:p>1.76</text:p>
              </table:table-cell>
              <table:table-cell office:value-type="float" office:value="1.370734">
                <text:p>1.3707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8819">
                <text:p>1.8819</text:p>
              </table:table-cell>
              <table:table-cell office:value-type="float" office:value="9.9186">
                <text:p>9.9186</text:p>
              </table:table-cell>
              <table:table-cell office:value-type="float" office:value="1.761">
                <text:p>1.761</text:p>
              </table:table-cell>
              <table:table-cell office:value-type="float" office:value="1.393993">
                <text:p>1.3939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88338">
                <text:p>1.88338</text:p>
              </table:table-cell>
              <table:table-cell office:value-type="float" office:value="10.07">
                <text:p>10.07</text:p>
              </table:table-cell>
              <table:table-cell office:value-type="float" office:value="1.762">
                <text:p>1.762</text:p>
              </table:table-cell>
              <table:table-cell office:value-type="float" office:value="1.417624">
                <text:p>1.4176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8486">
                <text:p>1.88486</text:p>
              </table:table-cell>
              <table:table-cell office:value-type="float" office:value="10.1919">
                <text:p>10.1919</text:p>
              </table:table-cell>
              <table:table-cell office:value-type="float" office:value="1.763">
                <text:p>1.763</text:p>
              </table:table-cell>
              <table:table-cell office:value-type="float" office:value="1.441633">
                <text:p>1.4416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88618">
                <text:p>1.88618</text:p>
              </table:table-cell>
              <table:table-cell office:value-type="float" office:value="10.3433">
                <text:p>10.3433</text:p>
              </table:table-cell>
              <table:table-cell office:value-type="float" office:value="1.764">
                <text:p>1.764</text:p>
              </table:table-cell>
              <table:table-cell office:value-type="float" office:value="1.466025">
                <text:p>1.4660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88758">
                <text:p>1.88758</text:p>
              </table:table-cell>
              <table:table-cell office:value-type="float" office:value="10.5031">
                <text:p>10.5031</text:p>
              </table:table-cell>
              <table:table-cell office:value-type="float" office:value="1.765">
                <text:p>1.765</text:p>
              </table:table-cell>
              <table:table-cell office:value-type="float" office:value="1.490805">
                <text:p>1.4908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88883">
                <text:p>1.88883</text:p>
              </table:table-cell>
              <table:table-cell office:value-type="float" office:value="10.6503">
                <text:p>10.6503</text:p>
              </table:table-cell>
              <table:table-cell office:value-type="float" office:value="1.766">
                <text:p>1.766</text:p>
              </table:table-cell>
              <table:table-cell office:value-type="float" office:value="1.51598">
                <text:p>1.515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88984">
                <text:p>1.88984</text:p>
              </table:table-cell>
              <table:table-cell office:value-type="float" office:value="10.7681">
                <text:p>10.7681</text:p>
              </table:table-cell>
              <table:table-cell office:value-type="float" office:value="1.767">
                <text:p>1.767</text:p>
              </table:table-cell>
              <table:table-cell office:value-type="float" office:value="1.541553">
                <text:p>1.5415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89132">
                <text:p>1.89132</text:p>
              </table:table-cell>
              <table:table-cell office:value-type="float" office:value="10.9153">
                <text:p>10.9153</text:p>
              </table:table-cell>
              <table:table-cell office:value-type="float" office:value="1.768">
                <text:p>1.768</text:p>
              </table:table-cell>
              <table:table-cell office:value-type="float" office:value="1.567532">
                <text:p>1.5675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9287">
                <text:p>1.89287</text:p>
              </table:table-cell>
              <table:table-cell office:value-type="float" office:value="11.0499">
                <text:p>11.0499</text:p>
              </table:table-cell>
              <table:table-cell office:value-type="float" office:value="1.769">
                <text:p>1.769</text:p>
              </table:table-cell>
              <table:table-cell office:value-type="float" office:value="1.593921">
                <text:p>1.5939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89389">
                <text:p>1.89389</text:p>
              </table:table-cell>
              <table:table-cell office:value-type="float" office:value="11.1634">
                <text:p>11.1634</text:p>
              </table:table-cell>
              <table:table-cell office:value-type="float" office:value="1.77">
                <text:p>1.77</text:p>
              </table:table-cell>
              <table:table-cell office:value-type="float" office:value="1.620726">
                <text:p>1.6207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89521">
                <text:p>1.89521</text:p>
              </table:table-cell>
              <table:table-cell office:value-type="float" office:value="11.3358">
                <text:p>11.3358</text:p>
              </table:table-cell>
              <table:table-cell office:value-type="float" office:value="1.771">
                <text:p>1.771</text:p>
              </table:table-cell>
              <table:table-cell office:value-type="float" office:value="1.647952">
                <text:p>1.6479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9661">
                <text:p>1.89661</text:p>
              </table:table-cell>
              <table:table-cell office:value-type="float" office:value="11.4998">
                <text:p>11.4998</text:p>
              </table:table-cell>
              <table:table-cell office:value-type="float" office:value="1.772">
                <text:p>1.772</text:p>
              </table:table-cell>
              <table:table-cell office:value-type="float" office:value="1.675606">
                <text:p>1.6756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9793">
                <text:p>1.89793</text:p>
              </table:table-cell>
              <table:table-cell office:value-type="float" office:value="11.647">
                <text:p>11.647</text:p>
              </table:table-cell>
              <table:table-cell office:value-type="float" office:value="1.773">
                <text:p>1.773</text:p>
              </table:table-cell>
              <table:table-cell office:value-type="float" office:value="1.703693">
                <text:p>1.7036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9895">
                <text:p>1.89895</text:p>
              </table:table-cell>
              <table:table-cell office:value-type="float" office:value="11.7858">
                <text:p>11.7858</text:p>
              </table:table-cell>
              <table:table-cell office:value-type="float" office:value="1.774">
                <text:p>1.774</text:p>
              </table:table-cell>
              <table:table-cell office:value-type="float" office:value="1.732219">
                <text:p>1.7322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0019">
                <text:p>1.90019</text:p>
              </table:table-cell>
              <table:table-cell office:value-type="float" office:value="11.9288">
                <text:p>11.9288</text:p>
              </table:table-cell>
              <table:table-cell office:value-type="float" office:value="1.775">
                <text:p>1.775</text:p>
              </table:table-cell>
              <table:table-cell office:value-type="float" office:value="1.76119">
                <text:p>1.761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90136">
                <text:p>1.90136</text:p>
              </table:table-cell>
              <table:table-cell office:value-type="float" office:value="12.0928">
                <text:p>12.0928</text:p>
              </table:table-cell>
              <table:table-cell office:value-type="float" office:value="1.776">
                <text:p>1.776</text:p>
              </table:table-cell>
              <table:table-cell office:value-type="float" office:value="1.790612">
                <text:p>1.7906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90229">
                <text:p>1.90229</text:p>
              </table:table-cell>
              <table:table-cell office:value-type="float" office:value="12.2316">
                <text:p>12.2316</text:p>
              </table:table-cell>
              <table:table-cell office:value-type="float" office:value="1.777">
                <text:p>1.777</text:p>
              </table:table-cell>
              <table:table-cell office:value-type="float" office:value="1.82049">
                <text:p>1.820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0346">
                <text:p>1.90346</text:p>
              </table:table-cell>
              <table:table-cell office:value-type="float" office:value="12.3998">
                <text:p>12.3998</text:p>
              </table:table-cell>
              <table:table-cell office:value-type="float" office:value="1.778">
                <text:p>1.778</text:p>
              </table:table-cell>
              <table:table-cell office:value-type="float" office:value="1.850831">
                <text:p>1.8508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0455">
                <text:p>1.90455</text:p>
              </table:table-cell>
              <table:table-cell office:value-type="float" office:value="12.526">
                <text:p>12.526</text:p>
              </table:table-cell>
              <table:table-cell office:value-type="float" office:value="1.779">
                <text:p>1.779</text:p>
              </table:table-cell>
              <table:table-cell office:value-type="float" office:value="1.88164">
                <text:p>1.881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0572">
                <text:p>1.90572</text:p>
              </table:table-cell>
              <table:table-cell office:value-type="float" office:value="12.69">
                <text:p>12.69</text:p>
              </table:table-cell>
              <table:table-cell office:value-type="float" office:value="1.78">
                <text:p>1.78</text:p>
              </table:table-cell>
              <table:table-cell office:value-type="float" office:value="1.912925">
                <text:p>1.9129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0673">
                <text:p>1.90673</text:p>
              </table:table-cell>
              <table:table-cell office:value-type="float" office:value="12.833">
                <text:p>12.833</text:p>
              </table:table-cell>
              <table:table-cell office:value-type="float" office:value="1.781">
                <text:p>1.781</text:p>
              </table:table-cell>
              <table:table-cell office:value-type="float" office:value="1.94469">
                <text:p>1.944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079">
                <text:p>1.9079</text:p>
              </table:table-cell>
              <table:table-cell office:value-type="float" office:value="13.018">
                <text:p>13.018</text:p>
              </table:table-cell>
              <table:table-cell office:value-type="float" office:value="1.782">
                <text:p>1.782</text:p>
              </table:table-cell>
              <table:table-cell office:value-type="float" office:value="1.976943">
                <text:p>1.9769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0891">
                <text:p>1.90891</text:p>
              </table:table-cell>
              <table:table-cell office:value-type="float" office:value="13.203">
                <text:p>13.203</text:p>
              </table:table-cell>
              <table:table-cell office:value-type="float" office:value="1.783">
                <text:p>1.783</text:p>
              </table:table-cell>
              <table:table-cell office:value-type="float" office:value="2.009688">
                <text:p>2.0096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1008">
                <text:p>1.91008</text:p>
              </table:table-cell>
              <table:table-cell office:value-type="float" office:value="13.3881">
                <text:p>13.3881</text:p>
              </table:table-cell>
              <table:table-cell office:value-type="float" office:value="1.784">
                <text:p>1.784</text:p>
              </table:table-cell>
              <table:table-cell office:value-type="float" office:value="2.042934">
                <text:p>2.0429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1109">
                <text:p>1.91109</text:p>
              </table:table-cell>
              <table:table-cell office:value-type="float" office:value="13.5353">
                <text:p>13.5353</text:p>
              </table:table-cell>
              <table:table-cell office:value-type="float" office:value="1.785">
                <text:p>1.785</text:p>
              </table:table-cell>
              <table:table-cell office:value-type="float" office:value="2.076685">
                <text:p>2.0766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1218">
                <text:p>1.91218</text:p>
              </table:table-cell>
              <table:table-cell office:value-type="float" office:value="13.6825">
                <text:p>13.6825</text:p>
              </table:table-cell>
              <table:table-cell office:value-type="float" office:value="1.786">
                <text:p>1.786</text:p>
              </table:table-cell>
              <table:table-cell office:value-type="float" office:value="2.110949">
                <text:p>2.1109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1343">
                <text:p>1.91343</text:p>
              </table:table-cell>
              <table:table-cell office:value-type="float" office:value="13.9053">
                <text:p>13.9053</text:p>
              </table:table-cell>
              <table:table-cell office:value-type="float" office:value="1.787">
                <text:p>1.787</text:p>
              </table:table-cell>
              <table:table-cell office:value-type="float" office:value="2.145732">
                <text:p>2.1457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91467">
                <text:p>1.91467</text:p>
              </table:table-cell>
              <table:table-cell office:value-type="float" office:value="14.1324">
                <text:p>14.1324</text:p>
              </table:table-cell>
              <table:table-cell office:value-type="float" office:value="1.788">
                <text:p>1.788</text:p>
              </table:table-cell>
              <table:table-cell office:value-type="float" office:value="2.181039">
                <text:p>2.1810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91623">
                <text:p>1.91623</text:p>
              </table:table-cell>
              <table:table-cell office:value-type="float" office:value="14.3385">
                <text:p>14.3385</text:p>
              </table:table-cell>
              <table:table-cell office:value-type="float" office:value="1.789">
                <text:p>1.789</text:p>
              </table:table-cell>
              <table:table-cell office:value-type="float" office:value="2.216879">
                <text:p>2.2168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91748">
                <text:p>1.91748</text:p>
              </table:table-cell>
              <table:table-cell office:value-type="float" office:value="14.5656">
                <text:p>14.5656</text:p>
              </table:table-cell>
              <table:table-cell office:value-type="float" office:value="1.79">
                <text:p>1.79</text:p>
              </table:table-cell>
              <table:table-cell office:value-type="float" office:value="2.253256">
                <text:p>2.2532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91903">
                <text:p>1.91903</text:p>
              </table:table-cell>
              <table:table-cell office:value-type="float" office:value="14.8263">
                <text:p>14.8263</text:p>
              </table:table-cell>
              <table:table-cell office:value-type="float" office:value="1.791">
                <text:p>1.791</text:p>
              </table:table-cell>
              <table:table-cell office:value-type="float" office:value="2.290178">
                <text:p>2.2901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92028">
                <text:p>1.92028</text:p>
              </table:table-cell>
              <table:table-cell office:value-type="float" office:value="15.045">
                <text:p>15.045</text:p>
              </table:table-cell>
              <table:table-cell office:value-type="float" office:value="1.792">
                <text:p>1.792</text:p>
              </table:table-cell>
              <table:table-cell office:value-type="float" office:value="2.327651">
                <text:p>2.3276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92168">
                <text:p>1.92168</text:p>
              </table:table-cell>
              <table:table-cell office:value-type="float" office:value="15.2679">
                <text:p>15.2679</text:p>
              </table:table-cell>
              <table:table-cell office:value-type="float" office:value="1.793">
                <text:p>1.793</text:p>
              </table:table-cell>
              <table:table-cell office:value-type="float" office:value="2.365683">
                <text:p>2.3656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92293">
                <text:p>1.92293</text:p>
              </table:table-cell>
              <table:table-cell office:value-type="float" office:value="15.4992">
                <text:p>15.4992</text:p>
              </table:table-cell>
              <table:table-cell office:value-type="float" office:value="1.794">
                <text:p>1.794</text:p>
              </table:table-cell>
              <table:table-cell office:value-type="float" office:value="2.404278">
                <text:p>2.4042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92417">
                <text:p>1.92417</text:p>
              </table:table-cell>
              <table:table-cell office:value-type="float" office:value="15.7347">
                <text:p>15.7347</text:p>
              </table:table-cell>
              <table:table-cell office:value-type="float" office:value="1.795">
                <text:p>1.795</text:p>
              </table:table-cell>
              <table:table-cell office:value-type="float" office:value="2.443445">
                <text:p>2.4434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92565">
                <text:p>1.92565</text:p>
              </table:table-cell>
              <table:table-cell office:value-type="float" office:value="16.0164">
                <text:p>16.0164</text:p>
              </table:table-cell>
              <table:table-cell office:value-type="float" office:value="1.796">
                <text:p>1.796</text:p>
              </table:table-cell>
              <table:table-cell office:value-type="float" office:value="2.48319">
                <text:p>2.483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92659">
                <text:p>1.92659</text:p>
              </table:table-cell>
              <table:table-cell office:value-type="float" office:value="16.2519">
                <text:p>16.2519</text:p>
              </table:table-cell>
              <table:table-cell office:value-type="float" office:value="1.797">
                <text:p>1.797</text:p>
              </table:table-cell>
              <table:table-cell office:value-type="float" office:value="2.523519">
                <text:p>2.5235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92799">
                <text:p>1.92799</text:p>
              </table:table-cell>
              <table:table-cell office:value-type="float" office:value="16.5211">
                <text:p>16.5211</text:p>
              </table:table-cell>
              <table:table-cell office:value-type="float" office:value="1.798">
                <text:p>1.798</text:p>
              </table:table-cell>
              <table:table-cell office:value-type="float" office:value="2.56444">
                <text:p>2.564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92947">
                <text:p>1.92947</text:p>
              </table:table-cell>
              <table:table-cell office:value-type="float" office:value="16.7776">
                <text:p>16.7776</text:p>
              </table:table-cell>
              <table:table-cell office:value-type="float" office:value="1.799">
                <text:p>1.799</text:p>
              </table:table-cell>
              <table:table-cell office:value-type="float" office:value="2.60596">
                <text:p>2.605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93079">
                <text:p>1.93079</text:p>
              </table:table-cell>
              <table:table-cell office:value-type="float" office:value="17.0257">
                <text:p>17.0257</text:p>
              </table:table-cell>
              <table:table-cell office:value-type="float" office:value="1.8">
                <text:p>1.8</text:p>
              </table:table-cell>
              <table:table-cell office:value-type="float" office:value="2.648084">
                <text:p>2.6480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9322">
                <text:p>1.9322</text:p>
              </table:table-cell>
              <table:table-cell office:value-type="float" office:value="17.3411">
                <text:p>17.3411</text:p>
              </table:table-cell>
              <table:table-cell office:value-type="float" office:value="1.801">
                <text:p>1.801</text:p>
              </table:table-cell>
              <table:table-cell office:value-type="float" office:value="2.69082">
                <text:p>2.690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9336">
                <text:p>1.9336</text:p>
              </table:table-cell>
              <table:table-cell office:value-type="float" office:value="17.5808">
                <text:p>17.5808</text:p>
              </table:table-cell>
              <table:table-cell office:value-type="float" office:value="1.802">
                <text:p>1.802</text:p>
              </table:table-cell>
              <table:table-cell office:value-type="float" office:value="2.734175">
                <text:p>2.7341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93492">
                <text:p>1.93492</text:p>
              </table:table-cell>
              <table:table-cell office:value-type="float" office:value="17.8542">
                <text:p>17.8542</text:p>
              </table:table-cell>
              <table:table-cell office:value-type="float" office:value="1.803">
                <text:p>1.803</text:p>
              </table:table-cell>
              <table:table-cell office:value-type="float" office:value="2.778156">
                <text:p>2.7781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93648">
                <text:p>1.93648</text:p>
              </table:table-cell>
              <table:table-cell office:value-type="float" office:value="18.1275">
                <text:p>18.1275</text:p>
              </table:table-cell>
              <table:table-cell office:value-type="float" office:value="1.804">
                <text:p>1.804</text:p>
              </table:table-cell>
              <table:table-cell office:value-type="float" office:value="2.822769">
                <text:p>2.8227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93773">
                <text:p>1.93773</text:p>
              </table:table-cell>
              <table:table-cell office:value-type="float" office:value="18.3883">
                <text:p>18.3883</text:p>
              </table:table-cell>
              <table:table-cell office:value-type="float" office:value="1.805">
                <text:p>1.805</text:p>
              </table:table-cell>
              <table:table-cell office:value-type="float" office:value="2.868022">
                <text:p>2.8680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93928">
                <text:p>1.93928</text:p>
              </table:table-cell>
              <table:table-cell office:value-type="float" office:value="18.67">
                <text:p>18.67</text:p>
              </table:table-cell>
              <table:table-cell office:value-type="float" office:value="1.806">
                <text:p>1.806</text:p>
              </table:table-cell>
              <table:table-cell office:value-type="float" office:value="2.913922">
                <text:p>2.9139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4053">
                <text:p>1.94053</text:p>
              </table:table-cell>
              <table:table-cell office:value-type="float" office:value="18.9013">
                <text:p>18.9013</text:p>
              </table:table-cell>
              <table:table-cell office:value-type="float" office:value="1.807">
                <text:p>1.807</text:p>
              </table:table-cell>
              <table:table-cell office:value-type="float" office:value="2.960475">
                <text:p>2.9604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4193">
                <text:p>1.94193</text:p>
              </table:table-cell>
              <table:table-cell office:value-type="float" office:value="19.1789">
                <text:p>19.1789</text:p>
              </table:table-cell>
              <table:table-cell office:value-type="float" office:value="1.808">
                <text:p>1.808</text:p>
              </table:table-cell>
              <table:table-cell office:value-type="float" office:value="3.007688">
                <text:p>3.0076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94341">
                <text:p>1.94341</text:p>
              </table:table-cell>
              <table:table-cell office:value-type="float" office:value="19.4817">
                <text:p>19.4817</text:p>
              </table:table-cell>
              <table:table-cell office:value-type="float" office:value="1.809">
                <text:p>1.809</text:p>
              </table:table-cell>
              <table:table-cell office:value-type="float" office:value="3.055569">
                <text:p>3.0555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94489">
                <text:p>1.94489</text:p>
              </table:table-cell>
              <table:table-cell office:value-type="float" office:value="19.755">
                <text:p>19.755</text:p>
              </table:table-cell>
              <table:table-cell office:value-type="float" office:value="1.81">
                <text:p>1.81</text:p>
              </table:table-cell>
              <table:table-cell office:value-type="float" office:value="3.104125">
                <text:p>3.1041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94637">
                <text:p>1.94637</text:p>
              </table:table-cell>
              <table:table-cell office:value-type="float" office:value="20.0494">
                <text:p>20.0494</text:p>
              </table:table-cell>
              <table:table-cell office:value-type="float" office:value="1.811">
                <text:p>1.811</text:p>
              </table:table-cell>
              <table:table-cell office:value-type="float" office:value="3.153362">
                <text:p>3.1533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94785">
                <text:p>1.94785</text:p>
              </table:table-cell>
              <table:table-cell office:value-type="float" office:value="20.3774">
                <text:p>20.3774</text:p>
              </table:table-cell>
              <table:table-cell office:value-type="float" office:value="1.812">
                <text:p>1.812</text:p>
              </table:table-cell>
              <table:table-cell office:value-type="float" office:value="3.203288">
                <text:p>3.2032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94956">
                <text:p>1.94956</text:p>
              </table:table-cell>
              <table:table-cell office:value-type="float" office:value="20.7727">
                <text:p>20.7727</text:p>
              </table:table-cell>
              <table:table-cell office:value-type="float" office:value="1.813">
                <text:p>1.813</text:p>
              </table:table-cell>
              <table:table-cell office:value-type="float" office:value="3.253909">
                <text:p>3.2539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95089">
                <text:p>1.95089</text:p>
              </table:table-cell>
              <table:table-cell office:value-type="float" office:value="21.1175">
                <text:p>21.1175</text:p>
              </table:table-cell>
              <table:table-cell office:value-type="float" office:value="1.814">
                <text:p>1.814</text:p>
              </table:table-cell>
              <table:table-cell office:value-type="float" office:value="3.305234">
                <text:p>3.3052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95221">
                <text:p>1.95221</text:p>
              </table:table-cell>
              <table:table-cell office:value-type="float" office:value="21.4245">
                <text:p>21.4245</text:p>
              </table:table-cell>
              <table:table-cell office:value-type="float" office:value="1.815">
                <text:p>1.815</text:p>
              </table:table-cell>
              <table:table-cell office:value-type="float" office:value="3.357267">
                <text:p>3.3572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95369">
                <text:p>1.95369</text:p>
              </table:table-cell>
              <table:table-cell office:value-type="float" office:value="21.7273">
                <text:p>21.7273</text:p>
              </table:table-cell>
              <table:table-cell office:value-type="float" office:value="1.816">
                <text:p>1.816</text:p>
              </table:table-cell>
              <table:table-cell office:value-type="float" office:value="3.410018">
                <text:p>3.4100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95494">
                <text:p>1.95494</text:p>
              </table:table-cell>
              <table:table-cell office:value-type="float" office:value="22.0806">
                <text:p>22.0806</text:p>
              </table:table-cell>
              <table:table-cell office:value-type="float" office:value="1.817">
                <text:p>1.817</text:p>
              </table:table-cell>
              <table:table-cell office:value-type="float" office:value="3.463492">
                <text:p>3.4634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95642">
                <text:p>1.95642</text:p>
              </table:table-cell>
              <table:table-cell office:value-type="float" office:value="22.4675">
                <text:p>22.4675</text:p>
              </table:table-cell>
              <table:table-cell office:value-type="float" office:value="1.818">
                <text:p>1.818</text:p>
              </table:table-cell>
              <table:table-cell office:value-type="float" office:value="3.517697">
                <text:p>3.5176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95782">
                <text:p>1.95782</text:p>
              </table:table-cell>
              <table:table-cell office:value-type="float" office:value="22.745">
                <text:p>22.745</text:p>
              </table:table-cell>
              <table:table-cell office:value-type="float" office:value="1.819">
                <text:p>1.819</text:p>
              </table:table-cell>
              <table:table-cell office:value-type="float" office:value="3.57264">
                <text:p>3.572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95914">
                <text:p>1.95914</text:p>
              </table:table-cell>
              <table:table-cell office:value-type="float" office:value="23.0604">
                <text:p>23.0604</text:p>
              </table:table-cell>
              <table:table-cell office:value-type="float" office:value="1.82">
                <text:p>1.82</text:p>
              </table:table-cell>
              <table:table-cell office:value-type="float" office:value="3.628328">
                <text:p>3.6283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96039">
                <text:p>1.96039</text:p>
              </table:table-cell>
              <table:table-cell office:value-type="float" office:value="23.3758">
                <text:p>23.3758</text:p>
              </table:table-cell>
              <table:table-cell office:value-type="float" office:value="1.821">
                <text:p>1.821</text:p>
              </table:table-cell>
              <table:table-cell office:value-type="float" office:value="3.684768">
                <text:p>3.6847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96148">
                <text:p>1.96148</text:p>
              </table:table-cell>
              <table:table-cell office:value-type="float" office:value="23.645">
                <text:p>23.645</text:p>
              </table:table-cell>
              <table:table-cell office:value-type="float" office:value="1.822">
                <text:p>1.822</text:p>
              </table:table-cell>
              <table:table-cell office:value-type="float" office:value="3.741967">
                <text:p>3.7419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96273">
                <text:p>1.96273</text:p>
              </table:table-cell>
              <table:table-cell office:value-type="float" office:value="23.9688">
                <text:p>23.9688</text:p>
              </table:table-cell>
              <table:table-cell office:value-type="float" office:value="1.823">
                <text:p>1.823</text:p>
              </table:table-cell>
              <table:table-cell office:value-type="float" office:value="3.799932">
                <text:p>3.7999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96413">
                <text:p>1.96413</text:p>
              </table:table-cell>
              <table:table-cell office:value-type="float" office:value="24.2758">
                <text:p>24.2758</text:p>
              </table:table-cell>
              <table:table-cell office:value-type="float" office:value="1.824">
                <text:p>1.824</text:p>
              </table:table-cell>
              <table:table-cell office:value-type="float" office:value="3.85867">
                <text:p>3.858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96514">
                <text:p>1.96514</text:p>
              </table:table-cell>
              <table:table-cell office:value-type="float" office:value="24.5617">
                <text:p>24.5617</text:p>
              </table:table-cell>
              <table:table-cell office:value-type="float" office:value="1.825">
                <text:p>1.825</text:p>
              </table:table-cell>
              <table:table-cell office:value-type="float" office:value="3.918188">
                <text:p>3.9181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96647">
                <text:p>1.96647</text:p>
              </table:table-cell>
              <table:table-cell office:value-type="float" office:value="24.8561">
                <text:p>24.8561</text:p>
              </table:table-cell>
              <table:table-cell office:value-type="float" office:value="1.826">
                <text:p>1.826</text:p>
              </table:table-cell>
              <table:table-cell office:value-type="float" office:value="3.978493">
                <text:p>3.9784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96764">
                <text:p>1.96764</text:p>
              </table:table-cell>
              <table:table-cell office:value-type="float" office:value="25.1547">
                <text:p>25.1547</text:p>
              </table:table-cell>
              <table:table-cell office:value-type="float" office:value="1.827">
                <text:p>1.827</text:p>
              </table:table-cell>
              <table:table-cell office:value-type="float" office:value="4.039591">
                <text:p>4.0395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96904">
                <text:p>1.96904</text:p>
              </table:table-cell>
              <table:table-cell office:value-type="float" office:value="25.5205">
                <text:p>25.5205</text:p>
              </table:table-cell>
              <table:table-cell office:value-type="float" office:value="1.828">
                <text:p>1.828</text:p>
              </table:table-cell>
              <table:table-cell office:value-type="float" office:value="4.10149">
                <text:p>4.101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97044">
                <text:p>1.97044</text:p>
              </table:table-cell>
              <table:table-cell office:value-type="float" office:value="25.878">
                <text:p>25.878</text:p>
              </table:table-cell>
              <table:table-cell office:value-type="float" office:value="1.829">
                <text:p>1.829</text:p>
              </table:table-cell>
              <table:table-cell office:value-type="float" office:value="4.164197">
                <text:p>4.1641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97169">
                <text:p>1.97169</text:p>
              </table:table-cell>
              <table:table-cell office:value-type="float" office:value="26.1766">
                <text:p>26.1766</text:p>
              </table:table-cell>
              <table:table-cell office:value-type="float" office:value="1.83">
                <text:p>1.83</text:p>
              </table:table-cell>
              <table:table-cell office:value-type="float" office:value="4.227718">
                <text:p>4.2277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97317">
                <text:p>1.97317</text:p>
              </table:table-cell>
              <table:table-cell office:value-type="float" office:value="26.5298">
                <text:p>26.5298</text:p>
              </table:table-cell>
              <table:table-cell office:value-type="float" office:value="1.831">
                <text:p>1.831</text:p>
              </table:table-cell>
              <table:table-cell office:value-type="float" office:value="4.292061">
                <text:p>4.2920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97434">
                <text:p>1.97434</text:p>
              </table:table-cell>
              <table:table-cell office:value-type="float" office:value="26.8831">
                <text:p>26.8831</text:p>
              </table:table-cell>
              <table:table-cell office:value-type="float" office:value="1.832">
                <text:p>1.832</text:p>
              </table:table-cell>
              <table:table-cell office:value-type="float" office:value="4.357231">
                <text:p>4.3572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97566">
                <text:p>1.97566</text:p>
              </table:table-cell>
              <table:table-cell office:value-type="float" office:value="27.2027">
                <text:p>27.2027</text:p>
              </table:table-cell>
              <table:table-cell office:value-type="float" office:value="1.833">
                <text:p>1.833</text:p>
              </table:table-cell>
              <table:table-cell office:value-type="float" office:value="4.423237">
                <text:p>4.4232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97667">
                <text:p>1.97667</text:p>
              </table:table-cell>
              <table:table-cell office:value-type="float" office:value="27.455">
                <text:p>27.455</text:p>
              </table:table-cell>
              <table:table-cell office:value-type="float" office:value="1.834">
                <text:p>1.834</text:p>
              </table:table-cell>
              <table:table-cell office:value-type="float" office:value="4.490084">
                <text:p>4.4900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97792">
                <text:p>1.97792</text:p>
              </table:table-cell>
              <table:table-cell office:value-type="float" office:value="27.7704">
                <text:p>27.7704</text:p>
              </table:table-cell>
              <table:table-cell office:value-type="float" office:value="1.835">
                <text:p>1.835</text:p>
              </table:table-cell>
              <table:table-cell office:value-type="float" office:value="4.55778">
                <text:p>4.557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97909">
                <text:p>1.97909</text:p>
              </table:table-cell>
              <table:table-cell office:value-type="float" office:value="28.0521">
                <text:p>28.0521</text:p>
              </table:table-cell>
              <table:table-cell office:value-type="float" office:value="1.836">
                <text:p>1.836</text:p>
              </table:table-cell>
              <table:table-cell office:value-type="float" office:value="4.62633">
                <text:p>4.626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98033">
                <text:p>1.98033</text:p>
              </table:table-cell>
              <table:table-cell office:value-type="float" office:value="28.4096">
                <text:p>28.4096</text:p>
              </table:table-cell>
              <table:table-cell office:value-type="float" office:value="1.837">
                <text:p>1.837</text:p>
              </table:table-cell>
              <table:table-cell office:value-type="float" office:value="4.695741">
                <text:p>4.6957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98174">
                <text:p>1.98174</text:p>
              </table:table-cell>
              <table:table-cell office:value-type="float" office:value="28.7797">
                <text:p>28.7797</text:p>
              </table:table-cell>
              <table:table-cell office:value-type="float" office:value="1.838">
                <text:p>1.838</text:p>
              </table:table-cell>
              <table:table-cell office:value-type="float" office:value="4.766021">
                <text:p>4.7660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98337">
                <text:p>1.98337</text:p>
              </table:table-cell>
              <table:table-cell office:value-type="float" office:value="29.1834">
                <text:p>29.1834</text:p>
              </table:table-cell>
              <table:table-cell office:value-type="float" office:value="1.839">
                <text:p>1.839</text:p>
              </table:table-cell>
              <table:table-cell office:value-type="float" office:value="4.837176">
                <text:p>4.837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">
                <text:p>1.84</text:p>
              </table:table-cell>
              <table:table-cell office:value-type="float" office:value="4.909211">
                <text:p>4.9092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1">
                <text:p>1.841</text:p>
              </table:table-cell>
              <table:table-cell office:value-type="float" office:value="4.982134">
                <text:p>4.982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2">
                <text:p>1.842</text:p>
              </table:table-cell>
              <table:table-cell office:value-type="float" office:value="5.055951">
                <text:p>5.055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3">
                <text:p>1.843</text:p>
              </table:table-cell>
              <table:table-cell office:value-type="float" office:value="5.130669">
                <text:p>5.130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4">
                <text:p>1.844</text:p>
              </table:table-cell>
              <table:table-cell office:value-type="float" office:value="5.206292">
                <text:p>5.206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5">
                <text:p>1.845</text:p>
              </table:table-cell>
              <table:table-cell office:value-type="float" office:value="5.282829">
                <text:p>5.2828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6">
                <text:p>1.846</text:p>
              </table:table-cell>
              <table:table-cell office:value-type="float" office:value="5.360284">
                <text:p>5.360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7">
                <text:p>1.847</text:p>
              </table:table-cell>
              <table:table-cell office:value-type="float" office:value="5.438664">
                <text:p>5.438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8">
                <text:p>1.848</text:p>
              </table:table-cell>
              <table:table-cell office:value-type="float" office:value="5.517975">
                <text:p>5.5179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9">
                <text:p>1.849</text:p>
              </table:table-cell>
              <table:table-cell office:value-type="float" office:value="5.598223">
                <text:p>5.598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5">
                <text:p>1.85</text:p>
              </table:table-cell>
              <table:table-cell office:value-type="float" office:value="5.679413">
                <text:p>5.679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51">
                <text:p>1.851</text:p>
              </table:table-cell>
              <table:table-cell office:value-type="float" office:value="5.761553">
                <text:p>5.761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52">
                <text:p>1.852</text:p>
              </table:table-cell>
              <table:table-cell office:value-type="float" office:value="5.844646">
                <text:p>5.8446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53">
                <text:p>1.853</text:p>
              </table:table-cell>
              <table:table-cell office:value-type="float" office:value="5.928699">
                <text:p>5.928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54">
                <text:p>1.854</text:p>
              </table:table-cell>
              <table:table-cell office:value-type="float" office:value="6.013718">
                <text:p>6.0137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55">
                <text:p>1.855</text:p>
              </table:table-cell>
              <table:table-cell office:value-type="float" office:value="6.099708">
                <text:p>6.0997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56">
                <text:p>1.856</text:p>
              </table:table-cell>
              <table:table-cell office:value-type="float" office:value="6.186675">
                <text:p>6.1866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57">
                <text:p>1.857</text:p>
              </table:table-cell>
              <table:table-cell office:value-type="float" office:value="6.274623">
                <text:p>6.274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58">
                <text:p>1.858</text:p>
              </table:table-cell>
              <table:table-cell office:value-type="float" office:value="6.363558">
                <text:p>6.3635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59">
                <text:p>1.859</text:p>
              </table:table-cell>
              <table:table-cell office:value-type="float" office:value="6.453486">
                <text:p>6.4534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">
                <text:p>1.86</text:p>
              </table:table-cell>
              <table:table-cell office:value-type="float" office:value="6.544411">
                <text:p>6.5444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1">
                <text:p>1.861</text:p>
              </table:table-cell>
              <table:table-cell office:value-type="float" office:value="6.636338">
                <text:p>6.6363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2">
                <text:p>1.862</text:p>
              </table:table-cell>
              <table:table-cell office:value-type="float" office:value="6.729273">
                <text:p>6.7292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3">
                <text:p>1.863</text:p>
              </table:table-cell>
              <table:table-cell office:value-type="float" office:value="6.82322">
                <text:p>6.823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4">
                <text:p>1.864</text:p>
              </table:table-cell>
              <table:table-cell office:value-type="float" office:value="6.918184">
                <text:p>6.918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5">
                <text:p>1.865</text:p>
              </table:table-cell>
              <table:table-cell office:value-type="float" office:value="7.014169">
                <text:p>7.014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6">
                <text:p>1.866</text:p>
              </table:table-cell>
              <table:table-cell office:value-type="float" office:value="7.11118">
                <text:p>7.11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7">
                <text:p>1.867</text:p>
              </table:table-cell>
              <table:table-cell office:value-type="float" office:value="7.209222">
                <text:p>7.209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8">
                <text:p>1.868</text:p>
              </table:table-cell>
              <table:table-cell office:value-type="float" office:value="7.308299">
                <text:p>7.308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9">
                <text:p>1.869</text:p>
              </table:table-cell>
              <table:table-cell office:value-type="float" office:value="7.408415">
                <text:p>7.4084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7">
                <text:p>1.87</text:p>
              </table:table-cell>
              <table:table-cell office:value-type="float" office:value="7.509573">
                <text:p>7.509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71">
                <text:p>1.871</text:p>
              </table:table-cell>
              <table:table-cell office:value-type="float" office:value="7.61178">
                <text:p>7.61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72">
                <text:p>1.872</text:p>
              </table:table-cell>
              <table:table-cell office:value-type="float" office:value="7.715038">
                <text:p>7.7150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73">
                <text:p>1.873</text:p>
              </table:table-cell>
              <table:table-cell office:value-type="float" office:value="7.81935">
                <text:p>7.819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74">
                <text:p>1.874</text:p>
              </table:table-cell>
              <table:table-cell office:value-type="float" office:value="7.924722">
                <text:p>7.9247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75">
                <text:p>1.875</text:p>
              </table:table-cell>
              <table:table-cell office:value-type="float" office:value="8.031156">
                <text:p>8.031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76">
                <text:p>1.876</text:p>
              </table:table-cell>
              <table:table-cell office:value-type="float" office:value="8.138656">
                <text:p>8.1386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77">
                <text:p>1.877</text:p>
              </table:table-cell>
              <table:table-cell office:value-type="float" office:value="8.247226">
                <text:p>8.247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78">
                <text:p>1.878</text:p>
              </table:table-cell>
              <table:table-cell office:value-type="float" office:value="8.356867">
                <text:p>8.3568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79">
                <text:p>1.879</text:p>
              </table:table-cell>
              <table:table-cell office:value-type="float" office:value="8.467586">
                <text:p>8.4675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">
                <text:p>1.88</text:p>
              </table:table-cell>
              <table:table-cell office:value-type="float" office:value="8.579384">
                <text:p>8.5793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1">
                <text:p>1.881</text:p>
              </table:table-cell>
              <table:table-cell office:value-type="float" office:value="8.692263">
                <text:p>8.6922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2">
                <text:p>1.882</text:p>
              </table:table-cell>
              <table:table-cell office:value-type="float" office:value="8.806227">
                <text:p>8.8062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3">
                <text:p>1.883</text:p>
              </table:table-cell>
              <table:table-cell office:value-type="float" office:value="8.921279">
                <text:p>8.9212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4">
                <text:p>1.884</text:p>
              </table:table-cell>
              <table:table-cell office:value-type="float" office:value="9.037421">
                <text:p>9.0374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5">
                <text:p>1.885</text:p>
              </table:table-cell>
              <table:table-cell office:value-type="float" office:value="9.154656">
                <text:p>9.1546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6">
                <text:p>1.886</text:p>
              </table:table-cell>
              <table:table-cell office:value-type="float" office:value="9.272986">
                <text:p>9.2729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7">
                <text:p>1.887</text:p>
              </table:table-cell>
              <table:table-cell office:value-type="float" office:value="9.392414">
                <text:p>9.3924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8">
                <text:p>1.888</text:p>
              </table:table-cell>
              <table:table-cell office:value-type="float" office:value="9.512942">
                <text:p>9.512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9">
                <text:p>1.889</text:p>
              </table:table-cell>
              <table:table-cell office:value-type="float" office:value="9.634572">
                <text:p>9.634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9">
                <text:p>1.89</text:p>
              </table:table-cell>
              <table:table-cell office:value-type="float" office:value="9.757305">
                <text:p>9.7573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91">
                <text:p>1.891</text:p>
              </table:table-cell>
              <table:table-cell office:value-type="float" office:value="9.881144">
                <text:p>9.881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92">
                <text:p>1.892</text:p>
              </table:table-cell>
              <table:table-cell office:value-type="float" office:value="10.00609">
                <text:p>10.006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93">
                <text:p>1.893</text:p>
              </table:table-cell>
              <table:table-cell office:value-type="float" office:value="10.13215">
                <text:p>10.132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94">
                <text:p>1.894</text:p>
              </table:table-cell>
              <table:table-cell office:value-type="float" office:value="10.25931">
                <text:p>10.259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95">
                <text:p>1.895</text:p>
              </table:table-cell>
              <table:table-cell office:value-type="float" office:value="10.38759">
                <text:p>10.387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96">
                <text:p>1.896</text:p>
              </table:table-cell>
              <table:table-cell office:value-type="float" office:value="10.51699">
                <text:p>10.51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97">
                <text:p>1.897</text:p>
              </table:table-cell>
              <table:table-cell office:value-type="float" office:value="10.64749">
                <text:p>10.647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98">
                <text:p>1.898</text:p>
              </table:table-cell>
              <table:table-cell office:value-type="float" office:value="10.77911">
                <text:p>10.779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99">
                <text:p>1.899</text:p>
              </table:table-cell>
              <table:table-cell office:value-type="float" office:value="10.91185">
                <text:p>10.911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11.04571">
                <text:p>11.045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01">
                <text:p>1.901</text:p>
              </table:table-cell>
              <table:table-cell office:value-type="float" office:value="11.18068">
                <text:p>11.18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02">
                <text:p>1.902</text:p>
              </table:table-cell>
              <table:table-cell office:value-type="float" office:value="11.31678">
                <text:p>11.31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03">
                <text:p>1.903</text:p>
              </table:table-cell>
              <table:table-cell office:value-type="float" office:value="11.45399">
                <text:p>11.453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04">
                <text:p>1.904</text:p>
              </table:table-cell>
              <table:table-cell office:value-type="float" office:value="11.59232">
                <text:p>11.592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05">
                <text:p>1.905</text:p>
              </table:table-cell>
              <table:table-cell office:value-type="float" office:value="11.73178">
                <text:p>11.73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06">
                <text:p>1.906</text:p>
              </table:table-cell>
              <table:table-cell office:value-type="float" office:value="11.87235">
                <text:p>11.872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07">
                <text:p>1.907</text:p>
              </table:table-cell>
              <table:table-cell office:value-type="float" office:value="12.01405">
                <text:p>12.014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08">
                <text:p>1.908</text:p>
              </table:table-cell>
              <table:table-cell office:value-type="float" office:value="12.15686">
                <text:p>12.156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09">
                <text:p>1.909</text:p>
              </table:table-cell>
              <table:table-cell office:value-type="float" office:value="12.30079">
                <text:p>12.300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1">
                <text:p>1.91</text:p>
              </table:table-cell>
              <table:table-cell office:value-type="float" office:value="12.44585">
                <text:p>12.445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11">
                <text:p>1.911</text:p>
              </table:table-cell>
              <table:table-cell office:value-type="float" office:value="12.59202">
                <text:p>12.592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12">
                <text:p>1.912</text:p>
              </table:table-cell>
              <table:table-cell office:value-type="float" office:value="12.73932">
                <text:p>12.73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13">
                <text:p>1.913</text:p>
              </table:table-cell>
              <table:table-cell office:value-type="float" office:value="12.88773">
                <text:p>12.887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14">
                <text:p>1.914</text:p>
              </table:table-cell>
              <table:table-cell office:value-type="float" office:value="13.03726">
                <text:p>13.037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15">
                <text:p>1.915</text:p>
              </table:table-cell>
              <table:table-cell office:value-type="float" office:value="13.18791">
                <text:p>13.18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16">
                <text:p>1.916</text:p>
              </table:table-cell>
              <table:table-cell office:value-type="float" office:value="13.33968">
                <text:p>13.339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17">
                <text:p>1.917</text:p>
              </table:table-cell>
              <table:table-cell office:value-type="float" office:value="13.49256">
                <text:p>13.49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18">
                <text:p>1.918</text:p>
              </table:table-cell>
              <table:table-cell office:value-type="float" office:value="13.64655">
                <text:p>13.646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19">
                <text:p>1.919</text:p>
              </table:table-cell>
              <table:table-cell office:value-type="float" office:value="13.80166">
                <text:p>13.801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2">
                <text:p>1.92</text:p>
              </table:table-cell>
              <table:table-cell office:value-type="float" office:value="13.95789">
                <text:p>13.957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21">
                <text:p>1.921</text:p>
              </table:table-cell>
              <table:table-cell office:value-type="float" office:value="14.11522">
                <text:p>14.1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22">
                <text:p>1.922</text:p>
              </table:table-cell>
              <table:table-cell office:value-type="float" office:value="14.27366">
                <text:p>14.27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23">
                <text:p>1.923</text:p>
              </table:table-cell>
              <table:table-cell office:value-type="float" office:value="14.43321">
                <text:p>14.433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24">
                <text:p>1.924</text:p>
              </table:table-cell>
              <table:table-cell office:value-type="float" office:value="14.59387">
                <text:p>14.59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25">
                <text:p>1.925</text:p>
              </table:table-cell>
              <table:table-cell office:value-type="float" office:value="14.75564">
                <text:p>14.755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26">
                <text:p>1.926</text:p>
              </table:table-cell>
              <table:table-cell office:value-type="float" office:value="14.9185">
                <text:p>14.91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27">
                <text:p>1.927</text:p>
              </table:table-cell>
              <table:table-cell office:value-type="float" office:value="15.08247">
                <text:p>15.08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28">
                <text:p>1.928</text:p>
              </table:table-cell>
              <table:table-cell office:value-type="float" office:value="15.24754">
                <text:p>15.247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29">
                <text:p>1.929</text:p>
              </table:table-cell>
              <table:table-cell office:value-type="float" office:value="15.41371">
                <text:p>15.413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3">
                <text:p>1.93</text:p>
              </table:table-cell>
              <table:table-cell office:value-type="float" office:value="15.58097">
                <text:p>15.58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31">
                <text:p>1.931</text:p>
              </table:table-cell>
              <table:table-cell office:value-type="float" office:value="15.74932">
                <text:p>15.74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32">
                <text:p>1.932</text:p>
              </table:table-cell>
              <table:table-cell office:value-type="float" office:value="15.91877">
                <text:p>15.918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33">
                <text:p>1.933</text:p>
              </table:table-cell>
              <table:table-cell office:value-type="float" office:value="16.0893">
                <text:p>16.08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34">
                <text:p>1.934</text:p>
              </table:table-cell>
              <table:table-cell office:value-type="float" office:value="16.26093">
                <text:p>16.260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35">
                <text:p>1.935</text:p>
              </table:table-cell>
              <table:table-cell office:value-type="float" office:value="16.43363">
                <text:p>16.43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36">
                <text:p>1.936</text:p>
              </table:table-cell>
              <table:table-cell office:value-type="float" office:value="16.60742">
                <text:p>16.607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37">
                <text:p>1.937</text:p>
              </table:table-cell>
              <table:table-cell office:value-type="float" office:value="16.78229">
                <text:p>16.782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38">
                <text:p>1.938</text:p>
              </table:table-cell>
              <table:table-cell office:value-type="float" office:value="16.95823">
                <text:p>16.95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39">
                <text:p>1.939</text:p>
              </table:table-cell>
              <table:table-cell office:value-type="float" office:value="17.13525">
                <text:p>17.13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4">
                <text:p>1.94</text:p>
              </table:table-cell>
              <table:table-cell office:value-type="float" office:value="17.31334">
                <text:p>17.313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41">
                <text:p>1.941</text:p>
              </table:table-cell>
              <table:table-cell office:value-type="float" office:value="17.49249">
                <text:p>17.49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42">
                <text:p>1.942</text:p>
              </table:table-cell>
              <table:table-cell office:value-type="float" office:value="17.67272">
                <text:p>17.67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43">
                <text:p>1.943</text:p>
              </table:table-cell>
              <table:table-cell office:value-type="float" office:value="17.854">
                <text:p>17.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44">
                <text:p>1.944</text:p>
              </table:table-cell>
              <table:table-cell office:value-type="float" office:value="18.03634">
                <text:p>18.036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45">
                <text:p>1.945</text:p>
              </table:table-cell>
              <table:table-cell office:value-type="float" office:value="18.21974">
                <text:p>18.219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46">
                <text:p>1.946</text:p>
              </table:table-cell>
              <table:table-cell office:value-type="float" office:value="18.4042">
                <text:p>18.4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47">
                <text:p>1.947</text:p>
              </table:table-cell>
              <table:table-cell office:value-type="float" office:value="18.5897">
                <text:p>18.58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48">
                <text:p>1.948</text:p>
              </table:table-cell>
              <table:table-cell office:value-type="float" office:value="18.77625">
                <text:p>18.77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49">
                <text:p>1.949</text:p>
              </table:table-cell>
              <table:table-cell office:value-type="float" office:value="18.96384">
                <text:p>18.963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">
                <text:p>1.95</text:p>
              </table:table-cell>
              <table:table-cell office:value-type="float" office:value="19.15247">
                <text:p>19.15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1">
                <text:p>1.951</text:p>
              </table:table-cell>
              <table:table-cell office:value-type="float" office:value="19.34214">
                <text:p>19.34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2">
                <text:p>1.952</text:p>
              </table:table-cell>
              <table:table-cell office:value-type="float" office:value="19.53284">
                <text:p>19.53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3">
                <text:p>1.953</text:p>
              </table:table-cell>
              <table:table-cell office:value-type="float" office:value="19.72457">
                <text:p>19.72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4">
                <text:p>1.954</text:p>
              </table:table-cell>
              <table:table-cell office:value-type="float" office:value="19.91733">
                <text:p>19.917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5">
                <text:p>1.955</text:p>
              </table:table-cell>
              <table:table-cell office:value-type="float" office:value="20.11111">
                <text:p>20.111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6">
                <text:p>1.956</text:p>
              </table:table-cell>
              <table:table-cell office:value-type="float" office:value="20.3059">
                <text:p>20.3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7">
                <text:p>1.957</text:p>
              </table:table-cell>
              <table:table-cell office:value-type="float" office:value="20.50172">
                <text:p>20.50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8">
                <text:p>1.958</text:p>
              </table:table-cell>
              <table:table-cell office:value-type="float" office:value="20.69854">
                <text:p>20.69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9">
                <text:p>1.959</text:p>
              </table:table-cell>
              <table:table-cell office:value-type="float" office:value="20.89637">
                <text:p>20.89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">
                <text:p>1.96</text:p>
              </table:table-cell>
              <table:table-cell office:value-type="float" office:value="21.09521">
                <text:p>21.09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1">
                <text:p>1.961</text:p>
              </table:table-cell>
              <table:table-cell office:value-type="float" office:value="21.29504">
                <text:p>21.29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2">
                <text:p>1.962</text:p>
              </table:table-cell>
              <table:table-cell office:value-type="float" office:value="21.49587">
                <text:p>21.495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3">
                <text:p>1.963</text:p>
              </table:table-cell>
              <table:table-cell office:value-type="float" office:value="21.6977">
                <text:p>21.69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4">
                <text:p>1.964</text:p>
              </table:table-cell>
              <table:table-cell office:value-type="float" office:value="21.90051">
                <text:p>21.90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5">
                <text:p>1.965</text:p>
              </table:table-cell>
              <table:table-cell office:value-type="float" office:value="22.10431">
                <text:p>22.104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6">
                <text:p>1.966</text:p>
              </table:table-cell>
              <table:table-cell office:value-type="float" office:value="22.30908">
                <text:p>22.309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7">
                <text:p>1.967</text:p>
              </table:table-cell>
              <table:table-cell office:value-type="float" office:value="22.51484">
                <text:p>22.514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8">
                <text:p>1.968</text:p>
              </table:table-cell>
              <table:table-cell office:value-type="float" office:value="22.72156">
                <text:p>22.72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9">
                <text:p>1.969</text:p>
              </table:table-cell>
              <table:table-cell office:value-type="float" office:value="22.92925">
                <text:p>22.929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7">
                <text:p>1.97</text:p>
              </table:table-cell>
              <table:table-cell office:value-type="float" office:value="23.13791">
                <text:p>23.13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71">
                <text:p>1.971</text:p>
              </table:table-cell>
              <table:table-cell office:value-type="float" office:value="23.34753">
                <text:p>23.347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72">
                <text:p>1.972</text:p>
              </table:table-cell>
              <table:table-cell office:value-type="float" office:value="23.5581">
                <text:p>23.5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73">
                <text:p>1.973</text:p>
              </table:table-cell>
              <table:table-cell office:value-type="float" office:value="23.76962">
                <text:p>23.769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74">
                <text:p>1.974</text:p>
              </table:table-cell>
              <table:table-cell office:value-type="float" office:value="23.9821">
                <text:p>23.98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75">
                <text:p>1.975</text:p>
              </table:table-cell>
              <table:table-cell office:value-type="float" office:value="24.19551">
                <text:p>24.195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76">
                <text:p>1.976</text:p>
              </table:table-cell>
              <table:table-cell office:value-type="float" office:value="24.40986">
                <text:p>24.409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77">
                <text:p>1.977</text:p>
              </table:table-cell>
              <table:table-cell office:value-type="float" office:value="24.62515">
                <text:p>24.62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78">
                <text:p>1.978</text:p>
              </table:table-cell>
              <table:table-cell office:value-type="float" office:value="24.84137">
                <text:p>24.841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79">
                <text:p>1.979</text:p>
              </table:table-cell>
              <table:table-cell office:value-type="float" office:value="25.05852">
                <text:p>25.05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8">
                <text:p>1.98</text:p>
              </table:table-cell>
              <table:table-cell office:value-type="float" office:value="25.27658">
                <text:p>25.276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81">
                <text:p>1.981</text:p>
              </table:table-cell>
              <table:table-cell office:value-type="float" office:value="25.49557">
                <text:p>25.495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82">
                <text:p>1.982</text:p>
              </table:table-cell>
              <table:table-cell office:value-type="float" office:value="25.71547">
                <text:p>25.715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83">
                <text:p>1.983</text:p>
              </table:table-cell>
              <table:table-cell office:value-type="float" office:value="25.93627">
                <text:p>25.936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